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33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" style:data-style-name="N33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" style:data-style-name="N33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3">
      <style:table-cell-properties style:vertical-align="middle" fo:wrap-option="wrap" fo:background-color="#FFFFFF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83104166666667cm" style:use-optimal-column-width="true"/>
    </style:style>
    <style:style style:name="co9" style:family="table-column">
      <style:table-column-properties fo:break-before="auto" style:column-width="3.12208333333333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54pt" style:use-optimal-row-height="false" fo:break-before="auto"/>
    </style:style>
    <style:style style:name="ro6" style:family="table-row">
      <style:table-row-properties style:row-height="76.95pt" style:use-optimal-row-height="false" fo:break-before="auto"/>
    </style:style>
    <style:style style:name="ro7" style:family="table-row">
      <style:table-row-properties style:row-height="66pt" style:use-optimal-row-height="false" fo:break-before="auto"/>
    </style:style>
    <style:style style:name="ro8" style:family="table-row">
      <style:table-row-properties style:row-height="68.4pt" style:use-optimal-row-height="false" fo:break-before="auto"/>
    </style:style>
    <style:style style:name="ro9" style:family="table-row">
      <style:table-row-properties style:row-height="108pt" style:use-optimal-row-height="false" fo:break-before="auto"/>
    </style:style>
    <style:style style:name="ro10" style:family="table-row">
      <style:table-row-properties style:row-height="75.6pt" style:use-optimal-row-height="false" fo:break-before="auto"/>
    </style:style>
    <style:style style:name="ro11" style:family="table-row">
      <style:table-row-properties style:row-height="91.2pt" style:use-optimal-row-height="false" fo:break-before="auto"/>
    </style:style>
    <style:style style:name="ro12" style:family="table-row">
      <style:table-row-properties style:row-height="85.95pt" style:use-optimal-row-height="false" fo:break-before="auto"/>
    </style:style>
    <style:style style:name="ro13" style:family="table-row">
      <style:table-row-properties style:row-height="73.95pt" style:use-optimal-row-height="false" fo:break-before="auto"/>
    </style:style>
    <style:style style:name="ro14" style:family="table-row">
      <style:table-row-properties style:row-height="75pt" style:use-optimal-row-height="false" fo:break-before="auto"/>
    </style:style>
    <style:style style:name="ro15" style:family="table-row">
      <style:table-row-properties style:row-height="142.2pt" style:use-optimal-row-height="false" fo:break-before="auto"/>
    </style:style>
    <style:style style:name="ro16" style:family="table-row">
      <style:table-row-properties style:row-height="136.95pt" style:use-optimal-row-height="false" fo:break-before="auto"/>
    </style:style>
    <style:style style:name="ro17" style:family="table-row">
      <style:table-row-properties style:row-height="88.2pt" style:use-optimal-row-height="false" fo:break-before="auto"/>
    </style:style>
    <style:style style:name="ro18" style:family="table-row">
      <style:table-row-properties style:row-height="87pt" style:use-optimal-row-height="false" fo:break-before="auto"/>
    </style:style>
    <style:style style:name="ro19" style:family="table-row">
      <style:table-row-properties style:row-height="88.95pt" style:use-optimal-row-height="false" fo:break-before="auto"/>
    </style:style>
    <style:style style:name="ro20" style:family="table-row">
      <style:table-row-properties style:row-height="67.2pt" style:use-optimal-row-height="false" fo:break-before="auto"/>
    </style:style>
    <style:style style:name="ro21" style:family="table-row">
      <style:table-row-properties style:row-height="52.2pt" style:use-optimal-row-height="false" fo:break-before="auto"/>
    </style:style>
    <style:style style:name="ro22" style:family="table-row">
      <style:table-row-properties style:row-height="65.4pt" style:use-optimal-row-height="false" fo:break-before="auto"/>
    </style:style>
    <style:style style:name="ro23" style:family="table-row">
      <style:table-row-properties style:row-height="80.4pt" style:use-optimal-row-height="false" fo:break-before="auto"/>
    </style:style>
    <style:style style:name="ro24" style:family="table-row">
      <style:table-row-properties style:row-height="58.95pt" style:use-optimal-row-height="false" fo:break-before="auto"/>
    </style:style>
    <style:style style:name="ro25" style:family="table-row">
      <style:table-row-properties style:row-height="81.6pt" style:use-optimal-row-height="false" fo:break-before="auto"/>
    </style:style>
    <style:style style:name="ro26" style:family="table-row">
      <style:table-row-properties style:row-height="55.2pt" style:use-optimal-row-height="false" fo:break-before="auto"/>
    </style:style>
    <style:style style:name="ro27" style:family="table-row">
      <style:table-row-properties style:row-height="83.4pt" style:use-optimal-row-height="false" fo:break-before="auto"/>
    </style:style>
    <style:style style:name="ro28" style:family="table-row">
      <style:table-row-properties style:row-height="72.6pt" style:use-optimal-row-height="false" fo:break-before="auto"/>
    </style:style>
    <style:style style:name="ro29" style:family="table-row">
      <style:table-row-properties style:row-height="64.95pt" style:use-optimal-row-height="false" fo:break-before="auto"/>
    </style:style>
    <style:style style:name="ro30" style:family="table-row">
      <style:table-row-properties style:row-height="105pt" style:use-optimal-row-height="false" fo:break-before="auto"/>
    </style:style>
    <style:style style:name="ro31" style:family="table-row">
      <style:table-row-properties style:row-height="103.2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56.4pt" style:use-optimal-row-height="false" fo:break-before="auto"/>
    </style:style>
    <style:style style:name="ro34" style:family="table-row">
      <style:table-row-properties style:row-height="89.4pt" style:use-optimal-row-height="false" fo:break-before="auto"/>
    </style:style>
    <style:style style:name="ro35" style:family="table-row">
      <style:table-row-properties style:row-height="53.4pt" style:use-optimal-row-height="false" fo:break-before="auto"/>
    </style:style>
    <style:style style:name="ro36" style:family="table-row">
      <style:table-row-properties style:row-height="70.2pt" style:use-optimal-row-height="false" fo:break-before="auto"/>
    </style:style>
    <style:style style:name="ro37" style:family="table-row">
      <style:table-row-properties style:row-height="71.4pt" style:use-optimal-row-height="false" fo:break-before="auto"/>
    </style:style>
    <style:style style:name="ro38" style:family="table-row">
      <style:table-row-properties style:row-height="79.2pt" style:use-optimal-row-height="false" fo:break-before="auto"/>
    </style:style>
    <style:style style:name="ro39" style:family="table-row">
      <style:table-row-properties style:row-height="97.2pt" style:use-optimal-row-height="false" fo:break-before="auto"/>
    </style:style>
    <style:style style:name="ro40" style:family="table-row">
      <style:table-row-properties style:row-height="91.95pt" style:use-optimal-row-height="false" fo:break-before="auto"/>
    </style:style>
    <style:style style:name="ro41" style:family="table-row">
      <style:table-row-properties style:row-height="108.6pt" style:use-optimal-row-height="false" fo:break-before="auto"/>
    </style:style>
    <style:style style:name="ro42" style:family="table-row">
      <style:table-row-properties style:row-height="70.95pt" style:use-optimal-row-height="false" fo:break-before="auto"/>
    </style:style>
    <style:style style:name="ro43" style:family="table-row">
      <style:table-row-properties style:row-height="74.4pt" style:use-optimal-row-height="false" fo:break-before="auto"/>
    </style:style>
    <style:style style:name="ro44" style:family="table-row">
      <style:table-row-properties style:row-height="78pt" style:use-optimal-row-height="false" fo:break-before="auto"/>
    </style:style>
    <style:style style:name="ro45" style:family="table-row">
      <style:table-row-properties style:row-height="102pt" style:use-optimal-row-height="false" fo:break-before="auto"/>
    </style:style>
    <style:style style:name="ro46" style:family="table-row">
      <style:table-row-properties style:row-height="111pt" style:use-optimal-row-height="false" fo:break-before="auto"/>
    </style:style>
    <style:style style:name="ro47" style:family="table-row">
      <style:table-row-properties style:row-height="69pt" style:use-optimal-row-height="false" fo:break-before="auto"/>
    </style:style>
    <style:style style:name="ro48" style:family="table-row">
      <style:table-row-properties style:row-height="99.6pt" style:use-optimal-row-height="false" fo:break-before="auto"/>
    </style:style>
    <style:style style:name="ro49" style:family="table-row">
      <style:table-row-properties style:row-height="87.6pt" style:use-optimal-row-height="false" fo:break-before="auto"/>
    </style:style>
    <style:style style:name="ro50" style:family="table-row">
      <style:table-row-properties style:row-height="92.4pt" style:use-optimal-row-height="false" fo:break-before="auto"/>
    </style:style>
    <style:style style:name="ro51" style:family="table-row">
      <style:table-row-properties style:row-height="82.2pt" style:use-optimal-row-height="false" fo:break-before="auto"/>
    </style:style>
    <style:style style:name="ro52" style:family="table-row">
      <style:table-row-properties style:row-height="98.4pt" style:use-optimal-row-height="false" fo:break-before="auto"/>
    </style:style>
    <style:style style:name="ro53" style:family="table-row">
      <style:table-row-properties style:row-height="127.2pt" style:use-optimal-row-height="false" fo:break-before="auto"/>
    </style:style>
    <style:style style:name="ro54" style:family="table-row">
      <style:table-row-properties style:row-height="81pt" style:use-optimal-row-height="false" fo:break-before="auto"/>
    </style:style>
    <style:style style:name="ro55" style:family="table-row">
      <style:table-row-properties style:row-height="155.4pt" style:use-optimal-row-height="false" fo:break-before="auto"/>
    </style:style>
    <style:style style:name="ro56" style:family="table-row">
      <style:table-row-properties style:row-height="95.4pt" style:use-optimal-row-height="false" fo:break-before="auto"/>
    </style:style>
    <style:style style:name="ro57" style:family="table-row">
      <style:table-row-properties style:row-height="157.95pt" style:use-optimal-row-height="false" fo:break-before="auto"/>
    </style:style>
    <style:style style:name="ro58" style:family="table-row">
      <style:table-row-properties style:row-height="109.95pt" style:use-optimal-row-height="false" fo:break-before="auto"/>
    </style:style>
    <style:style style:name="ro59" style:family="table-row">
      <style:table-row-properties style:row-height="114pt" style:use-optimal-row-height="false" fo:break-before="auto"/>
    </style:style>
    <style:style style:name="ro60" style:family="table-row">
      <style:table-row-properties style:row-height="129pt" style:use-optimal-row-height="false" fo:break-before="auto"/>
    </style:style>
    <style:style style:name="ro61" style:family="table-row">
      <style:table-row-properties style:row-height="96.6pt" style:use-optimal-row-height="false" fo:break-before="auto"/>
    </style:style>
    <style:style style:name="ro62" style:family="table-row">
      <style:table-row-properties style:row-height="107.4pt" style:use-optimal-row-height="false" fo:break-before="auto"/>
    </style:style>
    <style:style style:name="ro63" style:family="table-row">
      <style:table-row-properties style:row-height="90pt" style:use-optimal-row-height="false" fo:break-before="auto"/>
    </style:style>
    <style:style style:name="ro64" style:family="table-row">
      <style:table-row-properties style:row-height="123.6pt" style:use-optimal-row-height="false" fo:break-before="auto"/>
    </style:style>
    <style:style style:name="ro65" style:family="table-row">
      <style:table-row-properties style:row-height="82.95pt" style:use-optimal-row-height="false" fo:break-before="auto"/>
    </style:style>
    <style:style style:name="ro66" style:family="table-row">
      <style:table-row-properties style:row-height="145.2pt" style:use-optimal-row-height="false" fo:break-before="auto"/>
    </style:style>
    <style:style style:name="ro67" style:family="table-row">
      <style:table-row-properties style:row-height="115.2pt" style:use-optimal-row-height="false" fo:break-before="auto"/>
    </style:style>
    <style:style style:name="ro68" style:family="table-row">
      <style:table-row-properties style:row-height="104.4pt" style:use-optimal-row-height="false" fo:break-before="auto"/>
    </style:style>
    <style:style style:name="ro69" style:family="table-row">
      <style:table-row-properties style:row-height="86.4pt" style:use-optimal-row-height="false" fo:break-before="auto"/>
    </style:style>
    <style:style style:name="ro70" style:family="table-row">
      <style:table-row-properties style:row-height="93pt" style:use-optimal-row-height="false" fo:break-before="auto"/>
    </style:style>
    <style:style style:name="ro71" style:family="table-row">
      <style:table-row-properties style:row-height="94.2pt" style:use-optimal-row-height="false" fo:break-before="auto"/>
    </style:style>
    <style:style style:name="ro72" style:family="table-row">
      <style:table-row-properties style:row-height="112.95pt" style:use-optimal-row-height="false" fo:break-before="auto"/>
    </style:style>
    <style:style style:name="ro73" style:family="table-row">
      <style:table-row-properties style:row-height="130.95pt" style:use-optimal-row-height="false" fo:break-before="auto"/>
    </style:style>
    <style:style style:name="ro74" style:family="table-row">
      <style:table-row-properties style:row-height="99pt" style:use-optimal-row-height="false" fo:break-before="auto"/>
    </style:style>
    <style:style style:name="ro75" style:family="table-row">
      <style:table-row-properties style:row-height="76.2pt" style:use-optimal-row-height="false" fo:break-before="auto"/>
    </style:style>
    <style:style style:name="ro76" style:family="table-row">
      <style:table-row-properties style:row-height="23.4pt" style:use-optimal-row-height="false" fo:break-before="auto"/>
    </style:style>
    <style:style style:name="ro77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 table:print-ranges="議員4.A1:議員4.I1099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45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column table:style-name="co6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7"/>
        <table:table-column table:style-name="co10" table:number-columns-repeated="247" table:default-cell-style-name="ce17"/>
        <table:table-row table:style-name="ro1">
          <table:table-cell office:value-type="string" table:style-name="ce1">
            <text:p>臺中市政府104年度對議員所提地方建設建議事項處理明細表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 table:style-name="ce17"/>
        </table:table-row>
        <table:table-row table:style-name="ro2">
          <table:table-cell office:value-type="string" table:style-name="ce1">
            <text:p>至104年12月止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 table:style-name="ce17"/>
        </table:table-row>
        <table:table-row table:style-name="ro2">
          <table:table-cell office:value-type="string" table:style-name="ce5">
            <text:p>表4</text:p>
          </table:table-cell>
          <table:table-cell office:value-type="string" table:number-columns-spanned="7" table:number-rows-spanned="1" table:style-name="ce19">
            <text:p>(本表為半年報)</text:p>
          </table:table-cell>
          <table:covered-table-cell table:number-columns-repeated="6"/>
          <table:table-cell office:value-type="string" table:style-name="ce6">
            <text:p>單位：千元</text:p>
          </table:table-cell>
          <table:table-cell table:number-columns-repeated="16375" table:style-name="ce17"/>
        </table:table-row>
        <table:table-row table:style-name="ro3">
          <table:table-cell office:value-type="string" table:number-columns-spanned="1" table:number-rows-spanned="2" table:style-name="ce25">
            <text:p>議員姓名</text:p>
          </table:table-cell>
          <table:table-cell office:value-type="string" table:number-columns-spanned="1" table:number-rows-spanned="2" table:style-name="ce25">
            <text:p>建議項目及內容</text:p>
          </table:table-cell>
          <table:table-cell office:value-type="string" table:number-columns-spanned="1" table:number-rows-spanned="2" table:style-name="ce25">
            <text:p>建議地點</text:p>
          </table:table-cell>
          <table:table-cell office:value-type="string" table:number-columns-spanned="1" table:number-rows-spanned="2" table:style-name="ce25">
            <text:p>建議金額</text:p>
          </table:table-cell>
          <table:table-cell office:value-type="string" table:number-columns-spanned="5" table:number-rows-spanned="1" table:style-name="ce25">
            <text:p>核定情形</text:p>
          </table:table-cell>
          <table:covered-table-cell table:number-columns-repeated="4"/>
          <table:table-cell table:number-columns-repeated="16375" table:style-name="ce17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7">
            <text:p>核定金額</text:p>
          </table:table-cell>
          <table:table-cell office:value-type="string" table:style-name="ce7">
            <text:p>經費支用科目</text:p>
          </table:table-cell>
          <table:table-cell office:value-type="string" table:style-name="ce7">
            <text:p>主辦機關</text:p>
          </table:table-cell>
          <table:table-cell office:value-type="string" table:style-name="ce7">
            <text:p>招標方式</text:p>
          </table:table-cell>
          <table:table-cell office:value-type="string" table:style-name="ce7">
            <text:p>得標廠商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排水改善</text:p>
          </table:table-cell>
          <table:table-cell office:value-type="string" table:style-name="ce9">
            <text:p>梧棲區-大村里單央路一段</text:p>
          </table:table-cell>
          <table:table-cell office:value-type="float" office:value="297" table:style-name="ce10">
            <text:p><text:s/>297<text:s/></text:p>
          </table:table-cell>
          <table:table-cell office:value-type="float" office:value="297" table:style-name="ce11">
            <text:p><text:s/>29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style-name="ce18"/>
          <table:table-cell table:number-columns-repeated="16374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賢義街136號旁道路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梧棲區大村里中央路1段582-7號</text:p>
          </table:table-cell>
          <table:table-cell office:value-type="float" office:value="353" table:style-name="ce10">
            <text:p><text:s/>353<text:s/></text:p>
          </table:table-cell>
          <table:table-cell office:value-type="float" office:value="353" table:style-name="ce11">
            <text:p><text:s/>35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增設景觀燈</text:p>
          </table:table-cell>
          <table:table-cell office:value-type="string" table:style-name="ce9">
            <text:p>梧棲區西建段綠地</text:p>
          </table:table-cell>
          <table:table-cell office:value-type="float" office:value="115.364" table:style-name="ce10">
            <text:p><text:s/>115<text:s/></text:p>
          </table:table-cell>
          <table:table-cell office:value-type="float" office:value="115.364" table:style-name="ce11">
            <text:p><text:s/>11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路面提升</text:p>
          </table:table-cell>
          <table:table-cell office:value-type="string" table:style-name="ce9">
            <text:p>梧棲區草湳里梧南路1-4號前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500" table:style-name="ce11">
            <text:p><text:s/>2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梧棲區草湳里港埠路1段821巷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500" table:style-name="ce11">
            <text:p><text:s/>1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增設側溝</text:p>
          </table:table-cell>
          <table:table-cell office:value-type="string" table:style-name="ce9">
            <text:p>清水區中社路97-45號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人行道</text:p>
          </table:table-cell>
          <table:table-cell office:value-type="string" table:style-name="ce9">
            <text:p>梧棲區中央路一段(永寧國小圍牆前)</text:p>
          </table:table-cell>
          <table:table-cell office:value-type="float" office:value="830" table:style-name="ce10">
            <text:p><text:s/>830<text:s/></text:p>
          </table:table-cell>
          <table:table-cell office:value-type="float" office:value="830" table:style-name="ce11">
            <text:p><text:s/>8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text:s/></text:p>
          </table:table-cell>
          <table:table-cell table:number-columns-repeated="16375" table:style-name="ce17"/>
        </table:table-row>
        <table:table-row table:style-name="ro6">
          <table:table-cell office:value-type="string" table:style-name="ce8">
            <text:p>尤碧鈴議員</text:p>
          </table:table-cell>
          <table:table-cell office:value-type="string" table:style-name="ce8">
            <text:p>增設護欄</text:p>
          </table:table-cell>
          <table:table-cell office:value-type="string" table:style-name="ce9">
            <text:p>梧棲區文昌路北側(台中港綜合體育館至文匯街口)</text:p>
          </table:table-cell>
          <table:table-cell office:value-type="float" office:value="775" table:style-name="ce10">
            <text:p><text:s/>775<text:s/></text:p>
          </table:table-cell>
          <table:table-cell office:value-type="float" office:value="775" table:style-name="ce11">
            <text:p><text:s/>77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text:s/></text:p>
          </table:table-cell>
          <table:table-cell table:number-columns-repeated="16375" table:style-name="ce17"/>
        </table:table-row>
        <table:table-row table:style-name="ro7">
          <table:table-cell office:value-type="string" table:style-name="ce8">
            <text:p>尤碧鈴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梧棲區港埠路一段5巷(225號至臨港路)</text:p>
          </table:table-cell>
          <table:table-cell office:value-type="float" office:value="3155" table:style-name="ce10">
            <text:p><text:s/>3,155<text:s/></text:p>
          </table:table-cell>
          <table:table-cell office:value-type="float" office:value="3155" table:style-name="ce11">
            <text:p><text:s/>3,15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text:s/>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尤碧鈴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梧棲區中和街315巷(1號~19號)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50" table:style-name="ce11">
            <text:p><text:s/>5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text:s/>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梧棲區信義街183巷</text:p>
          </table:table-cell>
          <table:table-cell office:value-type="float" office:value="236" table:style-name="ce10">
            <text:p><text:s/>236<text:s/></text:p>
          </table:table-cell>
          <table:table-cell office:value-type="float" office:value="236" table:style-name="ce11">
            <text:p><text:s/>23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丞佳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增設欄杆</text:p>
          </table:table-cell>
          <table:table-cell office:value-type="string" table:style-name="ce9">
            <text:p>沙鹿區三民路與光華路口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增設側溝</text:p>
          </table:table-cell>
          <table:table-cell office:value-type="string" table:style-name="ce9">
            <text:p>清水區五權東路與鎮新2街路口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清水區田寮里菁埔路至三田國小前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豪大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風災樹木傾倒處理</text:p>
          </table:table-cell>
          <table:table-cell office:value-type="string" table:style-name="ce9">
            <text:p>沙鹿區沙田路與光華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清水區三田派出所對面公車站牌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清水區中山路507巷1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黎明公園新增座椅</text:p>
          </table:table-cell>
          <table:table-cell office:value-type="string" table:style-name="ce9">
            <text:p>黎明公園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允昌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東3路253巷路面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西路2段近黎明路</text:p>
          </table:table-cell>
          <table:table-cell office:value-type="float" office:value="165" table:style-name="ce10">
            <text:p><text:s/>165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東路(黎明路至永春東三路)路面</text:p>
          </table:table-cell>
          <table:table-cell office:value-type="float" office:value="2375" table:style-name="ce10">
            <text:p><text:s/>2,375<text:s/></text:p>
          </table:table-cell>
          <table:table-cell office:value-type="float" office:value="2275" table:style-name="ce11">
            <text:p><text:s/>2,27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墩路11-12街雙號側人行道</text:p>
          </table:table-cell>
          <table:table-cell office:value-type="float" office:value="1900" table:style-name="ce10">
            <text:p><text:s/>1,900<text:s/></text:p>
          </table:table-cell>
          <table:table-cell office:value-type="float" office:value="1800" table:style-name="ce11">
            <text:p><text:s/>1,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東三路與環中路口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35" table:style-name="ce11">
            <text:p><text:s/>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美村路18巷(sogo)路面</text:p>
          </table:table-cell>
          <table:table-cell office:value-type="float" office:value="310" table:style-name="ce10">
            <text:p><text:s/>31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水溝清疏</text:p>
          </table:table-cell>
          <table:table-cell office:value-type="string" table:style-name="ce9">
            <text:p>民生路清疏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95" table:style-name="ce11">
            <text:p><text:s/>9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美街419巷路修</text:p>
          </table:table-cell>
          <table:table-cell office:value-type="float" office:value="435" table:style-name="ce10">
            <text:p><text:s/>435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綠川東街建國路至台灣大道路修</text:p>
          </table:table-cell>
          <table:table-cell office:value-type="float" office:value="1720" table:style-name="ce10">
            <text:p><text:s/>1,720<text:s/></text:p>
          </table:table-cell>
          <table:table-cell office:value-type="float" office:value="1700" table:style-name="ce11">
            <text:p><text:s/>1,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昌街231-1號道路側溝改善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義街38巷路面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公園路排水溝</text:p>
          </table:table-cell>
          <table:table-cell office:value-type="float" office:value="610" table:style-name="ce10">
            <text:p><text:s/>610<text:s/></text:p>
          </table:table-cell>
          <table:table-cell office:value-type="float" office:value="640" table:style-name="ce11">
            <text:p><text:s/>6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館前路人行道</text:p>
          </table:table-cell>
          <table:table-cell office:value-type="float" office:value="1911" table:style-name="ce10">
            <text:p><text:s/>1,911<text:s/></text:p>
          </table:table-cell>
          <table:table-cell office:value-type="float" office:value="1811" table:style-name="ce11">
            <text:p><text:s/>1,81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大忠南街</text:p>
          </table:table-cell>
          <table:table-cell office:value-type="float" office:value="49" table:style-name="ce10">
            <text:p><text:s/>49<text:s/></text:p>
          </table:table-cell>
          <table:table-cell office:value-type="float" office:value="49" table:style-name="ce11">
            <text:p><text:s/>4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增設木製座椅</text:p>
          </table:table-cell>
          <table:table-cell office:value-type="string" table:style-name="ce9">
            <text:p>梅川園道</text:p>
          </table:table-cell>
          <table:table-cell office:value-type="float" office:value="17" table:style-name="ce10">
            <text:p><text:s/>17<text:s/></text:p>
          </table:table-cell>
          <table:table-cell office:value-type="float" office:value="17" table:style-name="ce11">
            <text:p><text:s/>17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增設體健設施</text:p>
          </table:table-cell>
          <table:table-cell office:value-type="string" table:style-name="ce9">
            <text:p>梅川園道</text:p>
          </table:table-cell>
          <table:table-cell office:value-type="float" office:value="177" table:style-name="ce10">
            <text:p><text:s/>177<text:s/></text:p>
          </table:table-cell>
          <table:table-cell office:value-type="float" office:value="177" table:style-name="ce11">
            <text:p><text:s/>177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西區經國園道</text:p>
          </table:table-cell>
          <table:table-cell office:value-type="float" office:value="11" table:style-name="ce10">
            <text:p><text:s/>11<text:s/></text:p>
          </table:table-cell>
          <table:table-cell office:value-type="float" office:value="11" table:style-name="ce11">
            <text:p><text:s/>11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西區光明國中周圍</text:p>
          </table:table-cell>
          <table:table-cell office:value-type="float" office:value="124" table:style-name="ce10">
            <text:p><text:s/>124<text:s/></text:p>
          </table:table-cell>
          <table:table-cell office:value-type="float" office:value="124" table:style-name="ce11">
            <text:p><text:s/>12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江肇國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西區建國路</text:p>
          </table:table-cell>
          <table:table-cell office:value-type="float" office:value="123" table:style-name="ce10">
            <text:p><text:s/>123<text:s/></text:p>
          </table:table-cell>
          <table:table-cell office:value-type="float" office:value="123" table:style-name="ce11">
            <text:p><text:s/>12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楓安公園鋪面改善</text:p>
          </table:table-cell>
          <table:table-cell office:value-type="string" table:style-name="ce9">
            <text:p>楓安公園</text:p>
          </table:table-cell>
          <table:table-cell office:value-type="float" office:value="11" table:style-name="ce10">
            <text:p><text:s/>11<text:s/></text:p>
          </table:table-cell>
          <table:table-cell office:value-type="float" office:value="11" table:style-name="ce11">
            <text:p><text:s/>11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允昌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正心兒童公園增設洗手台1座及遷移遊具1座</text:p>
          </table:table-cell>
          <table:table-cell office:value-type="string" table:style-name="ce9">
            <text:p>正心兒童公園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允昌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環中路與五權西路口環中路改善</text:p>
          </table:table-cell>
          <table:table-cell office:value-type="float" office:value="1290" table:style-name="ce10">
            <text:p><text:s/>1,290<text:s/></text:p>
          </table:table-cell>
          <table:table-cell office:value-type="float" office:value="1200" table:style-name="ce11">
            <text:p><text:s/>1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何文海議員</text:p>
          </table:table-cell>
          <table:table-cell office:value-type="string" table:style-name="ce8">
            <text:p>水溝清淤與隔柵板更新</text:p>
          </table:table-cell>
          <table:table-cell office:value-type="string" table:style-name="ce9">
            <text:p>文昌街北側、惠德街水溝清淤與隔柵板更新</text:p>
          </table:table-cell>
          <table:table-cell office:value-type="float" office:value="170" table:style-name="ce10">
            <text:p><text:s/>170<text:s/></text:p>
          </table:table-cell>
          <table:table-cell office:value-type="float" office:value="160" table:style-name="ce11">
            <text:p><text:s/>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和成巷水溝重作</text:p>
          </table:table-cell>
          <table:table-cell office:value-type="float" office:value="290" table:style-name="ce10">
            <text:p><text:s/>29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文心路一段64巷路面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楓樹北街(永春東三路至楓樹東路)路面</text:p>
          </table:table-cell>
          <table:table-cell office:value-type="float" office:value="1143" table:style-name="ce10">
            <text:p><text:s/>1,143<text:s/></text:p>
          </table:table-cell>
          <table:table-cell office:value-type="float" office:value="1043" table:style-name="ce11">
            <text:p><text:s/>1,04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向心南路(南屯路至永春東路)路面</text:p>
          </table:table-cell>
          <table:table-cell office:value-type="float" office:value="3030" table:style-name="ce10">
            <text:p><text:s/>3,030<text:s/></text:p>
          </table:table-cell>
          <table:table-cell office:value-type="float" office:value="2930" table:style-name="ce11">
            <text:p><text:s/>2,9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泉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墩六街穿越惠文路暗渠改善</text:p>
          </table:table-cell>
          <table:table-cell office:value-type="float" office:value="520" table:style-name="ce10">
            <text:p><text:s/>520<text:s/></text:p>
          </table:table-cell>
          <table:table-cell office:value-type="float" office:value="420" table:style-name="ce11">
            <text:p><text:s/>4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路(萬和宮旁)</text:p>
          </table:table-cell>
          <table:table-cell office:value-type="float" office:value="1360" table:style-name="ce10">
            <text:p><text:s/>1,360<text:s/></text:p>
          </table:table-cell>
          <table:table-cell office:value-type="float" office:value="1260" table:style-name="ce11">
            <text:p><text:s/>1,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豐功路9號人行道</text:p>
          </table:table-cell>
          <table:table-cell office:value-type="float" office:value="220" table:style-name="ce10">
            <text:p><text:s/>220<text:s/></text:p>
          </table:table-cell>
          <table:table-cell office:value-type="float" office:value="220" table:style-name="ce11">
            <text:p><text:s/>2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樹穴改善</text:p>
          </table:table-cell>
          <table:table-cell office:value-type="string" table:style-name="ce9">
            <text:p>南屯區向心路75號</text:p>
          </table:table-cell>
          <table:table-cell office:value-type="float" office:value="6" table:style-name="ce10">
            <text:p><text:s/>6<text:s/></text:p>
          </table:table-cell>
          <table:table-cell office:value-type="float" office:value="6" table:style-name="ce11">
            <text:p><text:s/>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樹穴改善</text:p>
          </table:table-cell>
          <table:table-cell office:value-type="string" table:style-name="ce9">
            <text:p>南屯區惠文路263號</text:p>
          </table:table-cell>
          <table:table-cell office:value-type="float" office:value="21" table:style-name="ce10">
            <text:p><text:s/>21<text:s/></text:p>
          </table:table-cell>
          <table:table-cell office:value-type="float" office:value="21" table:style-name="ce11">
            <text:p><text:s/>21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文心南七路(東興路-永順路)</text:p>
          </table:table-cell>
          <table:table-cell office:value-type="float" office:value="131" table:style-name="ce10">
            <text:p><text:s/>131<text:s/></text:p>
          </table:table-cell>
          <table:table-cell office:value-type="float" office:value="131" table:style-name="ce11">
            <text:p><text:s/>13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源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南屯區文山東巷11-12號後方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台中市南屯區環中路五段700-17號旁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何文海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南屯區楓樹里永春東二路100巷36號對面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南屯區建功路270巷45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南屯區中台路81號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何文海議員、朱暖英議員、劉士州議員、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西路(文心路一段至惠文路)路面</text:p>
          </table:table-cell>
          <table:table-cell office:value-type="float" office:value="7500" table:style-name="ce10">
            <text:p><text:s/>7,500<text:s/></text:p>
          </table:table-cell>
          <table:table-cell office:value-type="float" office:value="7000" table:style-name="ce11">
            <text:p><text:s/>7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興里新光路(57~8號至振昌街)路修工程</text:p>
          </table:table-cell>
          <table:table-cell office:value-type="float" office:value="380" table:style-name="ce10">
            <text:p><text:s/>380<text:s/></text:p>
          </table:table-cell>
          <table:table-cell office:value-type="float" office:value="380" table:style-name="ce11">
            <text:p><text:s/>3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興里振福路(振福路685號至樹德9街)路修工程</text:p>
          </table:table-cell>
          <table:table-cell office:value-type="float" office:value="1580" table:style-name="ce10">
            <text:p><text:s/>1,580<text:s/></text:p>
          </table:table-cell>
          <table:table-cell office:value-type="float" office:value="1580" table:style-name="ce11">
            <text:p><text:s/>1,5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德隆里光德路247巷與247巷9弄路面改善工程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330" table:style-name="ce11">
            <text:p><text:s/>3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光隆里興隆路一段（水防至光興路）路修</text:p>
          </table:table-cell>
          <table:table-cell office:value-type="float" office:value="2750" table:style-name="ce10">
            <text:p><text:s/>2,750<text:s/></text:p>
          </table:table-cell>
          <table:table-cell office:value-type="float" office:value="2750" table:style-name="ce11">
            <text:p><text:s/>2,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興里樹德九街（振福路至69號）路修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宜欣三街(宜欣二路-宜欣三街55號)路修</text:p>
          </table:table-cell>
          <table:table-cell office:value-type="float" office:value="1200" table:style-name="ce10">
            <text:p><text:s/>1,200<text:s/></text:p>
          </table:table-cell>
          <table:table-cell office:value-type="float" office:value="1200" table:style-name="ce11">
            <text:p><text:s/>1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光隆里光明路9-16號邊路修工程</text:p>
          </table:table-cell>
          <table:table-cell office:value-type="float" office:value="91" table:style-name="ce10">
            <text:p><text:s/>91<text:s/></text:p>
          </table:table-cell>
          <table:table-cell office:value-type="float" office:value="91" table:style-name="ce11">
            <text:p><text:s/>9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光隆里光明路9-34號邊路修工程</text:p>
          </table:table-cell>
          <table:table-cell office:value-type="float" office:value="726" table:style-name="ce10">
            <text:p><text:s/>726<text:s/></text:p>
          </table:table-cell>
          <table:table-cell office:value-type="float" office:value="726" table:style-name="ce11">
            <text:p><text:s/>72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<text:s/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興隆里興隆路64-2號邊路修工程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德隆里德明路400巷及德明路(全段)路修工程</text:p>
          </table:table-cell>
          <table:table-cell office:value-type="float" office:value="1460" table:style-name="ce10">
            <text:p><text:s/>1,460<text:s/></text:p>
          </table:table-cell>
          <table:table-cell office:value-type="float" office:value="1460" table:style-name="ce11">
            <text:p><text:s/>1,4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<text:s/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5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宜昌里新平路二段(新平路二段347號至宜昌路)路修工程</text:p>
          </table:table-cell>
          <table:table-cell office:value-type="float" office:value="990" table:style-name="ce10">
            <text:p><text:s/>990<text:s/></text:p>
          </table:table-cell>
          <table:table-cell office:value-type="float" office:value="990" table:style-name="ce11">
            <text:p><text:s/>99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<text:s/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16">
          <table:table-cell office:value-type="string" table:style-name="ce8">
            <text:p>何明杰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太平區宜佳里宜昌路路修工程(宜佳街至宜昌路189號)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<text:s/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光興路699巷110弄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光明路65-14巷36號及68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和街342巷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北田路260巷15號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健民橋側道路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健民橋南側道路自備線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健民橋南側修復風災吹損線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山路一段178巷4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區振興路296巷8-3號附近路面重舖</text:p>
          </table:table-cell>
          <table:table-cell office:value-type="float" office:value="45" table:style-name="ce10">
            <text:p><text:s/>45<text:s/></text:p>
          </table:table-cell>
          <table:table-cell office:value-type="float" office:value="41" table:style-name="ce11">
            <text:p><text:s/>4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區五權南路680巷路面重鋪</text:p>
          </table:table-cell>
          <table:table-cell office:value-type="float" office:value="580" table:style-name="ce10">
            <text:p><text:s/>580<text:s/></text:p>
          </table:table-cell>
          <table:table-cell office:value-type="float" office:value="571" table:style-name="ce11">
            <text:p><text:s/>57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南路614巷路基及路面</text:p>
          </table:table-cell>
          <table:table-cell office:value-type="float" office:value="260" table:style-name="ce10">
            <text:p><text:s/>260<text:s/></text:p>
          </table:table-cell>
          <table:table-cell office:value-type="float" office:value="230" table:style-name="ce11">
            <text:p><text:s/>2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區振興路296巷8-3號附近清淤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區南和路(忠明路至高工路)路修</text:p>
          </table:table-cell>
          <table:table-cell office:value-type="float" office:value="2900" table:style-name="ce10">
            <text:p><text:s/>2,900<text:s/></text:p>
          </table:table-cell>
          <table:table-cell office:value-type="float" office:value="2870" table:style-name="ce11">
            <text:p><text:s/>2,8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西路與環中路口人行道退縮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78" table:style-name="ce11">
            <text:p><text:s/>1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進化北路43巷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30" table:style-name="ce11">
            <text:p><text:s/>3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旱溪西路(樂業路智旱溪街)路面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區育英路(振興路~樂業路)清淤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656" table:style-name="ce11">
            <text:p><text:s/>65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17">
          <table:table-cell office:value-type="string" table:style-name="ce8">
            <text:p>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南與忠明南、五權南440-450、五權南203-209路面</text:p>
          </table:table-cell>
          <table:table-cell office:value-type="float" office:value="1300" table:style-name="ce10">
            <text:p><text:s/>1,300<text:s/></text:p>
          </table:table-cell>
          <table:table-cell office:value-type="float" office:value="1260" table:style-name="ce11">
            <text:p><text:s/>1,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舖面整修</text:p>
          </table:table-cell>
          <table:table-cell office:value-type="string" table:style-name="ce9">
            <text:p>南區南和園道</text:p>
          </table:table-cell>
          <table:table-cell office:value-type="float" office:value="190" table:style-name="ce10">
            <text:p><text:s/>19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增設景觀燈</text:p>
          </table:table-cell>
          <table:table-cell office:value-type="string" table:style-name="ce9">
            <text:p>南區樹義園道</text:p>
          </table:table-cell>
          <table:table-cell office:value-type="float" office:value="56" table:style-name="ce10">
            <text:p><text:s/>56<text:s/></text:p>
          </table:table-cell>
          <table:table-cell office:value-type="float" office:value="56" table:style-name="ce11">
            <text:p><text:s/>5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南平路(工學路-忠明南路)</text:p>
          </table:table-cell>
          <table:table-cell office:value-type="float" office:value="49" table:style-name="ce10">
            <text:p><text:s/>49<text:s/></text:p>
          </table:table-cell>
          <table:table-cell office:value-type="float" office:value="49" table:style-name="ce11">
            <text:p><text:s/>4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源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、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仁和路人行道</text:p>
          </table:table-cell>
          <table:table-cell office:value-type="float" office:value="1350" table:style-name="ce10">
            <text:p><text:s/>1,350<text:s/></text:p>
          </table:table-cell>
          <table:table-cell office:value-type="float" office:value="1300" table:style-name="ce11">
            <text:p><text:s/>1,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、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高工路</text:p>
          </table:table-cell>
          <table:table-cell office:value-type="float" office:value="8500" table:style-name="ce10">
            <text:p><text:s/>8,500<text:s/></text:p>
          </table:table-cell>
          <table:table-cell office:value-type="float" office:value="8000" table:style-name="ce11">
            <text:p><text:s/>8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、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十甲路281巷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、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泉源街路面</text:p>
          </table:table-cell>
          <table:table-cell office:value-type="float" office:value="860" table:style-name="ce10">
            <text:p><text:s/>860<text:s/></text:p>
          </table:table-cell>
          <table:table-cell office:value-type="float" office:value="850" table:style-name="ce11">
            <text:p><text:s/>8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何敏誠議員、鄭功進議員、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平路人行道</text:p>
          </table:table-cell>
          <table:table-cell office:value-type="float" office:value="980" table:style-name="ce10">
            <text:p><text:s/>98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不銹鋼欄杆</text:p>
          </table:table-cell>
          <table:table-cell office:value-type="string" table:style-name="ce9">
            <text:p>外埔區-鐵山里長生路888-1號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外埔區-土城路445號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紐澤西護欄</text:p>
          </table:table-cell>
          <table:table-cell office:value-type="string" table:style-name="ce9">
            <text:p>大甲區-頂店里中山路一段(育英路口)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甲區-新政路340號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甲區-橫圳街192~200號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70" table:style-name="ce11">
            <text:p><text:s/>2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甲區-東西五路2號前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甲區-橫圳街67-77號</text:p>
          </table:table-cell>
          <table:table-cell office:value-type="float" office:value="240" table:style-name="ce10">
            <text:p><text:s/>240<text:s/></text:p>
          </table:table-cell>
          <table:table-cell office:value-type="float" office:value="240" table:style-name="ce11">
            <text:p><text:s/>2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太白里通天路44-5號</text:p>
          </table:table-cell>
          <table:table-cell office:value-type="float" office:value="220" table:style-name="ce10">
            <text:p><text:s/>220<text:s/></text:p>
          </table:table-cell>
          <table:table-cell office:value-type="float" office:value="220" table:style-name="ce11">
            <text:p><text:s/>2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武曲里新政路340號前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武陵里文曲路110巷與339巷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頂店里成功路47巷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安區中庄里中海路20號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安區西安里東西8路108巷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側溝改善及道路拓寬</text:p>
          </table:table-cell>
          <table:table-cell office:value-type="string" table:style-name="ce9">
            <text:p>大安區松雅里松九街156號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安區南庄里南海路11巷70號旁</text:p>
          </table:table-cell>
          <table:table-cell office:value-type="float" office:value="470" table:style-name="ce10">
            <text:p><text:s/>470<text:s/></text:p>
          </table:table-cell>
          <table:table-cell office:value-type="float" office:value="470" table:style-name="ce11">
            <text:p><text:s/>4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外埔區三崁里三崁路1-12號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水溝重作</text:p>
          </table:table-cell>
          <table:table-cell office:value-type="string" table:style-name="ce9">
            <text:p>外埔區大東里后路640號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70" table:style-name="ce11">
            <text:p><text:s/>2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外埔區水美里146號前與山美路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外埔區水美里水美路285巷</text:p>
          </table:table-cell>
          <table:table-cell office:value-type="float" office:value="630" table:style-name="ce10">
            <text:p><text:s/>630<text:s/></text:p>
          </table:table-cell>
          <table:table-cell office:value-type="float" office:value="630" table:style-name="ce11">
            <text:p><text:s/>6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經國路629號</text:p>
          </table:table-cell>
          <table:table-cell office:value-type="float" office:value="190" table:style-name="ce10">
            <text:p><text:s/>19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水溝</text:p>
          </table:table-cell>
          <table:table-cell office:value-type="string" table:style-name="ce9">
            <text:p>土城東路27號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水美公園內</text:p>
          </table:table-cell>
          <table:table-cell office:value-type="float" office:value="320" table:style-name="ce10">
            <text:p><text:s/>32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過路箱涵</text:p>
          </table:table-cell>
          <table:table-cell office:value-type="string" table:style-name="ce9">
            <text:p>東西五路與南北六路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一段(日南幹90.91.92)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十路(嘉福枝30左分9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南北二路187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二段537巷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二段912巷內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大甲區黎明路10號</text:p>
          </table:table-cell>
          <table:table-cell office:value-type="float" office:value="5" table:style-name="ce10">
            <text:p><text:s/>5<text:s/></text:p>
          </table:table-cell>
          <table:table-cell office:value-type="float" office:value="5" table:style-name="ce11">
            <text:p><text:s/>5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支巷11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二崁一路276巷36弄(工地對面)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東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南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二崁一路276巷36弄(三安幹32分5分11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興安路249巷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順帆路40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橫圳街(武忠枝2分2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美路美村橋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中山 北路359巷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二段1367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支巷11號自備線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福東路45巷2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長生路162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美路5-1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新厝路36號附近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甲后路702巷5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山腳巷國道三號旁道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美路仁美巷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美路國三橋下公園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二段916巷25之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二崁路180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美路仁美巷3弄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九路125巷內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義和三街256巷內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山腳巷國道三號旁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東路(土城枝72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8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公園路352巷29弄路修(352巷至巷底)路修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健行路238巷(中山路三段至健行路)路面改善</text:p>
          </table:table-cell>
          <table:table-cell office:value-type="float" office:value="280" table:style-name="ce10">
            <text:p><text:s/>28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中山路一段495巷(中山路一段至巷底)路修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1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溪南路一段357巷路修</text:p>
          </table:table-cell>
          <table:table-cell office:value-type="float" office:value="430" table:style-name="ce10">
            <text:p><text:s/>430<text:s/></text:p>
          </table:table-cell>
          <table:table-cell office:value-type="float" office:value="430" table:style-name="ce11">
            <text:p><text:s/>4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1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光明里復光二巷路修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2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東園里溪南路一段460巷135弄路修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吳瓊華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烏日區光明里五光路679巷西側增設側溝</text:p>
          </table:table-cell>
          <table:table-cell office:value-type="float" office:value="520" table:style-name="ce10">
            <text:p><text:s/>520<text:s/></text:p>
          </table:table-cell>
          <table:table-cell office:value-type="float" office:value="520" table:style-name="ce11">
            <text:p><text:s/>5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騰達營造有限公司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吳瓊華議員</text:p>
          </table:table-cell>
          <table:table-cell office:value-type="string" table:style-name="ce8">
            <text:p>施設欄杆</text:p>
          </table:table-cell>
          <table:table-cell office:value-type="string" table:style-name="ce9">
            <text:p>烏日區溪尾里溪岸路(溪尾國小後方道路)道路欄杆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660" table:style-name="ce11">
            <text:p><text:s/>6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環中路七、八段機車道路修</text:p>
          </table:table-cell>
          <table:table-cell office:value-type="float" office:value="4000" table:style-name="ce10">
            <text:p><text:s/>4,000<text:s/></text:p>
          </table:table-cell>
          <table:table-cell office:value-type="float" office:value="4000" table:style-name="ce11">
            <text:p><text:s/>4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瓊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太明路(太明路至T字路口)路修</text:p>
          </table:table-cell>
          <table:table-cell office:value-type="float" office:value="2800" table:style-name="ce10">
            <text:p><text:s/>2,800<text:s/></text:p>
          </table:table-cell>
          <table:table-cell office:value-type="float" office:value="2800" table:style-name="ce11">
            <text:p><text:s/>2,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瓊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烏日區光德國中牆邊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瓊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烏日區光華街上(啤酒廠旁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中央分隔島綠美化</text:p>
          </table:table-cell>
          <table:table-cell office:value-type="string" table:style-name="ce9">
            <text:p>潭子雅潭路(中86)4段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829" table:style-name="ce11">
            <text:p><text:s/>82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宏茂園藝社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地坪改善暨整體空間修繕</text:p>
          </table:table-cell>
          <table:table-cell office:value-type="string" table:style-name="ce9">
            <text:p>大雅大雅區三和公園溜冰場</text:p>
          </table:table-cell>
          <table:table-cell office:value-type="float" office:value="2978" table:style-name="ce10">
            <text:p><text:s/>2,978<text:s/></text:p>
          </table:table-cell>
          <table:table-cell office:value-type="float" office:value="2973" table:style-name="ce11">
            <text:p><text:s/>2,97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25">
          <table:table-cell office:value-type="string" table:style-name="ce8">
            <text:p>吳顯森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潭子區潭陽里潭興路2段332巷(潭興路2段至福林路2段)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383" table:style-name="ce11">
            <text:p><text:s/>38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公園設施改善</text:p>
          </table:table-cell>
          <table:table-cell office:value-type="string" table:style-name="ce9">
            <text:p>大雅區綠五綠地內涼亭周邊</text:p>
          </table:table-cell>
          <table:table-cell office:value-type="float" office:value="2" table:style-name="ce10">
            <text:p><text:s/>2<text:s/></text:p>
          </table:table-cell>
          <table:table-cell office:value-type="float" office:value="2" table:style-name="ce11">
            <text:p><text:s/>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上楓里前村路159號前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26">
          <table:table-cell office:value-type="string" table:style-name="ce8">
            <text:p>吳顯森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大雅區大雅里中清東路118巷1弄4號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吳顯森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學府路416巷</text:p>
          </table:table-cell>
          <table:table-cell office:value-type="float" office:value="1640" table:style-name="ce10">
            <text:p><text:s/>1,640<text:s/></text:p>
          </table:table-cell>
          <table:table-cell office:value-type="float" office:value="1062" table:style-name="ce11">
            <text:p><text:s/>1,06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福仁里圓通南路115巷前</text:p>
          </table:table-cell>
          <table:table-cell office:value-type="float" office:value="390" table:style-name="ce10">
            <text:p><text:s/>390<text:s/></text:p>
          </table:table-cell>
          <table:table-cell office:value-type="float" office:value="566" table:style-name="ce11">
            <text:p><text:s/>56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雅環路2段279號至民生路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2000" table:style-name="ce11">
            <text:p><text:s/>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城營造工程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水溝清淤</text:p>
          </table:table-cell>
          <table:table-cell office:value-type="string" table:style-name="ce9">
            <text:p>中清東路118巷1弄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平和南路250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寶里西村路5-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楓里雅楓街99巷5弄20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寶里西村路6-10號前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昌平路四段282南18巷附近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神崗區中山路667巷46弄50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台中市大雅區秀山十三路12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中和五路102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田心一街23巷內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東大路二段911巷120號附近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大林路241巷29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振興一路41-2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雅區仁和北路116號右前方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潭子區潭富路二段259巷3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潭子區潭富路二段158-1號</text:p>
          </table:table-cell>
          <table:table-cell office:value-type="float" office:value="7" table:style-name="ce10">
            <text:p><text:s/>7<text:s/></text:p>
          </table:table-cell>
          <table:table-cell office:value-type="float" office:value="7" table:style-name="ce11">
            <text:p><text:s/>7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慶街二段9巷路面</text:p>
          </table:table-cell>
          <table:table-cell office:value-type="float" office:value="1130" table:style-name="ce10">
            <text:p><text:s/>1,130<text:s/></text:p>
          </table:table-cell>
          <table:table-cell office:value-type="float" office:value="1230" table:style-name="ce11">
            <text:p><text:s/>1,2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復興路二段新和街至忠明南路路面</text:p>
          </table:table-cell>
          <table:table-cell office:value-type="float" office:value="2300" table:style-name="ce10">
            <text:p><text:s/>2,300<text:s/></text:p>
          </table:table-cell>
          <table:table-cell office:value-type="float" office:value="2180" table:style-name="ce11">
            <text:p><text:s/>2,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泉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五權南334巷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復興路與五權南路路修易肇事路段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1050" table:style-name="ce11">
            <text:p><text:s/>1,0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27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國光路與復興路口、信義南街(202-忠孝路55巷)路面</text:p>
          </table:table-cell>
          <table:table-cell office:value-type="float" office:value="860" table:style-name="ce10">
            <text:p><text:s/>860<text:s/></text:p>
          </table:table-cell>
          <table:table-cell office:value-type="float" office:value="960" table:style-name="ce11">
            <text:p><text:s/>9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倫北街176巷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精武路39巷2弄路面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40" table:style-name="ce11">
            <text:p><text:s/>2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區大慶街(大慶柳橋至建國南路)路修</text:p>
          </table:table-cell>
          <table:table-cell office:value-type="float" office:value="3800" table:style-name="ce10">
            <text:p><text:s/>3,800<text:s/></text:p>
          </table:table-cell>
          <table:table-cell office:value-type="float" office:value="3750" table:style-name="ce11">
            <text:p><text:s/>3,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舖面整修</text:p>
          </table:table-cell>
          <table:table-cell office:value-type="string" table:style-name="ce9">
            <text:p>南區樹義國小</text:p>
          </table:table-cell>
          <table:table-cell office:value-type="float" office:value="56" table:style-name="ce10">
            <text:p><text:s/>56<text:s/></text:p>
          </table:table-cell>
          <table:table-cell office:value-type="float" office:value="56" table:style-name="ce11">
            <text:p><text:s/>5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舖面改善</text:p>
          </table:table-cell>
          <table:table-cell office:value-type="string" table:style-name="ce9">
            <text:p>南區和平國小</text:p>
          </table:table-cell>
          <table:table-cell office:value-type="float" office:value="12" table:style-name="ce10">
            <text:p><text:s/>12<text:s/></text:p>
          </table:table-cell>
          <table:table-cell office:value-type="float" office:value="12" table:style-name="ce11">
            <text:p><text:s/>12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增設體健</text:p>
          </table:table-cell>
          <table:table-cell office:value-type="string" table:style-name="ce9">
            <text:p>南區忠明園道</text:p>
          </table:table-cell>
          <table:table-cell office:value-type="float" office:value="111" table:style-name="ce10">
            <text:p><text:s/>111<text:s/></text:p>
          </table:table-cell>
          <table:table-cell office:value-type="float" office:value="111" table:style-name="ce11">
            <text:p><text:s/>111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肚區沙田路一段575巷底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排水溝施作<text:s/></text:p>
          </table:table-cell>
          <table:table-cell office:value-type="string" table:style-name="ce9">
            <text:p>中投東路一段368巷排水溝施作</text:p>
          </table:table-cell>
          <table:table-cell office:value-type="float" office:value="190" table:style-name="ce10">
            <text:p><text:s/>19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磊橋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民生路651巷路面重鋪</text:p>
          </table:table-cell>
          <table:table-cell office:value-type="float" office:value="280" table:style-name="ce10">
            <text:p><text:s/>28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光正路17巷路面重鋪</text:p>
          </table:table-cell>
          <table:table-cell office:value-type="float" office:value="154" table:style-name="ce10">
            <text:p><text:s/>154<text:s/></text:p>
          </table:table-cell>
          <table:table-cell office:value-type="float" office:value="154" table:style-name="ce11">
            <text:p><text:s/>1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健東二街路面重鋪</text:p>
          </table:table-cell>
          <table:table-cell office:value-type="float" office:value="540" table:style-name="ce10">
            <text:p><text:s/>540<text:s/></text:p>
          </table:table-cell>
          <table:table-cell office:value-type="float" office:value="540" table:style-name="ce11">
            <text:p><text:s/>5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瑞城里向學路62巷至五福2街路修</text:p>
          </table:table-cell>
          <table:table-cell office:value-type="float" office:value="680" table:style-name="ce10">
            <text:p><text:s/>680<text:s/></text:p>
          </table:table-cell>
          <table:table-cell office:value-type="float" office:value="680" table:style-name="ce11">
            <text:p><text:s/>6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0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立仁路157巷1弄（立仁路157巷至立仁路245巷43號）路修</text:p>
          </table:table-cell>
          <table:table-cell office:value-type="float" office:value="1200" table:style-name="ce10">
            <text:p><text:s/>1,200<text:s/></text:p>
          </table:table-cell>
          <table:table-cell office:value-type="float" office:value="1200" table:style-name="ce11">
            <text:p><text:s/>1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樹王里文心南路1191巷(文心南路口至文心南路1191巷22號) 路修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480" table:style-name="ce11">
            <text:p><text:s/>4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長榮里大里路(益民路2段路口至中興路路口)路修</text:p>
          </table:table-cell>
          <table:table-cell office:value-type="float" office:value="980" table:style-name="ce10">
            <text:p><text:s/>980<text:s/></text:p>
          </table:table-cell>
          <table:table-cell office:value-type="float" office:value="980" table:style-name="ce11">
            <text:p><text:s/>9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29">
          <table:table-cell office:value-type="string" table:style-name="ce8">
            <text:p>李天生議員</text:p>
          </table:table-cell>
          <table:table-cell office:value-type="string" table:style-name="ce8">
            <text:p>人行道改善</text:p>
          </table:table-cell>
          <table:table-cell office:value-type="string" table:style-name="ce9">
            <text:p>大里區永隆1街(環保公園外側)人行道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西湖里草溪西路(大峰路至台74)路面重鋪</text:p>
          </table:table-cell>
          <table:table-cell office:value-type="float" office:value="1600" table:style-name="ce10">
            <text:p><text:s/>1,600<text:s/></text:p>
          </table:table-cell>
          <table:table-cell office:value-type="float" office:value="1600" table:style-name="ce11">
            <text:p><text:s/>1,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仁德里光明路（成功二路往西115M）路修</text:p>
          </table:table-cell>
          <table:table-cell office:value-type="float" office:value="290" table:style-name="ce10">
            <text:p><text:s/>290<text:s/></text:p>
          </table:table-cell>
          <table:table-cell office:value-type="float" office:value="290" table:style-name="ce11">
            <text:p><text:s/>2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仁化里仁美路（47號至仁化路）路修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健民里鳳凰路276巷（2號至40號）路修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70" table:style-name="ce11">
            <text:p><text:s/>2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李天生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南柳里新厝路(四德路~柳豐路)道路刨封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北田路323巷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新生路華南宮附近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六股路189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象鼻路皇濟殿附近道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峰堤路環中路八段附近</text:p>
          </table:table-cell>
          <table:table-cell office:value-type="float" office:value="90" table:style-name="ce10">
            <text:p><text:s/>90<text:s/></text:p>
          </table:table-cell>
          <table:table-cell office:value-type="float" office:value="90" table:style-name="ce11">
            <text:p><text:s/>9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桐林里中坑巷100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民生路222巷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東榮路55巷54弄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坪林路50-36號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民生路南坑巷21-2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四德路202巷16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甲區-新美里永順街37號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60" table:style-name="ce11">
            <text:p><text:s/>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甲區-新美里新美路70巷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70" table:style-name="ce11">
            <text:p><text:s/>2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甲區-江南里東西七路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幼二路</text:p>
          </table:table-cell>
          <table:table-cell office:value-type="float" office:value="3000" table:style-name="ce10">
            <text:p><text:s/>3,000<text:s/></text:p>
          </table:table-cell>
          <table:table-cell office:value-type="float" office:value="3000" table:style-name="ce11">
            <text:p><text:s/>3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武曲里橫峻街279-3號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大甲區頂店里潭正路52-3號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順天里光明路198巷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增設欄杆</text:p>
          </table:table-cell>
          <table:table-cell office:value-type="string" table:style-name="ce9">
            <text:p>外埔區土城里土城路68號前</text:p>
          </table:table-cell>
          <table:table-cell office:value-type="float" office:value="380" table:style-name="ce10">
            <text:p><text:s/>380<text:s/></text:p>
          </table:table-cell>
          <table:table-cell office:value-type="float" office:value="380" table:style-name="ce11">
            <text:p><text:s/>3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箱涵重設</text:p>
          </table:table-cell>
          <table:table-cell office:value-type="string" table:style-name="ce9">
            <text:p>外埔區中山里大馬路與中山路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外埔區中山里中山路456巷19號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外埔區馬鳴里大馬路26號前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溝渠橋面版拓</text:p>
          </table:table-cell>
          <table:table-cell office:value-type="string" table:style-name="ce9">
            <text:p>外埔區廓子里高架橋下公園南側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七支巷6-5號附近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五穀路上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大馬路東西巷96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安西路長壽橋(拉設自備桿)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新厝路20-5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二崁路19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大安區南勢厝路57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頭一路123巷口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頭一路390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七支巷6-5號自備線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長生路898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66號附近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頭二路高鐵跨越橋前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南北路與六分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長生路140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興安路9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光明路17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部子路100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鐵砧山後山道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中山路二段918之11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欣達幼稚園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外埔路520巷轉彎處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安溪路民峰實業旁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路469號附近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路499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大馬路東西巷33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經國路95巷13號旁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高鐵東側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新厝路36-6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外埔國小旁道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頭二路加裝開關箱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中山路旁農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長生路500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溪底路忘憂谷附近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長生路140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龜殼海堤旁道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八路近南北六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水頭二路高鐵跨越橋頭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六分路159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土城東路12號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廍子路100號東邊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大馬路7巷78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李麗華議員</text:p>
          </table:table-cell>
          <table:table-cell office:value-type="string" table:style-name="ce8">
            <text:p>水溝重新施作</text:p>
          </table:table-cell>
          <table:table-cell office:value-type="string" table:style-name="ce9">
            <text:p>太平區精美路(202號至166巷)水溝重新施作</text:p>
          </table:table-cell>
          <table:table-cell office:value-type="float" office:value="320" table:style-name="ce10">
            <text:p><text:s/>32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33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英街51巷路修工程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34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英街與振英街30巷(振英街7巷3號至振武路)</text:p>
          </table:table-cell>
          <table:table-cell office:value-type="float" office:value="680" table:style-name="ce10">
            <text:p><text:s/>680<text:s/></text:p>
          </table:table-cell>
          <table:table-cell office:value-type="float" office:value="680" table:style-name="ce11">
            <text:p><text:s/>6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33">
          <table:table-cell office:value-type="string" table:style-name="ce8">
            <text:p>李麗華議員</text:p>
          </table:table-cell>
          <table:table-cell office:value-type="string" table:style-name="ce8">
            <text:p>景觀燈施設</text:p>
          </table:table-cell>
          <table:table-cell office:value-type="string" table:style-name="ce9">
            <text:p>太平區新光里綠2、綠3新設景觀燈5盞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太平新光區段徵收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景景觀有限公司</text:p>
          </table:table-cell>
          <table:table-cell table:number-columns-repeated="16375"/>
        </table:table-row>
        <table:table-row table:style-name="ro35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里德隆里德明路145巷路修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330" table:style-name="ce11">
            <text:p><text:s/>3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昌街（振文路-振英街）路修</text:p>
          </table:table-cell>
          <table:table-cell office:value-type="float" office:value="440" table:style-name="ce10">
            <text:p><text:s/>440<text:s/></text:p>
          </table:table-cell>
          <table:table-cell office:value-type="float" office:value="440" table:style-name="ce11">
            <text:p><text:s/>44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17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興里儀東路（132巷至鵬儀路358巷）路修</text:p>
          </table:table-cell>
          <table:table-cell office:value-type="float" office:value="750" table:style-name="ce10">
            <text:p><text:s/>750<text:s/></text:p>
          </table:table-cell>
          <table:table-cell office:value-type="float" office:value="750" table:style-name="ce11">
            <text:p><text:s/>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鵬儀路366巷(儀東路~鵬儀路)路修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36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昌街（振昌街2號-振文路）路修</text:p>
          </table:table-cell>
          <table:table-cell office:value-type="float" office:value="440" table:style-name="ce10">
            <text:p><text:s/>440<text:s/></text:p>
          </table:table-cell>
          <table:table-cell office:value-type="float" office:value="440" table:style-name="ce11">
            <text:p><text:s/>44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德街（3號至振昌街）路修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宜欣里宜昌東路（118號至溪洲路）路修</text:p>
          </table:table-cell>
          <table:table-cell office:value-type="float" office:value="3000" table:style-name="ce10">
            <text:p><text:s/>3,000<text:s/></text:p>
          </table:table-cell>
          <table:table-cell office:value-type="float" office:value="3000" table:style-name="ce11">
            <text:p><text:s/>3,00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宜欣里宜昌東路130巷 路修<text:s/>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光里振福路（樹德九街至振武路）路修<text:s/></text:p>
          </table:table-cell>
          <table:table-cell office:value-type="float" office:value="1930" table:style-name="ce10">
            <text:p><text:s/>1,930<text:s/></text:p>
          </table:table-cell>
          <table:table-cell office:value-type="float" office:value="1930" table:style-name="ce11">
            <text:p><text:s/>1,9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國里建成街110巷路修<text:s/>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330" table:style-name="ce11">
            <text:p><text:s/>3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7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國里正誠街（128巷至建興路）路修<text:s/></text:p>
          </table:table-cell>
          <table:table-cell office:value-type="float" office:value="460" table:style-name="ce10">
            <text:p><text:s/>460<text:s/></text:p>
          </table:table-cell>
          <table:table-cell office:value-type="float" office:value="460" table:style-name="ce11">
            <text:p><text:s/>4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李麗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國里鵬儀路296巷16弄（42號至巷底）路修<text:s/></text:p>
          </table:table-cell>
          <table:table-cell office:value-type="float" office:value="620" table:style-name="ce10">
            <text:p><text:s/>620<text:s/></text:p>
          </table:table-cell>
          <table:table-cell office:value-type="float" office:value="620" table:style-name="ce11">
            <text:p><text:s/>6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李麗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中山路三段67巷60弄1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李麗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復興街43巷1弄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李麗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太平十街4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李麗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東平路8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麗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山路三段67巷60弄1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豐樂路19-26號(豐樂路至豐樂路17巷)路面重鋪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65" table:style-name="ce11">
            <text:p><text:s/>16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39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東山路二段25-6號前(東山路二段25-6號至東山路)路面重鋪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10" table:style-name="ce11">
            <text:p><text:s/>1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40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崇德六路一段222巷(崇德六路至松竹街)路面重鋪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98" table:style-name="ce11">
            <text:p><text:s/>19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41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熱河路三段等四條巷道(69、75、89、91巷巷道全段)路面重鋪</text:p>
          </table:table-cell>
          <table:table-cell office:value-type="float" office:value="370" table:style-name="ce10">
            <text:p><text:s/>370<text:s/></text:p>
          </table:table-cell>
          <table:table-cell office:value-type="float" office:value="407" table:style-name="ce11">
            <text:p><text:s/>40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柳陽西街41號對面路面重鋪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120" table:style-name="ce11">
            <text:p><text:s/>1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昌平路二段四巷崇德六路至松安街路面</text:p>
          </table:table-cell>
          <table:table-cell office:value-type="float" office:value="780" table:style-name="ce10">
            <text:p><text:s/>780<text:s/></text:p>
          </table:table-cell>
          <table:table-cell office:value-type="float" office:value="980" table:style-name="ce11">
            <text:p><text:s/>9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祥太東街(祥順二路至祥太二街)路面</text:p>
          </table:table-cell>
          <table:table-cell office:value-type="float" office:value="930" table:style-name="ce10">
            <text:p><text:s/>930<text:s/></text:p>
          </table:table-cell>
          <table:table-cell office:value-type="float" office:value="1150" table:style-name="ce11">
            <text:p><text:s/>1,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軍和街227巷(軍和街與軍和街227巷7號)路面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360" table:style-name="ce11">
            <text:p><text:s/>3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42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山路一段與旱溪西路三段人行道改善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43">
          <table:table-cell office:value-type="string" table:style-name="ce8">
            <text:p>沈佑蓮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遼寧路一段(文心路四段至遼寧路一段6-1號)排水溝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550" table:style-name="ce11">
            <text:p><text:s/>5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路390號前人行道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義街38巷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河道旁人行道樹穴改善</text:p>
          </table:table-cell>
          <table:table-cell office:value-type="string" table:style-name="ce9">
            <text:p>北屯區東山路二段1巷</text:p>
          </table:table-cell>
          <table:table-cell office:value-type="float" office:value="546" table:style-name="ce10">
            <text:p><text:s/>546<text:s/></text:p>
          </table:table-cell>
          <table:table-cell office:value-type="float" office:value="546" table:style-name="ce11">
            <text:p><text:s/>54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旱溪東、西路</text:p>
          </table:table-cell>
          <table:table-cell office:value-type="float" office:value="153" table:style-name="ce10">
            <text:p><text:s/>153<text:s/></text:p>
          </table:table-cell>
          <table:table-cell office:value-type="float" office:value="153" table:style-name="ce11">
            <text:p><text:s/>15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柳楊東、西街</text:p>
          </table:table-cell>
          <table:table-cell office:value-type="float" office:value="343" table:style-name="ce10">
            <text:p><text:s/>343<text:s/></text:p>
          </table:table-cell>
          <table:table-cell office:value-type="float" office:value="343" table:style-name="ce11">
            <text:p><text:s/>34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40">
          <table:table-cell office:value-type="string" table:style-name="ce8">
            <text:p>沈佑蓮議員、曾朝榮議員、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新國中人行道及路面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1890" table:style-name="ce11">
            <text:p><text:s/>1,8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肚區太平路7巷側溝改建40M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林士昌議長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螺潭里慶光路88-1周邊道路路修及調整坡度</text:p>
          </table:table-cell>
          <table:table-cell office:value-type="float" office:value="1200" table:style-name="ce10">
            <text:p><text:s/>1,200<text:s/></text:p>
          </table:table-cell>
          <table:table-cell office:value-type="float" office:value="1200" table:style-name="ce11">
            <text:p><text:s/>1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林士昌議長</text:p>
          </table:table-cell>
          <table:table-cell office:value-type="string" table:style-name="ce8">
            <text:p>溝牆改善</text:p>
          </table:table-cell>
          <table:table-cell office:value-type="string" table:style-name="ce9">
            <text:p>烏日區東園里溪南路一段988巷338號前改建水利溝牆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45">
          <table:table-cell office:value-type="string" table:style-name="ce8">
            <text:p>林士昌議長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東園里溪南路一段988巷(66之1號至271弄口)路修</text:p>
          </table:table-cell>
          <table:table-cell office:value-type="float" office:value="1300" table:style-name="ce10">
            <text:p><text:s/>1,300<text:s/></text:p>
          </table:table-cell>
          <table:table-cell office:value-type="float" office:value="1300" table:style-name="ce11">
            <text:p><text:s/>1,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林士昌議長</text:p>
          </table:table-cell>
          <table:table-cell office:value-type="string" table:style-name="ce8">
            <text:p>增設欄杆</text:p>
          </table:table-cell>
          <table:table-cell office:value-type="string" table:style-name="ce9">
            <text:p>螺潭里太明路成豐巷8號對面增設欄杆15M 5萬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綠美化</text:p>
          </table:table-cell>
          <table:table-cell office:value-type="string" table:style-name="ce9">
            <text:p>龍井區紀氏宗祠及林氏前環境綠美化</text:p>
          </table:table-cell>
          <table:table-cell office:value-type="float" office:value="6500" table:style-name="ce10">
            <text:p><text:s/>6,500<text:s/></text:p>
          </table:table-cell>
          <table:table-cell office:value-type="float" office:value="6500" table:style-name="ce11">
            <text:p><text:s/>6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溪南路一段605巷路面改善</text:p>
          </table:table-cell>
          <table:table-cell office:value-type="float" office:value="1150" table:style-name="ce10">
            <text:p><text:s/>1,150<text:s/></text:p>
          </table:table-cell>
          <table:table-cell office:value-type="float" office:value="1150" table:style-name="ce11">
            <text:p><text:s/>1,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龍井區中社六街路修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龍井區沙田路六段清淤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環中路八段近福泰街路修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烏日區溪南路一段126巷376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4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沙路164巷及4弄、5弄路修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24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肚區自強里遊園路二段170巷路修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肚區磺溪里文昌一街32巷前側溝增設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林汝洲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肚區自強里中沙路164巷6弄（83-101號）側溝改建</text:p>
          </table:table-cell>
          <table:table-cell office:value-type="float" office:value="260" table:style-name="ce10">
            <text:p><text:s/>260<text:s/></text:p>
          </table:table-cell>
          <table:table-cell office:value-type="float" office:value="260" table:style-name="ce11">
            <text:p><text:s/>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37">
          <table:table-cell office:value-type="string" table:style-name="ce8">
            <text:p>林汝洲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肚區自強里中沙路164巷5弄（72-92號）側溝改建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龍井區新東里新興路7巷南側新設水溝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龍井區新庄里遊園南路270巷路修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龍井區遠東街100巷路修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肚區文昌一街63巷路調整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謄達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肚區沙田路(712號至大肚街)路修</text:p>
          </table:table-cell>
          <table:table-cell office:value-type="float" office:value="3300" table:style-name="ce10">
            <text:p><text:s/>3,300<text:s/></text:p>
          </table:table-cell>
          <table:table-cell office:value-type="float" office:value="3300" table:style-name="ce11">
            <text:p><text:s/>3,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汝洲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肚區遊園路一段8巷內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路面土石清淤</text:p>
          </table:table-cell>
          <table:table-cell office:value-type="string" table:style-name="ce9">
            <text:p>福壽路</text:p>
          </table:table-cell>
          <table:table-cell office:value-type="float" office:value="1546" table:style-name="ce10">
            <text:p><text:s/>1,546<text:s/></text:p>
          </table:table-cell>
          <table:table-cell office:value-type="float" office:value="1546" table:style-name="ce11">
            <text:p><text:s/>1,54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路面土石清淤</text:p>
          </table:table-cell>
          <table:table-cell office:value-type="string" table:style-name="ce9">
            <text:p>東崎路</text:p>
          </table:table-cell>
          <table:table-cell office:value-type="float" office:value="1128" table:style-name="ce10">
            <text:p><text:s/>1,128<text:s/></text:p>
          </table:table-cell>
          <table:table-cell office:value-type="float" office:value="1128" table:style-name="ce11">
            <text:p><text:s/>1,12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炘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路面土石清淤</text:p>
          </table:table-cell>
          <table:table-cell office:value-type="string" table:style-name="ce9">
            <text:p>武陵路</text:p>
          </table:table-cell>
          <table:table-cell office:value-type="float" office:value="2670" table:style-name="ce10">
            <text:p><text:s/>2,670<text:s/></text:p>
          </table:table-cell>
          <table:table-cell office:value-type="float" office:value="2670" table:style-name="ce11">
            <text:p><text:s/>2,6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護欄施作</text:p>
          </table:table-cell>
          <table:table-cell office:value-type="string" table:style-name="ce9">
            <text:p>達觀雪山坑公車站牌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側溝清淤</text:p>
          </table:table-cell>
          <table:table-cell office:value-type="string" table:style-name="ce9">
            <text:p>東崎路一段至二段</text:p>
          </table:table-cell>
          <table:table-cell office:value-type="float" office:value="2835" table:style-name="ce10">
            <text:p><text:s/>2,835<text:s/></text:p>
          </table:table-cell>
          <table:table-cell office:value-type="float" office:value="2835" table:style-name="ce11">
            <text:p><text:s/>2,8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number-rows-repeated="7" table:style-name="ro5">
          <table:table-cell office:value-type="string" table:style-name="ce8">
            <text:p>林榮進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東崎路坑洞</text:p>
          </table:table-cell>
          <table:table-cell office:value-type="float" office:value="2" table:style-name="ce10">
            <text:p><text:s/>2<text:s/></text:p>
          </table:table-cell>
          <table:table-cell office:value-type="float" office:value="2" table:style-name="ce11">
            <text:p><text:s/>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自有工班辦理</text:p>
          </table:table-cell>
          <table:table-cell office:value-type="string" table:style-name="ce12">
            <text:p>自有工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側溝施作<text:s/></text:p>
          </table:table-cell>
          <table:table-cell office:value-type="string" table:style-name="ce9">
            <text:p>霧峰區錦州路463巷道路側溝(雙側)施作<text:s/>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磊橋營造有限公司<text:s/></text:p>
          </table:table-cell>
          <table:table-cell table:number-columns-repeated="16375"/>
        </table:table-row>
        <table:table-row table:style-name="ro45">
          <table:table-cell office:value-type="string" table:style-name="ce8">
            <text:p>林碧秀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里區瑞城里向學一路168巷492號至成功路494巷6-1號(轉角處)側溝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增設體健及燈具</text:p>
          </table:table-cell>
          <table:table-cell office:value-type="string" table:style-name="ce9">
            <text:p>大里區健民里義士公園體健及燈具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50" table:style-name="ce11">
            <text:p><text:s/>55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善化路（仁化路至成功二路）路修</text:p>
          </table:table-cell>
          <table:table-cell office:value-type="float" office:value="780" table:style-name="ce10">
            <text:p><text:s/>780<text:s/></text:p>
          </table:table-cell>
          <table:table-cell office:value-type="float" office:value="780" table:style-name="ce11">
            <text:p><text:s/>7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林碧秀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日新巷(鐵路街至日新巷115號)新舊交接處路修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660" table:style-name="ce11">
            <text:p><text:s/>6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上興街二段(124巷至65巷)路修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46">
          <table:table-cell office:value-type="string" table:style-name="ce8">
            <text:p>林碧秀議員</text:p>
          </table:table-cell>
          <table:table-cell office:value-type="string" table:style-name="ce8">
            <text:p>增設體健及座椅</text:p>
          </table:table-cell>
          <table:table-cell office:value-type="string" table:style-name="ce9">
            <text:p>霧峰區四德里中投公路-四德路橋下空間增設體健設施、休憩座椅</text:p>
          </table:table-cell>
          <table:table-cell office:value-type="float" office:value="420" table:style-name="ce10">
            <text:p><text:s/>420<text:s/></text:p>
          </table:table-cell>
          <table:table-cell office:value-type="float" office:value="420" table:style-name="ce11">
            <text:p><text:s/>42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增設體健</text:p>
          </table:table-cell>
          <table:table-cell office:value-type="string" table:style-name="ce9">
            <text:p>霧峰區六股里中投橋下空間增建設施</text:p>
          </table:table-cell>
          <table:table-cell office:value-type="float" office:value="210" table:style-name="ce10">
            <text:p><text:s/>210<text:s/></text:p>
          </table:table-cell>
          <table:table-cell office:value-type="float" office:value="210" table:style-name="ce11">
            <text:p><text:s/>21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增設體健</text:p>
          </table:table-cell>
          <table:table-cell office:value-type="string" table:style-name="ce9">
            <text:p>霧峰區舊正里橋下空間增設體健設施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60" table:style-name="ce11">
            <text:p><text:s/>16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林碧秀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日新巷(鐵路街至日新巷115號)新舊交接處路修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660" table:style-name="ce11">
            <text:p><text:s/>6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碧秀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塗城里塗城路146號旁路修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東區東峰公園園燈損壞2盞</text:p>
          </table:table-cell>
          <table:table-cell office:value-type="string" table:style-name="ce9">
            <text:p>東區東峰公園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進昇能源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區美村路二段106巷16弄路面重鋪</text:p>
          </table:table-cell>
          <table:table-cell office:value-type="float" office:value="240" table:style-name="ce10">
            <text:p><text:s/>240<text:s/></text:p>
          </table:table-cell>
          <table:table-cell office:value-type="float" office:value="177" table:style-name="ce11">
            <text:p><text:s/>17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區仁和二街61號旁路面重舖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11" table:style-name="ce11">
            <text:p><text:s/>11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復興路四段(台中路至大勇街)、(振興路至復興路橋)</text:p>
          </table:table-cell>
          <table:table-cell office:value-type="float" office:value="4500" table:style-name="ce10">
            <text:p><text:s/>4,500<text:s/></text:p>
          </table:table-cell>
          <table:table-cell office:value-type="float" office:value="4500" table:style-name="ce11">
            <text:p><text:s/>4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泉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美村路2段106巷16弄路面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240" table:style-name="ce11">
            <text:p><text:s/>2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頂橋三巷(學府路12巷)路面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仁和二街61號旁路面改善工程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美村路二段106巷16弄路面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40" table:style-name="ce11">
            <text:p><text:s/>2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新和街(南平至忠明南)路面</text:p>
          </table:table-cell>
          <table:table-cell office:value-type="float" office:value="420" table:style-name="ce10">
            <text:p><text:s/>42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倫街183巷路面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380" table:style-name="ce11">
            <text:p><text:s/>3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舖面改善</text:p>
          </table:table-cell>
          <table:table-cell office:value-type="string" table:style-name="ce9">
            <text:p>南區興大園道</text:p>
          </table:table-cell>
          <table:table-cell office:value-type="float" office:value="89" table:style-name="ce10">
            <text:p><text:s/>89<text:s/></text:p>
          </table:table-cell>
          <table:table-cell office:value-type="float" office:value="89" table:style-name="ce11">
            <text:p><text:s/>89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邱素貞議員</text:p>
          </table:table-cell>
          <table:table-cell office:value-type="string" table:style-name="ce8">
            <text:p>國立公共資訊圖書館旁國防部土地簡易綠美化</text:p>
            <text:p>(頂橋子頭段386-89等27筆地號土地)</text:p>
          </table:table-cell>
          <table:table-cell office:value-type="string" table:style-name="ce9">
            <text:p>復興園路與復興路交叉口</text:p>
            <text:p>(頂橋子頭段386-89等27筆地號土地)</text:p>
          </table:table-cell>
          <table:table-cell office:value-type="float" office:value="954" table:style-name="ce10">
            <text:p><text:s/>954<text:s/></text:p>
          </table:table-cell>
          <table:table-cell office:value-type="float" office:value="954" table:style-name="ce11">
            <text:p><text:s/>954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區和平街與台中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邱素貞議員、李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復興路(文心南路至南平路)</text:p>
          </table:table-cell>
          <table:table-cell office:value-type="float" office:value="8000" table:style-name="ce10">
            <text:p><text:s/>8,000<text:s/></text:p>
          </table:table-cell>
          <table:table-cell office:value-type="float" office:value="7486" table:style-name="ce11">
            <text:p><text:s/>7,48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中正路662巷路面重鋪</text:p>
          </table:table-cell>
          <table:table-cell office:value-type="float" office:value="540" table:style-name="ce10">
            <text:p><text:s/>540<text:s/></text:p>
          </table:table-cell>
          <table:table-cell office:value-type="float" office:value="540" table:style-name="ce11">
            <text:p><text:s/>5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塗城路635巷及635巷2弄路修</text:p>
          </table:table-cell>
          <table:table-cell office:value-type="float" office:value="1150" table:style-name="ce10">
            <text:p><text:s/>1,150<text:s/></text:p>
          </table:table-cell>
          <table:table-cell office:value-type="float" office:value="1150" table:style-name="ce11">
            <text:p><text:s/>1,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段緯宇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里區大里路（益民路~大里路28號）側溝重建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健民里鳳凰路（工業九路至太平交界）路修</text:p>
          </table:table-cell>
          <table:table-cell office:value-type="float" office:value="2150" table:style-name="ce10">
            <text:p><text:s/>2,150<text:s/></text:p>
          </table:table-cell>
          <table:table-cell office:value-type="float" office:value="2150" table:style-name="ce11">
            <text:p><text:s/>2,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坑口里中正路557巷路修</text:p>
          </table:table-cell>
          <table:table-cell office:value-type="float" office:value="440" table:style-name="ce10">
            <text:p><text:s/>440<text:s/></text:p>
          </table:table-cell>
          <table:table-cell office:value-type="float" office:value="440" table:style-name="ce11">
            <text:p><text:s/>4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47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四德里新埔路（3號至五福路）路修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五福里新埔路（134-4號至新埔支18）路修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四德里新埔路（208號至新埔橋）路修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樟公巷路修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八德巷路修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480" table:style-name="ce11">
            <text:p><text:s/>4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峰谷路308-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峰堤路水門前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成功路樟公巷</text:p>
          </table:table-cell>
          <table:table-cell office:value-type="float" office:value="110" table:style-name="ce10">
            <text:p><text:s/>110<text:s/></text:p>
          </table:table-cell>
          <table:table-cell office:value-type="float" office:value="110" table:style-name="ce11">
            <text:p><text:s/>1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四德北路45巷內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明路大潤發人行道改善</text:p>
          </table:table-cell>
          <table:table-cell office:value-type="float" office:value="170" table:style-name="ce10">
            <text:p><text:s/>170<text:s/></text:p>
          </table:table-cell>
          <table:table-cell office:value-type="float" office:value="160" table:style-name="ce11">
            <text:p><text:s/>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文祥街</text:p>
          </table:table-cell>
          <table:table-cell office:value-type="float" office:value="810" table:style-name="ce10">
            <text:p><text:s/>81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北街路面</text:p>
          </table:table-cell>
          <table:table-cell office:value-type="float" office:value="670" table:style-name="ce10">
            <text:p><text:s/>670<text:s/></text:p>
          </table:table-cell>
          <table:table-cell office:value-type="float" office:value="650" table:style-name="ce11">
            <text:p><text:s/>6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山西路水溝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70" table:style-name="ce11">
            <text:p><text:s/>1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國強街114巷單側水溝</text:p>
          </table:table-cell>
          <table:table-cell office:value-type="float" office:value="170" table:style-name="ce10">
            <text:p><text:s/>17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北屯路47巷水溝</text:p>
          </table:table-cell>
          <table:table-cell office:value-type="float" office:value="130" table:style-name="ce10">
            <text:p><text:s/>130<text:s/></text:p>
          </table:table-cell>
          <table:table-cell office:value-type="float" office:value="120" table:style-name="ce11">
            <text:p><text:s/>1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明二街路面</text:p>
          </table:table-cell>
          <table:table-cell office:value-type="float" office:value="1200" table:style-name="ce10">
            <text:p><text:s/>1,200<text:s/></text:p>
          </table:table-cell>
          <table:table-cell office:value-type="float" office:value="1300" table:style-name="ce11">
            <text:p><text:s/>1,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美德街18巷路面</text:p>
          </table:table-cell>
          <table:table-cell office:value-type="float" office:value="460" table:style-name="ce10">
            <text:p><text:s/>46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北區興進園道(興進路152號對面)</text:p>
          </table:table-cell>
          <table:table-cell office:value-type="float" office:value="16" table:style-name="ce10">
            <text:p><text:s/>16<text:s/></text:p>
          </table:table-cell>
          <table:table-cell office:value-type="float" office:value="16" table:style-name="ce11">
            <text:p><text:s/>1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人行道黑板樹4株移除</text:p>
          </table:table-cell>
          <table:table-cell office:value-type="string" table:style-name="ce9">
            <text:p>北區忠明路517號</text:p>
          </table:table-cell>
          <table:table-cell office:value-type="float" office:value="67" table:style-name="ce10">
            <text:p><text:s/>67<text:s/></text:p>
          </table:table-cell>
          <table:table-cell office:value-type="float" office:value="67" table:style-name="ce11">
            <text:p><text:s/>67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人行道黑板樹1株移除</text:p>
          </table:table-cell>
          <table:table-cell office:value-type="string" table:style-name="ce9">
            <text:p>北區忠明路260號</text:p>
          </table:table-cell>
          <table:table-cell office:value-type="float" office:value="12" table:style-name="ce10">
            <text:p><text:s/>12<text:s/></text:p>
          </table:table-cell>
          <table:table-cell office:value-type="float" office:value="12" table:style-name="ce11">
            <text:p><text:s/>12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忠太東西路</text:p>
          </table:table-cell>
          <table:table-cell office:value-type="float" office:value="206" table:style-name="ce10">
            <text:p><text:s/>206<text:s/></text:p>
          </table:table-cell>
          <table:table-cell office:value-type="float" office:value="206" table:style-name="ce11">
            <text:p><text:s/>20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忠明路</text:p>
          </table:table-cell>
          <table:table-cell office:value-type="float" office:value="136" table:style-name="ce10">
            <text:p><text:s/>136<text:s/></text:p>
          </table:table-cell>
          <table:table-cell office:value-type="float" office:value="136" table:style-name="ce11">
            <text:p><text:s/>13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進化路(力行路-天祥街)</text:p>
          </table:table-cell>
          <table:table-cell office:value-type="float" office:value="72" table:style-name="ce10">
            <text:p><text:s/>72<text:s/></text:p>
          </table:table-cell>
          <table:table-cell office:value-type="float" office:value="72" table:style-name="ce11">
            <text:p><text:s/>7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北區錦南街15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范淞育議員、賴佳微議員、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路平(英才路至忠明路)</text:p>
          </table:table-cell>
          <table:table-cell office:value-type="float" office:value="13000" table:style-name="ce10">
            <text:p><text:s/>13,000<text:s/></text:p>
          </table:table-cell>
          <table:table-cell office:value-type="float" office:value="12000" table:style-name="ce11">
            <text:p><text:s/>1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翁美春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豐原區陽明里陽明街97巷(陽明街-自強南街28巷)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70" table:style-name="ce11">
            <text:p><text:s/>1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水源路9巷(豐北街福祿橋至動中心前)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30" table:style-name="ce11">
            <text:p><text:s/>4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豐原區東北街601號至608號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738" table:style-name="ce11">
            <text:p><text:s/>73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豐原區角潭路2段113巷護欄83M</text:p>
          </table:table-cell>
          <table:table-cell office:value-type="float" office:value="360" table:style-name="ce10">
            <text:p><text:s/>360<text:s/></text:p>
          </table:table-cell>
          <table:table-cell office:value-type="float" office:value="322" table:style-name="ce11">
            <text:p><text:s/>32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社皮里社皮路293巷33號至43號前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9" table:style-name="ce11">
            <text:p><text:s/>35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增設排水溝</text:p>
          </table:table-cell>
          <table:table-cell office:value-type="string" table:style-name="ce9">
            <text:p>豐原區鐮間里鐮村路683巷</text:p>
          </table:table-cell>
          <table:table-cell office:value-type="float" office:value="425" table:style-name="ce10">
            <text:p><text:s/>425<text:s/></text:p>
          </table:table-cell>
          <table:table-cell office:value-type="float" office:value="272" table:style-name="ce11">
            <text:p><text:s/>27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48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田心里大光街30巷(合作街76巷~大光街30巷底)</text:p>
          </table:table-cell>
          <table:table-cell office:value-type="float" office:value="225" table:style-name="ce10">
            <text:p><text:s/>225<text:s/></text:p>
          </table:table-cell>
          <table:table-cell office:value-type="float" office:value="307" table:style-name="ce11">
            <text:p><text:s/>30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豐西里三豐路45巷(三豐路-忠孝路79巷)</text:p>
          </table:table-cell>
          <table:table-cell office:value-type="float" office:value="175" table:style-name="ce10">
            <text:p><text:s/>175<text:s/></text:p>
          </table:table-cell>
          <table:table-cell office:value-type="float" office:value="170" table:style-name="ce11">
            <text:p><text:s/>1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豐原區角潭路2段113巷</text:p>
          </table:table-cell>
          <table:table-cell office:value-type="float" office:value="360" table:style-name="ce10">
            <text:p><text:s/>360<text:s/></text:p>
          </table:table-cell>
          <table:table-cell office:value-type="float" office:value="322" table:style-name="ce11">
            <text:p><text:s/>32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西湳里三豐路747巷(含各巷弄)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880" table:style-name="ce11">
            <text:p><text:s/>8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成功路(圓環北路~中山路)</text:p>
          </table:table-cell>
          <table:table-cell office:value-type="float" office:value="5250" table:style-name="ce10">
            <text:p><text:s/>5,250<text:s/></text:p>
          </table:table-cell>
          <table:table-cell office:value-type="float" office:value="5250" table:style-name="ce11">
            <text:p><text:s/>5,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成功路(圓環北路~中山路)</text:p>
          </table:table-cell>
          <table:table-cell office:value-type="float" office:value="8250" table:style-name="ce10">
            <text:p><text:s/>8,250<text:s/></text:p>
          </table:table-cell>
          <table:table-cell office:value-type="float" office:value="8250" table:style-name="ce11">
            <text:p><text:s/>8,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吉里新和街水溝改善工程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49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興里鵬儀路與儀東路132巷(正誠街~儀東路)路修工程</text:p>
          </table:table-cell>
          <table:table-cell office:value-type="float" office:value="1050" table:style-name="ce10">
            <text:p><text:s/>1,050<text:s/></text:p>
          </table:table-cell>
          <table:table-cell office:value-type="float" office:value="1050" table:style-name="ce11">
            <text:p><text:s/>1,0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0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永成里太平九街(長億六街至永成北路259巷)路修工程</text:p>
          </table:table-cell>
          <table:table-cell office:value-type="float" office:value="1160" table:style-name="ce10">
            <text:p><text:s/>1,160<text:s/></text:p>
          </table:table-cell>
          <table:table-cell office:value-type="float" office:value="1160" table:style-name="ce11">
            <text:p><text:s/>1,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興隆里興隆路（7號至7-26號巷口）路修<text:s/>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330" table:style-name="ce11">
            <text:p><text:s/>3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中興里朱厝巷路修<text:s/></text:p>
          </table:table-cell>
          <table:table-cell office:value-type="float" office:value="830" table:style-name="ce10">
            <text:p><text:s/>830<text:s/></text:p>
          </table:table-cell>
          <table:table-cell office:value-type="float" office:value="830" table:style-name="ce11">
            <text:p><text:s/>8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育德路（17號至育賢路）路修<text:s/></text:p>
          </table:table-cell>
          <table:table-cell office:value-type="float" office:value="220" table:style-name="ce10">
            <text:p><text:s/>220<text:s/></text:p>
          </table:table-cell>
          <table:table-cell office:value-type="float" office:value="220" table:style-name="ce11">
            <text:p><text:s/>2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豐路108巷12-23弄路修工程</text:p>
          </table:table-cell>
          <table:table-cell office:value-type="float" office:value="340" table:style-name="ce10">
            <text:p><text:s/>340<text:s/></text:p>
          </table:table-cell>
          <table:table-cell office:value-type="float" office:value="340" table:style-name="ce11">
            <text:p><text:s/>3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坪林路路修工程</text:p>
          </table:table-cell>
          <table:table-cell office:value-type="float" office:value="1280" table:style-name="ce10">
            <text:p><text:s/>1,280<text:s/></text:p>
          </table:table-cell>
          <table:table-cell office:value-type="float" office:value="1280" table:style-name="ce11">
            <text:p><text:s/>1,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山路三段2-11號旁巷道路修工程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1">
          <table:table-cell office:value-type="string" table:style-name="ce8">
            <text:p>張玉嬿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北田路(近電桿編號南華枝157)排水改善工程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張玉嬿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鵬儀路342巷9弄(鵬儀路320巷至358巷)路修工程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500" table:style-name="ce11">
            <text:p><text:s/>1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光興路1568巷32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宜欣九街18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長龍路四段42巷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山田路15巷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興隆路一段250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和街319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長龍路一段166巷90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山路二段5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12">
            <text:p>太平區大湖桶農路(王君)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12">
            <text:p>太平區大湖桶農路(李君)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光興路1266巷200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光興路1568巷3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勤益大學門口(中山路二段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神岡區庄後里中車路76-11號</text:p>
          </table:table-cell>
          <table:table-cell office:value-type="float" office:value="460" table:style-name="ce10">
            <text:p><text:s/>460<text:s/></text:p>
          </table:table-cell>
          <table:table-cell office:value-type="float" office:value="460" table:style-name="ce11">
            <text:p><text:s/>4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社口里中山路614巷69弄、中山路600巷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321" table:style-name="ce11">
            <text:p><text:s/>32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張立傑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大雅區員林里雅環路3段2巷(下員林支線排水旁)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神岡里神岡路67巷(神岡路口至神林路口)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護欄欄杆</text:p>
          </table:table-cell>
          <table:table-cell office:value-type="string" table:style-name="ce9">
            <text:p>神岡區庄後里大尊路口41-1號</text:p>
          </table:table-cell>
          <table:table-cell office:value-type="float" office:value="1200" table:style-name="ce10">
            <text:p><text:s/>1,200<text:s/></text:p>
          </table:table-cell>
          <table:table-cell office:value-type="float" office:value="1135" table:style-name="ce11">
            <text:p><text:s/>1,1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神岡里神岡路88巷(神岡路口至神清路口)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圳堵里成功路45巷(成功路口至銜接面)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西寶里平昌路4段282北1巷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籃球場增設PU</text:p>
          </table:table-cell>
          <table:table-cell office:value-type="string" table:style-name="ce9">
            <text:p>神岡區神洲里神洲社區公園</text:p>
          </table:table-cell>
          <table:table-cell office:value-type="float" office:value="1210" table:style-name="ce10">
            <text:p><text:s/>1,210<text:s/></text:p>
          </table:table-cell>
          <table:table-cell office:value-type="float" office:value="1088" table:style-name="ce11">
            <text:p><text:s/>1,08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 昌平路四段282南9巷67號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神岡區 成都路92及77巷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神岡區 和睦路212巷20號旁</text:p>
          </table:table-cell>
          <table:table-cell office:value-type="float" office:value="35" table:style-name="ce10">
            <text:p><text:s/>35<text:s/></text:p>
          </table:table-cell>
          <table:table-cell office:value-type="float" office:value="35" table:style-name="ce11">
            <text:p><text:s/>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自立街25巷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梅川西路(民權路至民族路)路面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寶泰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大德街側溝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陝西六街路修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精誠八街十二巷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自立街25巷路面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區健行路忠明高中前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2">
          <table:table-cell office:value-type="string" table:style-name="ce8">
            <text:p>張宏年議員、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公園路(三民錄製自由路)、自由路(雙十路至公園路路面)</text:p>
          </table:table-cell>
          <table:table-cell office:value-type="float" office:value="5800" table:style-name="ce10">
            <text:p><text:s/>5,800<text:s/></text:p>
          </table:table-cell>
          <table:table-cell office:value-type="float" office:value="5500" table:style-name="ce11">
            <text:p><text:s/>5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、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千年佳冬</text:p>
          </table:table-cell>
          <table:table-cell office:value-type="float" office:value="560" table:style-name="ce10">
            <text:p><text:s/>56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、江肇國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區民權路(復興路~三民路)路修</text:p>
          </table:table-cell>
          <table:table-cell office:value-type="float" office:value="7145" table:style-name="ce10">
            <text:p><text:s/>7,145<text:s/></text:p>
          </table:table-cell>
          <table:table-cell office:value-type="float" office:value="7045" table:style-name="ce11">
            <text:p><text:s/>7,04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宏年議員、范淞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三民路(公園路至精武路)路面</text:p>
          </table:table-cell>
          <table:table-cell office:value-type="float" office:value="2600" table:style-name="ce10">
            <text:p><text:s/>2,600<text:s/></text:p>
          </table:table-cell>
          <table:table-cell office:value-type="float" office:value="2500" table:style-name="ce11">
            <text:p><text:s/>2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張芬郁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丁台路(丁台路822-1號~北豐路268巷29號)路面重鋪</text:p>
          </table:table-cell>
          <table:table-cell office:value-type="float" office:value="420" table:style-name="ce10">
            <text:p><text:s/>420<text:s/></text:p>
          </table:table-cell>
          <table:table-cell office:value-type="float" office:value="420" table:style-name="ce11">
            <text:p><text:s/>4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28">
          <table:table-cell office:value-type="string" table:style-name="ce8">
            <text:p>張芬郁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西榮路195巷路面重鋪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31">
          <table:table-cell office:value-type="string" table:style-name="ce8">
            <text:p>張芬郁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德芳路一段231巷(德芳路一段至益民路二段52巷)路面重鋪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萊園里萊園路65巷路修</text:p>
          </table:table-cell>
          <table:table-cell office:value-type="float" office:value="280" table:style-name="ce10">
            <text:p><text:s/>28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36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東南路(中興路1段至東南路207巷)路修</text:p>
          </table:table-cell>
          <table:table-cell office:value-type="float" office:value="2100" table:style-name="ce10">
            <text:p><text:s/>2,100<text:s/></text:p>
          </table:table-cell>
          <table:table-cell office:value-type="float" office:value="2100" table:style-name="ce11">
            <text:p><text:s/>2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永隆1街(環保公園外側)人行道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50" table:style-name="ce11">
            <text:p><text:s/>5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3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永興路295巷(永興路至大明路307巷)、大明路307巷(大明路至307巷15號)路修</text:p>
          </table:table-cell>
          <table:table-cell office:value-type="float" office:value="43" table:style-name="ce10">
            <text:p><text:s/>43<text:s/></text:p>
          </table:table-cell>
          <table:table-cell office:value-type="float" office:value="43" table:style-name="ce11">
            <text:p><text:s/>4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北柳里國中路改善</text:p>
          </table:table-cell>
          <table:table-cell office:value-type="float" office:value="88" table:style-name="ce10">
            <text:p><text:s/>88<text:s/></text:p>
          </table:table-cell>
          <table:table-cell office:value-type="float" office:value="88" table:style-name="ce11">
            <text:p><text:s/>8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仁化路(139巷萬善堂新舊交接處至工業路)路修</text:p>
          </table:table-cell>
          <table:table-cell office:value-type="float" office:value="5000" table:style-name="ce10">
            <text:p><text:s/>5,000<text:s/></text:p>
          </table:table-cell>
          <table:table-cell office:value-type="float" office:value="5000" table:style-name="ce11">
            <text:p><text:s/>5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正祥營造有限公司</text:p>
          </table:table-cell>
          <table:table-cell table:number-columns-repeated="16375"/>
        </table:table-row>
        <table:table-row table:style-name="ro54">
          <table:table-cell office:value-type="string" table:style-name="ce8">
            <text:p>張芬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中正路(草湖路至霧峰農工段)路面</text:p>
          </table:table-cell>
          <table:table-cell office:value-type="float" office:value="8000" table:style-name="ce10">
            <text:p><text:s/>8,000<text:s/></text:p>
          </table:table-cell>
          <table:table-cell office:value-type="float" office:value="8000" table:style-name="ce11">
            <text:p><text:s/>8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芬郁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成功路與萊園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道路改善</text:p>
          </table:table-cell>
          <table:table-cell office:value-type="string" table:style-name="ce9">
            <text:p>梧棲區-大村里立德街256號至296號</text:p>
          </table:table-cell>
          <table:table-cell office:value-type="float" office:value="438" table:style-name="ce10">
            <text:p><text:s/>438<text:s/></text:p>
          </table:table-cell>
          <table:table-cell office:value-type="float" office:value="438" table:style-name="ce11">
            <text:p><text:s/>43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道路改善</text:p>
          </table:table-cell>
          <table:table-cell office:value-type="string" table:style-name="ce9">
            <text:p>梧棲區-大村里文昌路407巷與立德街口</text:p>
          </table:table-cell>
          <table:table-cell office:value-type="float" office:value="205" table:style-name="ce10">
            <text:p><text:s/>205<text:s/></text:p>
          </table:table-cell>
          <table:table-cell office:value-type="float" office:value="205" table:style-name="ce11">
            <text:p><text:s/>20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道路改善</text:p>
          </table:table-cell>
          <table:table-cell office:value-type="string" table:style-name="ce9">
            <text:p>梧棲區-立德街61巷與文心街口</text:p>
          </table:table-cell>
          <table:table-cell office:value-type="float" office:value="290" table:style-name="ce10">
            <text:p><text:s/>290<text:s/></text:p>
          </table:table-cell>
          <table:table-cell office:value-type="float" office:value="290" table:style-name="ce11">
            <text:p><text:s/>2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欄杆新設</text:p>
          </table:table-cell>
          <table:table-cell office:value-type="string" table:style-name="ce9">
            <text:p>沙鹿區-七賢路七賢3號橋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中社路與忠貞路</text:p>
          </table:table-cell>
          <table:table-cell office:value-type="float" office:value="205" table:style-name="ce10">
            <text:p><text:s/>205<text:s/></text:p>
          </table:table-cell>
          <table:table-cell office:value-type="float" office:value="205" table:style-name="ce11">
            <text:p><text:s/>20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橋江南街</text:p>
          </table:table-cell>
          <table:table-cell office:value-type="float" office:value="2983" table:style-name="ce10">
            <text:p><text:s/>2,983<text:s/></text:p>
          </table:table-cell>
          <table:table-cell office:value-type="float" office:value="2983" table:style-name="ce11">
            <text:p><text:s/>2,98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中山路442-9號以南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民有路89巷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民有路</text:p>
          </table:table-cell>
          <table:table-cell office:value-type="float" office:value="20000" table:style-name="ce10">
            <text:p><text:s/>20,000<text:s/></text:p>
          </table:table-cell>
          <table:table-cell office:value-type="float" office:value="20000" table:style-name="ce11">
            <text:p><text:s/>20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忠貞路27-4號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沙鹿區清泉路43號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修復路堤</text:p>
          </table:table-cell>
          <table:table-cell office:value-type="string" table:style-name="ce9">
            <text:p>梧棲區中央路1段105號前方護欄</text:p>
          </table:table-cell>
          <table:table-cell office:value-type="float" office:value="190" table:style-name="ce10">
            <text:p><text:s/>19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清水區西寧里五權東路48巷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清照副議長</text:p>
          </table:table-cell>
          <table:table-cell office:value-type="string" table:style-name="ce8">
            <text:p>黑板樹9株移除</text:p>
          </table:table-cell>
          <table:table-cell office:value-type="string" table:style-name="ce9">
            <text:p>南屯區環中路四段56-8號前</text:p>
          </table:table-cell>
          <table:table-cell office:value-type="float" office:value="157" table:style-name="ce10">
            <text:p><text:s/>157<text:s/></text:p>
          </table:table-cell>
          <table:table-cell office:value-type="float" office:value="157" table:style-name="ce11">
            <text:p><text:s/>157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增設護欄與綠美化</text:p>
          </table:table-cell>
          <table:table-cell office:value-type="string" table:style-name="ce9">
            <text:p>大雅區昌平路4段352至451號間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271" table:style-name="ce11">
            <text:p><text:s/>27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神岡區神林路</text:p>
          </table:table-cell>
          <table:table-cell office:value-type="float" office:value="6000" table:style-name="ce10">
            <text:p><text:s/>6,000<text:s/></text:p>
          </table:table-cell>
          <table:table-cell office:value-type="float" office:value="3429" table:style-name="ce11">
            <text:p><text:s/>3,42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5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昌平路三段(雅潭路~民族路一段1巷)、昌平路二段(201巷~環中路)、昌平路四段(352巷~558巷)</text:p>
          </table:table-cell>
          <table:table-cell office:value-type="float" office:value="5500" table:style-name="ce10">
            <text:p><text:s/>5,500<text:s/></text:p>
          </table:table-cell>
          <table:table-cell office:value-type="float" office:value="5500" table:style-name="ce11">
            <text:p><text:s/>5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高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東陽里東陽路福德巷7弄部分路段路面重鋪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11" table:style-name="ce11">
            <text:p><text:s/>11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東寶里大德北路35巷至大明1路路面重鋪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454" table:style-name="ce11">
            <text:p><text:s/>4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樹木修剪</text:p>
          </table:table-cell>
          <table:table-cell office:value-type="string" table:style-name="ce9">
            <text:p>大雅區中清路(光復路-文化路)-東側</text:p>
          </table:table-cell>
          <table:table-cell office:value-type="float" office:value="80" table:style-name="ce10">
            <text:p><text:s/>80<text:s/></text:p>
          </table:table-cell>
          <table:table-cell office:value-type="float" office:value="80" table:style-name="ce11">
            <text:p><text:s/>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樹木修剪</text:p>
          </table:table-cell>
          <table:table-cell office:value-type="string" table:style-name="ce9">
            <text:p>大雅區中清路(文化路-民生路)-西側</text:p>
          </table:table-cell>
          <table:table-cell office:value-type="float" office:value="94" table:style-name="ce10">
            <text:p><text:s/>94<text:s/></text:p>
          </table:table-cell>
          <table:table-cell office:value-type="float" office:value="94" table:style-name="ce11">
            <text:p><text:s/>9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20">
          <table:table-cell office:value-type="string" table:style-name="ce8">
            <text:p>張雅旻議員</text:p>
          </table:table-cell>
          <table:table-cell office:value-type="string" table:style-name="ce8">
            <text:p>樹木修剪</text:p>
          </table:table-cell>
          <table:table-cell office:value-type="string" table:style-name="ce9">
            <text:p>大雅區中清路(東大路二段-文化路)-西側</text:p>
          </table:table-cell>
          <table:table-cell office:value-type="float" office:value="43" table:style-name="ce10">
            <text:p><text:s/>43<text:s/></text:p>
          </table:table-cell>
          <table:table-cell office:value-type="float" office:value="43" table:style-name="ce11">
            <text:p><text:s/>4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6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豐洲里東洲路135號旁(東洲路135號路口至東洲路137-16號)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196" table:style-name="ce11">
            <text:p><text:s/>19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庄前里神林路1號至21號前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993" table:style-name="ce11">
            <text:p><text:s/>99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裡街(神岡國小後門口)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7">
          <table:table-cell office:value-type="string" table:style-name="ce8">
            <text:p>張雅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昌平路三段(雅潭路~民族路一段1巷)、昌平路二段(201巷~環中路)、昌平路四段(352巷~558巷)</text:p>
          </table:table-cell>
          <table:table-cell office:value-type="float" office:value="3500" table:style-name="ce10">
            <text:p><text:s/>3,500<text:s/></text:p>
          </table:table-cell>
          <table:table-cell office:value-type="float" office:value="3500" table:style-name="ce11">
            <text:p><text:s/>3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高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國光路一段159巷路面重鋪</text:p>
          </table:table-cell>
          <table:table-cell office:value-type="float" office:value="1240" table:style-name="ce10">
            <text:p><text:s/>1,240<text:s/></text:p>
          </table:table-cell>
          <table:table-cell office:value-type="float" office:value="1240" table:style-name="ce11">
            <text:p><text:s/>1,2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0">
          <table:table-cell office:value-type="string" table:style-name="ce8">
            <text:p>張滄沂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樹王路(台63下至爽文路)路面重鋪</text:p>
          </table:table-cell>
          <table:table-cell office:value-type="float" office:value="1400" table:style-name="ce10">
            <text:p><text:s/>1,400<text:s/></text:p>
          </table:table-cell>
          <table:table-cell office:value-type="float" office:value="1400" table:style-name="ce11">
            <text:p><text:s/>1,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增設遊具設施</text:p>
          </table:table-cell>
          <table:table-cell office:value-type="string" table:style-name="ce9">
            <text:p>大里區新里里環保公園增設蹺蹺板</text:p>
          </table:table-cell>
          <table:table-cell office:value-type="float" office:value="210" table:style-name="ce10">
            <text:p><text:s/>210<text:s/></text:p>
          </table:table-cell>
          <table:table-cell office:value-type="float" office:value="210" table:style-name="ce11">
            <text:p><text:s/>21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37">
          <table:table-cell office:value-type="string" table:style-name="ce8">
            <text:p>張滄沂議員</text:p>
          </table:table-cell>
          <table:table-cell office:value-type="string" table:style-name="ce8">
            <text:p>景觀設施改善</text:p>
          </table:table-cell>
          <table:table-cell office:value-type="string" table:style-name="ce9">
            <text:p>大里區新里里進士公園噴池改善、增設花台</text:p>
          </table:table-cell>
          <table:table-cell office:value-type="float" office:value="630" table:style-name="ce10">
            <text:p><text:s/>630<text:s/></text:p>
          </table:table-cell>
          <table:table-cell office:value-type="float" office:value="630" table:style-name="ce11">
            <text:p><text:s/>63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54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東南路(中興路1段至東南路207巷)路修</text:p>
          </table:table-cell>
          <table:table-cell office:value-type="float" office:value="3030" table:style-name="ce10">
            <text:p><text:s/>3,030<text:s/></text:p>
          </table:table-cell>
          <table:table-cell office:value-type="float" office:value="3030" table:style-name="ce11">
            <text:p><text:s/>3,0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/text:p>
          </table:table-cell>
          <table:table-cell table:number-columns-repeated="16375"/>
        </table:table-row>
        <table:table-row table:style-name="ro50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西湖路(西湖路238號至248號及西湖路281巷)路修</text:p>
          </table:table-cell>
          <table:table-cell office:value-type="float" office:value="340" table:style-name="ce10">
            <text:p><text:s/>340<text:s/></text:p>
          </table:table-cell>
          <table:table-cell office:value-type="float" office:value="340" table:style-name="ce11">
            <text:p><text:s/>3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8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大里街7巷(中興橋至大里街7巷16弄(新舊交界))路修</text:p>
          </table:table-cell>
          <table:table-cell office:value-type="float" office:value="260" table:style-name="ce10">
            <text:p><text:s/>260<text:s/></text:p>
          </table:table-cell>
          <table:table-cell office:value-type="float" office:value="260" table:style-name="ce11">
            <text:p><text:s/>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48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大元路(中興路2段與大元路交叉口至大元路62號)路修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大里里大里路（西里巷至東里路）路修</text:p>
          </table:table-cell>
          <table:table-cell office:value-type="float" office:value="1650" table:style-name="ce10">
            <text:p><text:s/>1,650<text:s/></text:p>
          </table:table-cell>
          <table:table-cell office:value-type="float" office:value="1650" table:style-name="ce11">
            <text:p><text:s/>1,6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1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夏田里國中路（454號至423號）路修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660" table:style-name="ce11">
            <text:p><text:s/>6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張滄沂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夏田里國中路（493號至454號）路修</text:p>
          </table:table-cell>
          <table:table-cell office:value-type="float" office:value="1160" table:style-name="ce10">
            <text:p><text:s/>1,160<text:s/></text:p>
          </table:table-cell>
          <table:table-cell office:value-type="float" office:value="1160" table:style-name="ce11">
            <text:p><text:s/>1,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新厝路550巷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中興路一段近草湖東路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草堤路近北湖街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烏日區五光路189巷49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成功路樟公巷產業道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、李天生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仁化路139巷路面重鋪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西屯區惠來里惠來公園建議增設6盞園燈</text:p>
          </table:table-cell>
          <table:table-cell office:value-type="string" table:style-name="ce9">
            <text:p>西屯區惠來里惠來公園</text:p>
          </table:table-cell>
          <table:table-cell office:value-type="float" office:value="126.226" table:style-name="ce10">
            <text:p><text:s/>126<text:s/></text:p>
          </table:table-cell>
          <table:table-cell office:value-type="float" office:value="126.226" table:style-name="ce11">
            <text:p><text:s/>126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喜來登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西屯區永安里國安1公園建議增設1盞園燈</text:p>
          </table:table-cell>
          <table:table-cell office:value-type="string" table:style-name="ce9">
            <text:p>西屯區永安里國安1公園</text:p>
          </table:table-cell>
          <table:table-cell office:value-type="float" office:value="20.558" table:style-name="ce10">
            <text:p><text:s/>21<text:s/></text:p>
          </table:table-cell>
          <table:table-cell office:value-type="float" office:value="20.558" table:style-name="ce11">
            <text:p><text:s/>21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喜來登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長安路一段47巷路面重鋪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85" table:style-name="ce11">
            <text:p><text:s/>18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同志巷76號前附近路面重鋪</text:p>
          </table:table-cell>
          <table:table-cell office:value-type="float" office:value="1350" table:style-name="ce10">
            <text:p><text:s/>1,350<text:s/></text:p>
          </table:table-cell>
          <table:table-cell office:value-type="float" office:value="780" table:style-name="ce11">
            <text:p><text:s/>7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瑞街(福科路致福瑞街66巷)路面</text:p>
          </table:table-cell>
          <table:table-cell office:value-type="float" office:value="420" table:style-name="ce10">
            <text:p><text:s/>42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漢成七街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650" table:style-name="ce11">
            <text:p><text:s/>6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中二街10巷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墩南一巷路面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科路示範道路</text:p>
          </table:table-cell>
          <table:table-cell office:value-type="float" office:value="2700" table:style-name="ce10">
            <text:p><text:s/>2,700<text:s/></text:p>
          </table:table-cell>
          <table:table-cell office:value-type="float" office:value="2526" table:style-name="ce11">
            <text:p><text:s/>2,52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張廖乃綸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青海路一段126號旁(青海路一段至天水西三街)路面</text:p>
          </table:table-cell>
          <table:table-cell office:value-type="float" office:value="110" table:style-name="ce10">
            <text:p><text:s/>110<text:s/></text:p>
          </table:table-cell>
          <table:table-cell office:value-type="float" office:value="104" table:style-name="ce11">
            <text:p><text:s/>10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9">
          <table:table-cell office:value-type="string" table:style-name="ce8">
            <text:p>張廖乃綸議員、黃馨慧議員、陳淑華議員、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台灣大道與環中路三段路面</text:p>
          </table:table-cell>
          <table:table-cell office:value-type="float" office:value="1600" table:style-name="ce10">
            <text:p><text:s/>1,600<text:s/></text:p>
          </table:table-cell>
          <table:table-cell office:value-type="float" office:value="1500" table:style-name="ce11">
            <text:p><text:s/>1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60">
          <table:table-cell office:value-type="string" table:style-name="ce8">
            <text:p>張廖乃綸議員、黃馨慧議員、陳淑華議員、楊正中議員、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河南路(福上巷至甘肅路(路面</text:p>
          </table:table-cell>
          <table:table-cell office:value-type="float" office:value="6500" table:style-name="ce10">
            <text:p><text:s/>6,500<text:s/></text:p>
          </table:table-cell>
          <table:table-cell office:value-type="float" office:value="6000" table:style-name="ce11">
            <text:p><text:s/>6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西屯區逢甲里福星公園建議增設5盞園燈</text:p>
          </table:table-cell>
          <table:table-cell office:value-type="string" table:style-name="ce9">
            <text:p>西屯區逢甲里福星公園</text:p>
          </table:table-cell>
          <table:table-cell office:value-type="float" office:value="113.476" table:style-name="ce10">
            <text:p><text:s/>113<text:s/></text:p>
          </table:table-cell>
          <table:table-cell office:value-type="float" office:value="113.476" table:style-name="ce11">
            <text:p><text:s/>113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喜來登水電工程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西屯路二段256巷(西屯路二段至寶慶街)路面重舖</text:p>
          </table:table-cell>
          <table:table-cell office:value-type="float" office:value="315" table:style-name="ce10">
            <text:p><text:s/>315<text:s/></text:p>
          </table:table-cell>
          <table:table-cell office:value-type="float" office:value="257" table:style-name="ce11">
            <text:p><text:s/>25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上仁街(66號至臺灣大道556巷1弄32號)路面重鋪</text:p>
          </table:table-cell>
          <table:table-cell office:value-type="float" office:value="290" table:style-name="ce10">
            <text:p><text:s/>290<text:s/></text:p>
          </table:table-cell>
          <table:table-cell office:value-type="float" office:value="229" table:style-name="ce11">
            <text:p><text:s/>22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潮洋里朝馬一街路面重鋪</text:p>
          </table:table-cell>
          <table:table-cell office:value-type="float" office:value="650" table:style-name="ce10">
            <text:p><text:s/>650<text:s/></text:p>
          </table:table-cell>
          <table:table-cell office:value-type="float" office:value="566" table:style-name="ce11">
            <text:p><text:s/>56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紳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黎明路二段與干城街人行道延長工程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逢甲路20巷路面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50" table:style-name="ce11">
            <text:p><text:s/>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和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逢甲路19巷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寶泰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四川五街(台灣大道至四川西二街)側溝</text:p>
          </table:table-cell>
          <table:table-cell office:value-type="float" office:value="370" table:style-name="ce10">
            <text:p><text:s/>370<text:s/></text:p>
          </table:table-cell>
          <table:table-cell office:value-type="float" office:value="365" table:style-name="ce11">
            <text:p><text:s/>36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聯街福順路至福聯街55號路面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漢城一街東路至漢城街路面(路基改善)</text:p>
          </table:table-cell>
          <table:table-cell office:value-type="float" office:value="210" table:style-name="ce10">
            <text:p><text:s/>21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河南路(惠順停車場)人行道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林巷(瓦窯橋至西林巷6號)路面</text:p>
          </table:table-cell>
          <table:table-cell office:value-type="float" office:value="310" table:style-name="ce10">
            <text:p><text:s/>31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環中路三段足球場旁(3p-95橋柱至朝馬路)路面改善</text:p>
          </table:table-cell>
          <table:table-cell office:value-type="float" office:value="850" table:style-name="ce10">
            <text:p><text:s/>85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江西厝巷26號對面側溝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20" table:style-name="ce11">
            <text:p><text:s/>1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西林巷1-2號水溝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原路一段台灣大道至西屯路路面</text:p>
          </table:table-cell>
          <table:table-cell office:value-type="float" office:value="5500" table:style-name="ce10">
            <text:p><text:s/>5,500<text:s/></text:p>
          </table:table-cell>
          <table:table-cell office:value-type="float" office:value="5350" table:style-name="ce11">
            <text:p><text:s/>5,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路樹浮根建議修復</text:p>
          </table:table-cell>
          <table:table-cell office:value-type="string" table:style-name="ce9">
            <text:p>朝馬路81號前</text:p>
          </table:table-cell>
          <table:table-cell office:value-type="float" office:value="29" table:style-name="ce10">
            <text:p><text:s/>29<text:s/></text:p>
          </table:table-cell>
          <table:table-cell office:value-type="float" office:value="29" table:style-name="ce11">
            <text:p><text:s/>29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路樹浮根損人行道</text:p>
          </table:table-cell>
          <table:table-cell office:value-type="string" table:style-name="ce9">
            <text:p>黎明路二段945號前</text:p>
          </table:table-cell>
          <table:table-cell office:value-type="float" office:value="23" table:style-name="ce10">
            <text:p><text:s/>23<text:s/></text:p>
          </table:table-cell>
          <table:table-cell office:value-type="float" office:value="23" table:style-name="ce11">
            <text:p><text:s/>23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景觀燈改善工程</text:p>
          </table:table-cell>
          <table:table-cell office:value-type="string" table:style-name="ce9">
            <text:p>至善路(逢甲路至上安路)</text:p>
          </table:table-cell>
          <table:table-cell office:value-type="float" office:value="1003" table:style-name="ce10">
            <text:p><text:s/>1,003<text:s/></text:p>
          </table:table-cell>
          <table:table-cell office:value-type="float" office:value="1003" table:style-name="ce11">
            <text:p><text:s/>1,00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仙沛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增設景觀燈3座</text:p>
          </table:table-cell>
          <table:table-cell office:value-type="string" table:style-name="ce9">
            <text:p>市政綠地內(環中路與市政路口)</text:p>
          </table:table-cell>
          <table:table-cell office:value-type="float" office:value="81" table:style-name="ce10">
            <text:p><text:s/>81<text:s/></text:p>
          </table:table-cell>
          <table:table-cell office:value-type="float" office:value="81" table:style-name="ce11">
            <text:p><text:s/>81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黑板樹2株,麵包樹2株移換植</text:p>
          </table:table-cell>
          <table:table-cell office:value-type="string" table:style-name="ce9">
            <text:p>南屯區大墩11街</text:p>
          </table:table-cell>
          <table:table-cell office:value-type="float" office:value="62" table:style-name="ce10">
            <text:p><text:s/>62<text:s/></text:p>
          </table:table-cell>
          <table:table-cell office:value-type="float" office:value="62" table:style-name="ce11">
            <text:p><text:s/>62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景觀燈更新</text:p>
          </table:table-cell>
          <table:table-cell office:value-type="string" table:style-name="ce9">
            <text:p>至善路</text:p>
          </table:table-cell>
          <table:table-cell office:value-type="float" office:value="988" table:style-name="ce10">
            <text:p><text:s/>988<text:s/></text:p>
          </table:table-cell>
          <table:table-cell office:value-type="float" office:value="988" table:style-name="ce11">
            <text:p><text:s/>98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仙沛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舖面改善</text:p>
          </table:table-cell>
          <table:table-cell office:value-type="string" table:style-name="ce9">
            <text:p>弘孝路</text:p>
          </table:table-cell>
          <table:table-cell office:value-type="float" office:value="188" table:style-name="ce10">
            <text:p><text:s/>188<text:s/></text:p>
          </table:table-cell>
          <table:table-cell office:value-type="float" office:value="188" table:style-name="ce11">
            <text:p><text:s/>188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舖面改善</text:p>
          </table:table-cell>
          <table:table-cell office:value-type="string" table:style-name="ce9">
            <text:p>惠來路</text:p>
          </table:table-cell>
          <table:table-cell office:value-type="float" office:value="264" table:style-name="ce10">
            <text:p><text:s/>264<text:s/></text:p>
          </table:table-cell>
          <table:table-cell office:value-type="float" office:value="264" table:style-name="ce11">
            <text:p><text:s/>264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大仁國小,中山國中</text:p>
          </table:table-cell>
          <table:table-cell office:value-type="float" office:value="110" table:style-name="ce10">
            <text:p><text:s/>110<text:s/></text:p>
          </table:table-cell>
          <table:table-cell office:value-type="float" office:value="110" table:style-name="ce11">
            <text:p><text:s/>1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宏福一巷</text:p>
          </table:table-cell>
          <table:table-cell office:value-type="float" office:value="54" table:style-name="ce10">
            <text:p><text:s/>54<text:s/></text:p>
          </table:table-cell>
          <table:table-cell office:value-type="float" office:value="54" table:style-name="ce11">
            <text:p><text:s/>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安和路82-16號旁(高鐵下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安和路78-5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綠地增設體健設施</text:p>
          </table:table-cell>
          <table:table-cell office:value-type="string" table:style-name="ce9">
            <text:p>豐原區富春里葫蘆墩里墩仔腳</text:p>
          </table:table-cell>
          <table:table-cell office:value-type="float" office:value="177" table:style-name="ce10">
            <text:p><text:s/>177<text:s/></text:p>
          </table:table-cell>
          <table:table-cell office:value-type="float" office:value="170" table:style-name="ce11">
            <text:p><text:s/>1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南陽路綠山巷81弄21號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44" table:style-name="ce11">
            <text:p><text:s/>74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南村里文村街(水源路-文化街)</text:p>
          </table:table-cell>
          <table:table-cell office:value-type="float" office:value="1012" table:style-name="ce10">
            <text:p><text:s/>1,012<text:s/></text:p>
          </table:table-cell>
          <table:table-cell office:value-type="float" office:value="878" table:style-name="ce11">
            <text:p><text:s/>8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公園設施改善</text:p>
          </table:table-cell>
          <table:table-cell office:value-type="string" table:style-name="ce9">
            <text:p>豐原區南村里三陽公園溜冰場地坪整修</text:p>
          </table:table-cell>
          <table:table-cell office:value-type="float" office:value="798" table:style-name="ce10">
            <text:p><text:s/>798<text:s/></text:p>
          </table:table-cell>
          <table:table-cell office:value-type="float" office:value="639" table:style-name="ce11">
            <text:p><text:s/>63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朴子里朴子街409巷</text:p>
          </table:table-cell>
          <table:table-cell office:value-type="float" office:value="560" table:style-name="ce10">
            <text:p><text:s/>56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后里區公館里重劃西路536巷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94" table:style-name="ce11">
            <text:p><text:s/>99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1">
          <table:table-cell office:value-type="string" table:style-name="ce8">
            <text:p>張瀞分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朴子里豐勢路2段819巷76弄89號-126號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370" table:style-name="ce11">
            <text:p><text:s/>3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籃球場地坪整修</text:p>
          </table:table-cell>
          <table:table-cell office:value-type="string" table:style-name="ce9">
            <text:p>豐原區南陽里南陽公園</text:p>
          </table:table-cell>
          <table:table-cell office:value-type="float" office:value="792" table:style-name="ce10">
            <text:p><text:s/>792<text:s/></text:p>
          </table:table-cell>
          <table:table-cell office:value-type="float" office:value="772" table:style-name="ce11">
            <text:p><text:s/>77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張瀞分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豐榮里信義街157巷(仁愛街-信義街)</text:p>
          </table:table-cell>
          <table:table-cell office:value-type="float" office:value="280" table:style-name="ce10">
            <text:p><text:s/>280<text:s/></text:p>
          </table:table-cell>
          <table:table-cell office:value-type="float" office:value="339" table:style-name="ce11">
            <text:p><text:s/>33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護欄，擋土牆</text:p>
          </table:table-cell>
          <table:table-cell office:value-type="string" table:style-name="ce9">
            <text:p>豐原區北陽里綠山巷180號旁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373" table:style-name="ce11">
            <text:p><text:s/>37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張瀞分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豐原區北陽里南陽路綠山巷159弄至151弄口</text:p>
          </table:table-cell>
          <table:table-cell office:value-type="float" office:value="650" table:style-name="ce10">
            <text:p><text:s/>650<text:s/></text:p>
          </table:table-cell>
          <table:table-cell office:value-type="float" office:value="652" table:style-name="ce11">
            <text:p><text:s/>65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瀞分議員</text:p>
          </table:table-cell>
          <table:table-cell office:value-type="string" table:style-name="ce8">
            <text:p>擋土牆及防落石柵</text:p>
          </table:table-cell>
          <table:table-cell office:value-type="string" table:style-name="ce9">
            <text:p>后里區公館里安眉路97號後方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682" table:style-name="ce11">
            <text:p><text:s/>1,68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細廣兼停170增設2盞燈</text:p>
          </table:table-cell>
          <table:table-cell office:value-type="string" table:style-name="ce9">
            <text:p>細廣兼停170</text:p>
          </table:table-cell>
          <table:table-cell office:value-type="float" office:value="46" table:style-name="ce10">
            <text:p><text:s/>46<text:s/></text:p>
          </table:table-cell>
          <table:table-cell office:value-type="float" office:value="46" table:style-name="ce11">
            <text:p><text:s/>46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喜來登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保安公園地墊改善</text:p>
          </table:table-cell>
          <table:table-cell office:value-type="string" table:style-name="ce9">
            <text:p>保安公園</text:p>
          </table:table-cell>
          <table:table-cell office:value-type="float" office:value="410" table:style-name="ce10">
            <text:p><text:s/>410<text:s/></text:p>
          </table:table-cell>
          <table:table-cell office:value-type="float" office:value="410" table:style-name="ce11">
            <text:p><text:s/>410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永春路46-6號前路面重鋪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11" table:style-name="ce11">
            <text:p><text:s/>11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忠勇路23-20號前路面重舖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738" table:style-name="ce11">
            <text:p><text:s/>73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文心一路(河南路四段-黎明路2段)路面</text:p>
          </table:table-cell>
          <table:table-cell office:value-type="float" office:value="1080" table:style-name="ce10">
            <text:p><text:s/>1,080<text:s/></text:p>
          </table:table-cell>
          <table:table-cell office:value-type="float" office:value="980" table:style-name="ce11">
            <text:p><text:s/>9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路46-6號前路面改善工程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勇路23-20號前路面改善工程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東三路381巷路面</text:p>
          </table:table-cell>
          <table:table-cell office:value-type="float" office:value="360" table:style-name="ce10">
            <text:p><text:s/>360<text:s/></text:p>
          </table:table-cell>
          <table:table-cell office:value-type="float" office:value="460" table:style-name="ce11">
            <text:p><text:s/>4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永春東三路253巷</text:p>
          </table:table-cell>
          <table:table-cell office:value-type="float" office:value="320" table:style-name="ce10">
            <text:p><text:s/>320<text:s/></text:p>
          </table:table-cell>
          <table:table-cell office:value-type="float" office:value="306" table:style-name="ce11">
            <text:p><text:s/>30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台路73巷路面</text:p>
          </table:table-cell>
          <table:table-cell office:value-type="float" office:value="850" table:style-name="ce10">
            <text:p><text:s/>85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楓樹西街376巷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480" table:style-name="ce11">
            <text:p><text:s/>4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河南路四段(大業路-公益路)路面</text:p>
          </table:table-cell>
          <table:table-cell office:value-type="float" office:value="2853" table:style-name="ce10">
            <text:p><text:s/>2,853<text:s/></text:p>
          </table:table-cell>
          <table:table-cell office:value-type="float" office:value="3500" table:style-name="ce11">
            <text:p><text:s/>3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黎明路二段與干城街人行道延長工程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新設L溝水溝及路面L=64M</text:p>
          </table:table-cell>
          <table:table-cell office:value-type="string" table:style-name="ce9">
            <text:p>新社區中95線(近妙禪園)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掌葉蘋婆1株移除</text:p>
          </table:table-cell>
          <table:table-cell office:value-type="string" table:style-name="ce9">
            <text:p>南屯區東興路二段30號前</text:p>
          </table:table-cell>
          <table:table-cell office:value-type="float" office:value="11" table:style-name="ce10">
            <text:p><text:s/>11<text:s/></text:p>
          </table:table-cell>
          <table:table-cell office:value-type="float" office:value="11" table:style-name="ce11">
            <text:p><text:s/>11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勝園藝事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黑板樹8株移除,人行道修繕</text:p>
          </table:table-cell>
          <table:table-cell office:value-type="string" table:style-name="ce9">
            <text:p>南屯區惠來路(大業路至文心一路)</text:p>
          </table:table-cell>
          <table:table-cell office:value-type="float" office:value="56" table:style-name="ce10">
            <text:p><text:s/>56<text:s/></text:p>
          </table:table-cell>
          <table:table-cell office:value-type="float" office:value="56" table:style-name="ce11">
            <text:p><text:s/>56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大業路(大墩路-河南路)</text:p>
          </table:table-cell>
          <table:table-cell office:value-type="float" office:value="169" table:style-name="ce10">
            <text:p><text:s/>169<text:s/></text:p>
          </table:table-cell>
          <table:table-cell office:value-type="float" office:value="169" table:style-name="ce11">
            <text:p><text:s/>16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源園藝企業有限公司</text:p>
          </table:table-cell>
          <table:table-cell table:number-columns-repeated="16375"/>
        </table:table-row>
        <table:table-row table:style-name="ro49">
          <table:table-cell office:value-type="string" table:style-name="ce8">
            <text:p>張耀中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永春東七路(干城街-公益路側)(公益路-永春路單號側)</text:p>
          </table:table-cell>
          <table:table-cell office:value-type="float" office:value="95" table:style-name="ce10">
            <text:p><text:s/>95<text:s/></text:p>
          </table:table-cell>
          <table:table-cell office:value-type="float" office:value="95" table:style-name="ce11">
            <text:p><text:s/>9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源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南屯區春安路57巷41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61">
          <table:table-cell office:value-type="string" table:style-name="ce8">
            <text:p>陳世凱議員</text:p>
          </table:table-cell>
          <table:table-cell office:value-type="string" table:style-name="ce8">
            <text:p>側溝及路面改善</text:p>
          </table:table-cell>
          <table:table-cell office:value-type="string" table:style-name="ce9">
            <text:p>龍井區新庄里中興路36巷內單側側溝清淤及產業道路需改善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陳世凱議員</text:p>
          </table:table-cell>
          <table:table-cell office:value-type="string" table:style-name="ce8">
            <text:p>增設燈具</text:p>
          </table:table-cell>
          <table:table-cell office:value-type="string" table:style-name="ce9">
            <text:p>烏日區九德里環中路六段（九德街）橋下空間增設景觀燈</text:p>
          </table:table-cell>
          <table:table-cell office:value-type="float" office:value="80" table:style-name="ce10">
            <text:p><text:s/>80<text:s/></text:p>
          </table:table-cell>
          <table:table-cell office:value-type="float" office:value="80" table:style-name="ce11">
            <text:p><text:s/>80<text:s/></text:p>
          </table:table-cell>
          <table:table-cell office:value-type="string" table:style-name="ce12">
            <text:p>公園管理-公園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陳世凱議員</text:p>
          </table:table-cell>
          <table:table-cell office:value-type="string" table:style-name="ce8">
            <text:p>側溝加蓋</text:p>
          </table:table-cell>
          <table:table-cell office:value-type="string" table:style-name="ce9">
            <text:p>龍井區中厝路261巷26號旁，道路側溝加蓋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騰達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霧峰區北柳里國中路改善</text:p>
          </table:table-cell>
          <table:table-cell office:value-type="float" office:value="880" table:style-name="ce10">
            <text:p><text:s/>880<text:s/></text:p>
          </table:table-cell>
          <table:table-cell office:value-type="float" office:value="880" table:style-name="ce11">
            <text:p><text:s/>8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烏日區溪南路一段(409號至460巷)清淤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謄達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陳世凱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烏日區溪南路一段(533巷至460巷)雙側清淤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謄達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溪南路一段605巷路修</text:p>
          </table:table-cell>
          <table:table-cell office:value-type="float" office:value="1150" table:style-name="ce10">
            <text:p><text:s/>1,150<text:s/></text:p>
          </table:table-cell>
          <table:table-cell office:value-type="float" office:value="1150" table:style-name="ce11">
            <text:p><text:s/>1,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台積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肚區新興街增設側溝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謄達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龍井區三港路89巷清淤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烏日區五光路189巷與環河路口積水改善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霧峰區六股路248巷56號前道路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肚區興和路326號附近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東勢里民生街50巷10號旁</text:p>
          </table:table-cell>
          <table:table-cell office:value-type="float" office:value="185" table:style-name="ce10">
            <text:p><text:s/>185<text:s/></text:p>
          </table:table-cell>
          <table:table-cell office:value-type="float" office:value="178" table:style-name="ce11">
            <text:p><text:s/>1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后里區公安路</text:p>
          </table:table-cell>
          <table:table-cell office:value-type="float" office:value="2" table:style-name="ce10">
            <text:p><text:s/>2<text:s/></text:p>
          </table:table-cell>
          <table:table-cell office:value-type="float" office:value="2" table:style-name="ce11">
            <text:p><text:s/>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自有工班辦理</text:p>
          </table:table-cell>
          <table:table-cell office:value-type="string" table:style-name="ce12">
            <text:p>自有工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后里區公安路眉山路交叉口</text:p>
          </table:table-cell>
          <table:table-cell office:value-type="float" office:value="2" table:style-name="ce10">
            <text:p><text:s/>2<text:s/></text:p>
          </table:table-cell>
          <table:table-cell office:value-type="float" office:value="2" table:style-name="ce11">
            <text:p><text:s/>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自有工班辦理</text:p>
          </table:table-cell>
          <table:table-cell office:value-type="string" table:style-name="ce12">
            <text:p>自有工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后里區永興路11-11號與11-13號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68" table:style-name="ce11">
            <text:p><text:s/>46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后里區舊社路和大圳路交叉口</text:p>
          </table:table-cell>
          <table:table-cell office:value-type="float" office:value="405" table:style-name="ce10">
            <text:p><text:s/>405<text:s/></text:p>
          </table:table-cell>
          <table:table-cell office:value-type="float" office:value="792" table:style-name="ce11">
            <text:p><text:s/>79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旺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后里區圳寮路133巷排水溝</text:p>
          </table:table-cell>
          <table:table-cell office:value-type="float" office:value="850" table:style-name="ce10">
            <text:p><text:s/>850<text:s/></text:p>
          </table:table-cell>
          <table:table-cell office:value-type="float" office:value="850" table:style-name="ce11">
            <text:p><text:s/>8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更換格柵</text:p>
          </table:table-cell>
          <table:table-cell office:value-type="string" table:style-name="ce9">
            <text:p>后里區甲后路819號</text:p>
          </table:table-cell>
          <table:table-cell office:value-type="float" office:value="6" table:style-name="ce10">
            <text:p><text:s/>6<text:s/></text:p>
          </table:table-cell>
          <table:table-cell office:value-type="float" office:value="6" table:style-name="ce11">
            <text:p><text:s/>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水溝清淤</text:p>
          </table:table-cell>
          <table:table-cell office:value-type="string" table:style-name="ce9">
            <text:p>后里區大山路122巷5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水溝蓋改善</text:p>
          </table:table-cell>
          <table:table-cell office:value-type="string" table:style-name="ce9">
            <text:p>后里區甲后路后里國小</text:p>
          </table:table-cell>
          <table:table-cell office:value-type="float" office:value="29" table:style-name="ce10">
            <text:p><text:s/>29<text:s/></text:p>
          </table:table-cell>
          <table:table-cell office:value-type="float" office:value="29" table:style-name="ce11">
            <text:p><text:s/>2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水溝蓋改善</text:p>
          </table:table-cell>
          <table:table-cell office:value-type="string" table:style-name="ce9">
            <text:p>后里區三線路育英國小旁側門</text:p>
          </table:table-cell>
          <table:table-cell office:value-type="float" office:value="6.5" table:style-name="ce10">
            <text:p><text:s/>7<text:s/></text:p>
          </table:table-cell>
          <table:table-cell office:value-type="float" office:value="6.5" table:style-name="ce11">
            <text:p><text:s/>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三線路(四月路~舊社路)</text:p>
          </table:table-cell>
          <table:table-cell office:value-type="float" office:value="6500" table:style-name="ce10">
            <text:p><text:s/>6,500<text:s/></text:p>
          </table:table-cell>
          <table:table-cell office:value-type="float" office:value="6500" table:style-name="ce11">
            <text:p><text:s/>6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淞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本添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安眉西路50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41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崇德十一路(78號至昌平東三路)(半幅路面)路面重鋪</text:p>
          </table:table-cell>
          <table:table-cell office:value-type="float" office:value="280" table:style-name="ce10">
            <text:p><text:s/>280<text:s/></text:p>
          </table:table-cell>
          <table:table-cell office:value-type="float" office:value="308" table:style-name="ce11">
            <text:p><text:s/>30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二段1066巷水溝及路面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富路15號前巷道路面改善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昌平路3段50巷路面</text:p>
          </table:table-cell>
          <table:table-cell office:value-type="float" office:value="380" table:style-name="ce10">
            <text:p><text:s/>380<text:s/></text:p>
          </table:table-cell>
          <table:table-cell office:value-type="float" office:value="480" table:style-name="ce11">
            <text:p><text:s/>4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昌平路二段31巷水溝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太原路三段150巷3號排水溝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昌平路二段31巷2弄路面</text:p>
          </table:table-cell>
          <table:table-cell office:value-type="float" office:value="240" table:style-name="ce10">
            <text:p><text:s/>240<text:s/></text:p>
          </table:table-cell>
          <table:table-cell office:value-type="float" office:value="340" table:style-name="ce11">
            <text:p><text:s/>3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49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德三段1022巷38弄(崇德三段1022巷至大伍橋)路面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760" table:style-name="ce11">
            <text:p><text:s/>7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新興路六巷至中清路路面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溝蓋修復</text:p>
          </table:table-cell>
          <table:table-cell office:value-type="string" table:style-name="ce9">
            <text:p>同榮路22巷前水溝加蓋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600" table:style-name="ce11">
            <text:p><text:s/>2,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四平路25號水溝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新興路六巷至中清路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45">
          <table:table-cell office:value-type="string" table:style-name="ce8">
            <text:p>陳成添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敦化路一段(後庄一街至敦化路一段616號)雙側人行道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行道樹樹根隆起</text:p>
          </table:table-cell>
          <table:table-cell office:value-type="string" table:style-name="ce9">
            <text:p>北屯區豐樂三街</text:p>
          </table:table-cell>
          <table:table-cell office:value-type="float" office:value="35" table:style-name="ce10">
            <text:p><text:s/>35<text:s/></text:p>
          </table:table-cell>
          <table:table-cell office:value-type="float" office:value="35" table:style-name="ce11">
            <text:p><text:s/>35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文心昌平路綠地廁所</text:p>
          </table:table-cell>
          <table:table-cell office:value-type="string" table:style-name="ce9">
            <text:p>文心昌平綠地</text:p>
          </table:table-cell>
          <table:table-cell office:value-type="float" office:value="98" table:style-name="ce10">
            <text:p><text:s/>98<text:s/></text:p>
          </table:table-cell>
          <table:table-cell office:value-type="float" office:value="98" table:style-name="ce11">
            <text:p><text:s/>98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小額請購</text:p>
          </table:table-cell>
          <table:table-cell office:value-type="string" table:style-name="ce12">
            <text:p>德寶裝璜工程行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文昌公園旁三角公園</text:p>
          </table:table-cell>
          <table:table-cell office:value-type="float" office:value="61" table:style-name="ce10">
            <text:p><text:s/>61<text:s/></text:p>
          </table:table-cell>
          <table:table-cell office:value-type="float" office:value="61" table:style-name="ce11">
            <text:p><text:s/>6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長生二街</text:p>
          </table:table-cell>
          <table:table-cell office:value-type="float" office:value="54" table:style-name="ce10">
            <text:p><text:s/>54<text:s/></text:p>
          </table:table-cell>
          <table:table-cell office:value-type="float" office:value="54" table:style-name="ce11">
            <text:p><text:s/>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祥順二街</text:p>
          </table:table-cell>
          <table:table-cell office:value-type="float" office:value="95" table:style-name="ce10">
            <text:p><text:s/>95<text:s/></text:p>
          </table:table-cell>
          <table:table-cell office:value-type="float" office:value="95" table:style-name="ce11">
            <text:p><text:s/>9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豐樂北二路、豐樂三街、豐樂路二段</text:p>
          </table:table-cell>
          <table:table-cell office:value-type="float" office:value="260" table:style-name="ce10">
            <text:p><text:s/>260<text:s/></text:p>
          </table:table-cell>
          <table:table-cell office:value-type="float" office:value="260" table:style-name="ce11">
            <text:p><text:s/>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一段726巷路面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200" table:style-name="ce11">
            <text:p><text:s/>1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山路(416-412)路修</text:p>
          </table:table-cell>
          <table:table-cell office:value-type="float" office:value="15" table:style-name="ce10">
            <text:p><text:s/>15<text:s/></text:p>
          </table:table-cell>
          <table:table-cell office:value-type="float" office:value="25" table:style-name="ce11">
            <text:p><text:s/>2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陝西六街路修</text:p>
          </table:table-cell>
          <table:table-cell office:value-type="float" office:value="320" table:style-name="ce10">
            <text:p><text:s/>320<text:s/></text:p>
          </table:table-cell>
          <table:table-cell office:value-type="float" office:value="520" table:style-name="ce11">
            <text:p><text:s/>5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陝西東二街(武昌南至陝西東二2號)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700" table:style-name="ce11">
            <text:p><text:s/>1,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梅川西路三段35巷路面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750" table:style-name="ce11">
            <text:p><text:s/>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山路(原子街至中華路)路面</text:p>
          </table:table-cell>
          <table:table-cell office:value-type="float" office:value="1050" table:style-name="ce10">
            <text:p><text:s/>1,050<text:s/></text:p>
          </table:table-cell>
          <table:table-cell office:value-type="float" office:value="1250" table:style-name="ce11">
            <text:p><text:s/>1,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英才路(篤行路至419號)側溝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德化街687巷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梅亭街90巷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鋪面改善</text:p>
          </table:table-cell>
          <table:table-cell office:value-type="string" table:style-name="ce9">
            <text:p>北區梅川園道(梅亭街南北側)</text:p>
          </table:table-cell>
          <table:table-cell office:value-type="float" office:value="72" table:style-name="ce10">
            <text:p><text:s/>72<text:s/></text:p>
          </table:table-cell>
          <table:table-cell office:value-type="float" office:value="72" table:style-name="ce11">
            <text:p><text:s/>72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增設體健及地墊更換</text:p>
          </table:table-cell>
          <table:table-cell office:value-type="string" table:style-name="ce9">
            <text:p>北區梅川園道(梅亭街南北側)</text:p>
          </table:table-cell>
          <table:table-cell office:value-type="float" office:value="83" table:style-name="ce10">
            <text:p><text:s/>83<text:s/></text:p>
          </table:table-cell>
          <table:table-cell office:value-type="float" office:value="83" table:style-name="ce11">
            <text:p><text:s/>83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切割樹穴17處</text:p>
          </table:table-cell>
          <table:table-cell office:value-type="string" table:style-name="ce9">
            <text:p>梅川西路三段281巷(篤行國小南側)</text:p>
          </table:table-cell>
          <table:table-cell office:value-type="float" office:value="58" table:style-name="ce10">
            <text:p><text:s/>58<text:s/></text:p>
          </table:table-cell>
          <table:table-cell office:value-type="float" office:value="58" table:style-name="ce11">
            <text:p><text:s/>58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樹穴花臺改善</text:p>
          </table:table-cell>
          <table:table-cell office:value-type="string" table:style-name="ce9">
            <text:p>北區忠明路313號前</text:p>
          </table:table-cell>
          <table:table-cell office:value-type="float" office:value="29" table:style-name="ce10">
            <text:p><text:s/>29<text:s/></text:p>
          </table:table-cell>
          <table:table-cell office:value-type="float" office:value="29" table:style-name="ce11">
            <text:p><text:s/>29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地坪整修及增設休閒椅</text:p>
          </table:table-cell>
          <table:table-cell office:value-type="string" table:style-name="ce9">
            <text:p>北區育德園道</text:p>
          </table:table-cell>
          <table:table-cell office:value-type="float" office:value="125" table:style-name="ce10">
            <text:p><text:s/>125<text:s/></text:p>
          </table:table-cell>
          <table:table-cell office:value-type="float" office:value="125" table:style-name="ce11">
            <text:p><text:s/>125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挖除樹頭</text:p>
          </table:table-cell>
          <table:table-cell office:value-type="string" table:style-name="ce9">
            <text:p>北區立人國小(陜西路與天津路)</text:p>
          </table:table-cell>
          <table:table-cell office:value-type="float" office:value="14" table:style-name="ce10">
            <text:p><text:s/>14<text:s/></text:p>
          </table:table-cell>
          <table:table-cell office:value-type="float" office:value="14" table:style-name="ce11">
            <text:p><text:s/>14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花台改善(訂置木板)</text:p>
          </table:table-cell>
          <table:table-cell office:value-type="string" table:style-name="ce9">
            <text:p>北區興進園道(國豐街)</text:p>
          </table:table-cell>
          <table:table-cell office:value-type="float" office:value="48" table:style-name="ce10">
            <text:p><text:s/>48<text:s/></text:p>
          </table:table-cell>
          <table:table-cell office:value-type="float" office:value="48" table:style-name="ce11">
            <text:p><text:s/>48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人行道改善</text:p>
          </table:table-cell>
          <table:table-cell office:value-type="string" table:style-name="ce9">
            <text:p>北區梅川園道(德化街~健行路)</text:p>
          </table:table-cell>
          <table:table-cell office:value-type="float" office:value="440" table:style-name="ce10">
            <text:p><text:s/>440<text:s/></text:p>
          </table:table-cell>
          <table:table-cell office:value-type="float" office:value="440" table:style-name="ce11">
            <text:p><text:s/>440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人行道改善</text:p>
          </table:table-cell>
          <table:table-cell office:value-type="string" table:style-name="ce9">
            <text:p>北區東成二街(北屯圳旁)</text:p>
          </table:table-cell>
          <table:table-cell office:value-type="float" office:value="316" table:style-name="ce10">
            <text:p><text:s/>316<text:s/></text:p>
          </table:table-cell>
          <table:table-cell office:value-type="float" office:value="316" table:style-name="ce11">
            <text:p><text:s/>31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北區梅川園道</text:p>
          </table:table-cell>
          <table:table-cell office:value-type="float" office:value="11" table:style-name="ce10">
            <text:p><text:s/>11<text:s/></text:p>
          </table:table-cell>
          <table:table-cell office:value-type="float" office:value="11" table:style-name="ce11">
            <text:p><text:s/>11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南京東路</text:p>
          </table:table-cell>
          <table:table-cell office:value-type="float" office:value="262" table:style-name="ce10">
            <text:p><text:s/>262<text:s/></text:p>
          </table:table-cell>
          <table:table-cell office:value-type="float" office:value="262" table:style-name="ce11">
            <text:p><text:s/>26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莒光新城</text:p>
          </table:table-cell>
          <table:table-cell office:value-type="float" office:value="34" table:style-name="ce10">
            <text:p><text:s/>34<text:s/></text:p>
          </table:table-cell>
          <table:table-cell office:value-type="float" office:value="34" table:style-name="ce11">
            <text:p><text:s/>3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陳政顯議員、范淞育議員、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路平(英才路至忠明路)</text:p>
          </table:table-cell>
          <table:table-cell office:value-type="float" office:value="13000" table:style-name="ce10">
            <text:p><text:s/>13,000<text:s/></text:p>
          </table:table-cell>
          <table:table-cell office:value-type="float" office:value="12000" table:style-name="ce11">
            <text:p><text:s/>1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西屯區何福里三信公園建議打除無用結構物</text:p>
          </table:table-cell>
          <table:table-cell office:value-type="string" table:style-name="ce9">
            <text:p>西屯區何福里三信公園</text:p>
          </table:table-cell>
          <table:table-cell office:value-type="float" office:value="35.25" table:style-name="ce10">
            <text:p><text:s/>35<text:s/></text:p>
          </table:table-cell>
          <table:table-cell office:value-type="float" office:value="35.25" table:style-name="ce11">
            <text:p><text:s/>35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鳳杰土木包工業</text:p>
          </table:table-cell>
          <table:table-cell table:number-columns-repeated="16375"/>
        </table:table-row>
        <table:table-row table:style-name="ro62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中清路三段307巷(中清路二段~中清路三段307巷25號)路面重舖</text:p>
          </table:table-cell>
          <table:table-cell office:value-type="float" office:value="250" table:style-name="ce10">
            <text:p><text:s/>250<text:s/></text:p>
          </table:table-cell>
          <table:table-cell office:value-type="float" office:value="213" table:style-name="ce11">
            <text:p><text:s/>21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6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廣福路(環中路至廣福路156巷)路面重舖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1650" table:style-name="ce11">
            <text:p><text:s/>1,6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6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廣福路150巷(廣福路150巷口~廣興路16之3號)路面重鋪</text:p>
          </table:table-cell>
          <table:table-cell office:value-type="float" office:value="862" table:style-name="ce10">
            <text:p><text:s/>862<text:s/></text:p>
          </table:table-cell>
          <table:table-cell office:value-type="float" office:value="521" table:style-name="ce11">
            <text:p><text:s/>52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三段225巷路面</text:p>
          </table:table-cell>
          <table:table-cell office:value-type="float" office:value="1300" table:style-name="ce10">
            <text:p><text:s/>1,300<text:s/></text:p>
          </table:table-cell>
          <table:table-cell office:value-type="float" office:value="1400" table:style-name="ce11">
            <text:p><text:s/>1,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有3街1號旁路面</text:p>
          </table:table-cell>
          <table:table-cell office:value-type="float" office:value="80" table:style-name="ce10">
            <text:p><text:s/>8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黎明路與龍門路口路面</text:p>
          </table:table-cell>
          <table:table-cell office:value-type="float" office:value="420" table:style-name="ce10">
            <text:p><text:s/>42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路三段148號-19巷路面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河南路四段(大業路-公益路)路面</text:p>
          </table:table-cell>
          <table:table-cell office:value-type="float" office:value="2900" table:style-name="ce10">
            <text:p><text:s/>2,900<text:s/></text:p>
          </table:table-cell>
          <table:table-cell office:value-type="float" office:value="2853" table:style-name="ce11">
            <text:p><text:s/>2,85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有5巷大有街至大有西街路面</text:p>
          </table:table-cell>
          <table:table-cell office:value-type="float" office:value="120" table:style-name="ce10">
            <text:p><text:s/>12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上安路173巷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3株黑板樹移植</text:p>
          </table:table-cell>
          <table:table-cell office:value-type="string" table:style-name="ce9">
            <text:p>朝貴路(朝馬六街至環河路)</text:p>
          </table:table-cell>
          <table:table-cell office:value-type="float" office:value="140" table:style-name="ce10">
            <text:p><text:s/>140<text:s/></text:p>
          </table:table-cell>
          <table:table-cell office:value-type="float" office:value="140" table:style-name="ce11">
            <text:p><text:s/>140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中清路三段225巷12弄92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63">
          <table:table-cell office:value-type="string" table:style-name="ce8">
            <text:p>陳淑華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安和路84-16號至國道一號180k+183涵洞處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側溝暗溝</text:p>
          </table:table-cell>
          <table:table-cell office:value-type="string" table:style-name="ce9">
            <text:p>后里區中和里和興路55巷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47" table:style-name="ce11">
            <text:p><text:s/>44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籃球場地坪改善</text:p>
          </table:table-cell>
          <table:table-cell office:value-type="string" table:style-name="ce9">
            <text:p>豐原區豐圳里豐圳公園</text:p>
          </table:table-cell>
          <table:table-cell office:value-type="float" office:value="675" table:style-name="ce10">
            <text:p><text:s/>675<text:s/></text:p>
          </table:table-cell>
          <table:table-cell office:value-type="float" office:value="675" table:style-name="ce11">
            <text:p><text:s/>67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56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南陽里南陽路123巷29弄(成功路~圓環南路)</text:p>
          </table:table-cell>
          <table:table-cell office:value-type="float" office:value="408" table:style-name="ce10">
            <text:p><text:s/>408<text:s/></text:p>
          </table:table-cell>
          <table:table-cell office:value-type="float" office:value="328" table:style-name="ce11">
            <text:p><text:s/>32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籃球場地坪改善</text:p>
          </table:table-cell>
          <table:table-cell office:value-type="string" table:style-name="ce9">
            <text:p>后里區4號公園</text:p>
          </table:table-cell>
          <table:table-cell office:value-type="float" office:value="620" table:style-name="ce10">
            <text:p><text:s/>620<text:s/></text:p>
          </table:table-cell>
          <table:table-cell office:value-type="float" office:value="554" table:style-name="ce11">
            <text:p><text:s/>5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擋土牆及防落石柵</text:p>
          </table:table-cell>
          <table:table-cell office:value-type="string" table:style-name="ce9">
            <text:p>后里區公館里安眉路97號後方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682" table:style-name="ce11">
            <text:p><text:s/>1,68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翁明里東北街163巷~圓環北路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37" table:style-name="ce11">
            <text:p><text:s/>43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排水溝孔蓋</text:p>
          </table:table-cell>
          <table:table-cell office:value-type="string" table:style-name="ce9">
            <text:p>豐原區社皮里社皮路86巷50號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94" table:style-name="ce11">
            <text:p><text:s/>19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側溝路面改善</text:p>
          </table:table-cell>
          <table:table-cell office:value-type="string" table:style-name="ce9">
            <text:p>后里區中和里和興路55巷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47" table:style-name="ce11">
            <text:p><text:s/>44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東陽里東陽路豪傑2巷</text:p>
          </table:table-cell>
          <table:table-cell office:value-type="float" office:value="540" table:style-name="ce10">
            <text:p><text:s/>540<text:s/></text:p>
          </table:table-cell>
          <table:table-cell office:value-type="float" office:value="470" table:style-name="ce11">
            <text:p><text:s/>4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陽明里信義街26巷</text:p>
          </table:table-cell>
          <table:table-cell office:value-type="float" office:value="189" table:style-name="ce10">
            <text:p><text:s/>189<text:s/></text:p>
          </table:table-cell>
          <table:table-cell office:value-type="float" office:value="179" table:style-name="ce11">
            <text:p><text:s/>17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豐原區三豐路566巷143弄</text:p>
          </table:table-cell>
          <table:table-cell office:value-type="float" office:value="80" table:style-name="ce10">
            <text:p><text:s/>80<text:s/></text:p>
          </table:table-cell>
          <table:table-cell office:value-type="float" office:value="83" table:style-name="ce11">
            <text:p><text:s/>8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體健設施</text:p>
          </table:table-cell>
          <table:table-cell office:value-type="string" table:style-name="ce9">
            <text:p>豐原區大湳里葫蘆墩公園(第一區)</text:p>
          </table:table-cell>
          <table:table-cell office:value-type="float" office:value="132" table:style-name="ce10">
            <text:p><text:s/>132<text:s/></text:p>
          </table:table-cell>
          <table:table-cell office:value-type="float" office:value="125" table:style-name="ce11">
            <text:p><text:s/>12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樺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圓環北路二段(豐中路~豐勢路)</text:p>
          </table:table-cell>
          <table:table-cell office:value-type="float" office:value="4000" table:style-name="ce10">
            <text:p><text:s/>4,000<text:s/></text:p>
          </table:table-cell>
          <table:table-cell office:value-type="float" office:value="4000" table:style-name="ce11">
            <text:p><text:s/>4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后里區三重中路158號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東坑路8.5K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石城街石山巷9-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慶安產業道路沿線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60" table:style-name="ce11">
            <text:p><text:s/>6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石城街石山巷沿線</text:p>
          </table:table-cell>
          <table:table-cell office:value-type="float" office:value="140" table:style-name="ce10">
            <text:p><text:s/>140<text:s/></text:p>
          </table:table-cell>
          <table:table-cell office:value-type="float" office:value="140" table:style-name="ce11">
            <text:p><text:s/>1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慶安產業道路馬寮枝15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慶安產業道路馬寮枝41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石城街石山巷石山枝65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石城街石山巷石山枝34旁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東勢區石城街石山巷石山枝53旁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后里區廣利巷18-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后里區水門路68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后里區三線路3-9巷60號前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豐樂路11巷84號~24號路面重鋪</text:p>
          </table:table-cell>
          <table:table-cell office:value-type="float" office:value="680" table:style-name="ce10">
            <text:p><text:s/>680<text:s/></text:p>
          </table:table-cell>
          <table:table-cell office:value-type="float" office:value="449" table:style-name="ce11">
            <text:p><text:s/>44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37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軍福九路(建和路二段至和福路)人行道重作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574" table:style-name="ce11">
            <text:p><text:s/>57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64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水景里軍褔九路(單號側)(軍福九路639號旁~與軍功路一段間)路面重舖</text:p>
          </table:table-cell>
          <table:table-cell office:value-type="float" office:value="330" table:style-name="ce10">
            <text:p><text:s/>330<text:s/></text:p>
          </table:table-cell>
          <table:table-cell office:value-type="float" office:value="221" table:style-name="ce11">
            <text:p><text:s/>22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天祥街13巷路面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260" table:style-name="ce11">
            <text:p><text:s/>2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豐樂路11巷24至84號路面</text:p>
          </table:table-cell>
          <table:table-cell office:value-type="float" office:value="680" table:style-name="ce10">
            <text:p><text:s/>680<text:s/></text:p>
          </table:table-cell>
          <table:table-cell office:value-type="float" office:value="780" table:style-name="ce11">
            <text:p><text:s/>7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長生巷28-26號路修</text:p>
          </table:table-cell>
          <table:table-cell office:value-type="float" office:value="340" table:style-name="ce10">
            <text:p><text:s/>340<text:s/></text:p>
          </table:table-cell>
          <table:table-cell office:value-type="float" office:value="440" table:style-name="ce11">
            <text:p><text:s/>4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湖巷路面填高改善工程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000" table:style-name="ce11">
            <text:p><text:s/>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頡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太原路</text:p>
          </table:table-cell>
          <table:table-cell office:value-type="float" office:value="195" table:style-name="ce10">
            <text:p><text:s/>195<text:s/></text:p>
          </table:table-cell>
          <table:table-cell office:value-type="float" office:value="195" table:style-name="ce11">
            <text:p><text:s/>19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太順路</text:p>
          </table:table-cell>
          <table:table-cell office:value-type="float" office:value="199" table:style-name="ce10">
            <text:p><text:s/>199<text:s/></text:p>
          </table:table-cell>
          <table:table-cell office:value-type="float" office:value="199" table:style-name="ce11">
            <text:p><text:s/>19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65">
          <table:table-cell office:value-type="string" table:style-name="ce8">
            <text:p>曾朝榮議員、陳成添議員、沈佑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路(松竹路至潭子交界)</text:p>
          </table:table-cell>
          <table:table-cell office:value-type="float" office:value="7000" table:style-name="ce10">
            <text:p><text:s/>7,000<text:s/></text:p>
          </table:table-cell>
          <table:table-cell office:value-type="float" office:value="7200" table:style-name="ce11">
            <text:p><text:s/>7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泉湧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曾朝榮議員、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昌平五街(昌平東六路~昌平東二路)路面重舖</text:p>
          </table:table-cell>
          <table:table-cell office:value-type="float" office:value="2300" table:style-name="ce10">
            <text:p><text:s/>2,300<text:s/></text:p>
          </table:table-cell>
          <table:table-cell office:value-type="float" office:value="1351" table:style-name="ce11">
            <text:p><text:s/>1,35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曾朝榮議員、賴順仁議員、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德九路昌平路二段志昌平東路二路路面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750" table:style-name="ce11">
            <text:p><text:s/>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曾朝榮議員、謝明源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雷中街19巷(中清路74巷至雷中街19巷49號)水溝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20" table:style-name="ce11">
            <text:p><text:s/>5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國書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福康路</text:p>
          </table:table-cell>
          <table:table-cell office:value-type="float" office:value="69" table:style-name="ce10">
            <text:p><text:s/>69<text:s/></text:p>
          </table:table-cell>
          <table:table-cell office:value-type="float" office:value="69" table:style-name="ce11">
            <text:p><text:s/>6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錫嘉議員</text:p>
          </table:table-cell>
          <table:table-cell office:value-type="string" table:style-name="ce8">
            <text:p>植栽綠美化</text:p>
          </table:table-cell>
          <table:table-cell office:value-type="string" table:style-name="ce9">
            <text:p>龍井區龍新路旁人行道沿線行道樹補植</text:p>
          </table:table-cell>
          <table:table-cell office:value-type="float" office:value="710" table:style-name="ce10">
            <text:p><text:s/>710<text:s/></text:p>
          </table:table-cell>
          <table:table-cell office:value-type="float" office:value="710" table:style-name="ce11">
            <text:p><text:s/>7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揚林園藝景觀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錫嘉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龍井區龍新路改善工程</text:p>
          </table:table-cell>
          <table:table-cell office:value-type="float" office:value="10000" table:style-name="ce10">
            <text:p><text:s/>10,000<text:s/></text:p>
          </table:table-cell>
          <table:table-cell office:value-type="float" office:value="10000" table:style-name="ce11">
            <text:p><text:s/>10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勱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西屯區福聯里福聯公園建議增設2盞園燈</text:p>
          </table:table-cell>
          <table:table-cell office:value-type="string" table:style-name="ce9">
            <text:p>西屯區福聯里福聯公園</text:p>
          </table:table-cell>
          <table:table-cell office:value-type="float" office:value="24.757000000000001" table:style-name="ce10">
            <text:p><text:s/>25<text:s/></text:p>
          </table:table-cell>
          <table:table-cell office:value-type="float" office:value="24.757000000000001" table:style-name="ce11">
            <text:p><text:s/>25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喜來登水電工程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文華路(福星路至逢甲路)路面重鋪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655" table:style-name="ce11">
            <text:p><text:s/>65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上石北五巷及上石北六巷路面重鋪</text:p>
          </table:table-cell>
          <table:table-cell office:value-type="float" office:value="230" table:style-name="ce10">
            <text:p><text:s/>23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康路87巷路面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朝馬二街朝貴路至黎明路路修</text:p>
          </table:table-cell>
          <table:table-cell office:value-type="float" office:value="790" table:style-name="ce10">
            <text:p><text:s/>79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國安一路道路刨封(含水溝)</text:p>
          </table:table-cell>
          <table:table-cell office:value-type="float" office:value="850" table:style-name="ce10">
            <text:p><text:s/>850<text:s/></text:p>
          </table:table-cell>
          <table:table-cell office:value-type="float" office:value="830" table:style-name="ce11">
            <text:p><text:s/>8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科路示範道路</text:p>
          </table:table-cell>
          <table:table-cell office:value-type="float" office:value="2700" table:style-name="ce10">
            <text:p><text:s/>2,700<text:s/></text:p>
          </table:table-cell>
          <table:table-cell office:value-type="float" office:value="2526" table:style-name="ce11">
            <text:p><text:s/>2,52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1">
          <table:table-cell office:value-type="string" table:style-name="ce8">
            <text:p>黃馨慧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青海路一段126號旁(青海路一段至天水西三街)路面</text:p>
          </table:table-cell>
          <table:table-cell office:value-type="float" office:value="110" table:style-name="ce10">
            <text:p><text:s/>110<text:s/></text:p>
          </table:table-cell>
          <table:table-cell office:value-type="float" office:value="104" table:style-name="ce11">
            <text:p><text:s/>10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擋土牆加強</text:p>
          </table:table-cell>
          <table:table-cell office:value-type="string" table:style-name="ce9">
            <text:p>天保街</text:p>
          </table:table-cell>
          <table:table-cell office:value-type="float" office:value="142" table:style-name="ce10">
            <text:p><text:s/>142<text:s/></text:p>
          </table:table-cell>
          <table:table-cell office:value-type="float" office:value="142" table:style-name="ce11">
            <text:p><text:s/>142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高空修剪</text:p>
          </table:table-cell>
          <table:table-cell office:value-type="string" table:style-name="ce9">
            <text:p>工業一路斜坡</text:p>
          </table:table-cell>
          <table:table-cell office:value-type="float" office:value="115" table:style-name="ce10">
            <text:p><text:s/>115<text:s/></text:p>
          </table:table-cell>
          <table:table-cell office:value-type="float" office:value="115" table:style-name="ce11">
            <text:p><text:s/>115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梅花景觀工程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福科路</text:p>
          </table:table-cell>
          <table:table-cell office:value-type="float" office:value="335" table:style-name="ce10">
            <text:p><text:s/>335<text:s/></text:p>
          </table:table-cell>
          <table:table-cell office:value-type="float" office:value="335" table:style-name="ce11">
            <text:p><text:s/>3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林厝里福雅路321巷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台中市西屯區林厝里安林路96-12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66">
          <table:table-cell office:value-type="string" table:style-name="ce8">
            <text:p>黃馨慧議員、張廖乃綸議員、楊正中議員、張廖萬堅議員、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惠民路市政北六至市政北二路面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1920" table:style-name="ce11">
            <text:p><text:s/>1,9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67">
          <table:table-cell office:value-type="string" table:style-name="ce8">
            <text:p>黃馨慧議員、張廖乃綸議員、楊正中議員、陳淑華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市政北二路、市政北六路、惠來路路修</text:p>
          </table:table-cell>
          <table:table-cell office:value-type="float" office:value="3500" table:style-name="ce10">
            <text:p><text:s/>3,500<text:s/></text:p>
          </table:table-cell>
          <table:table-cell office:value-type="float" office:value="3374" table:style-name="ce11">
            <text:p><text:s/>3,37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大鵬里長安路2段131巷19弄路面重鋪</text:p>
          </table:table-cell>
          <table:table-cell office:value-type="float" office:value="90" table:style-name="ce10">
            <text:p><text:s/>90<text:s/></text:p>
          </table:table-cell>
          <table:table-cell office:value-type="float" office:value="78" table:style-name="ce11">
            <text:p><text:s/>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福雅路197巷(8-19號)路面重鋪</text:p>
          </table:table-cell>
          <table:table-cell office:value-type="float" office:value="136" table:style-name="ce10">
            <text:p><text:s/>136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屯區華美西街二段501巷路面重舖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皇城街(長安路至中平路)路面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2100" table:style-name="ce11">
            <text:p><text:s/>2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柏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宏安巷路面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櫻城五街路面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福中八街路面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清路三段215巷路面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福瑞街水溝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650" table:style-name="ce11">
            <text:p><text:s/>6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18株黑板樹及5株小葉欖仁移植</text:p>
          </table:table-cell>
          <table:table-cell office:value-type="string" table:style-name="ce9">
            <text:p>惠民路(市政北二路至市政北六路)</text:p>
          </table:table-cell>
          <table:table-cell office:value-type="float" office:value="193" table:style-name="ce10">
            <text:p><text:s/>193<text:s/></text:p>
          </table:table-cell>
          <table:table-cell office:value-type="float" office:value="193" table:style-name="ce11">
            <text:p><text:s/>193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永達景觀設計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天保街159號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台中市西屯區順和五街附近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逢甲巷20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正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西屯區都會園路1215巷內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過路箱涵</text:p>
          </table:table-cell>
          <table:table-cell office:value-type="string" table:style-name="ce9">
            <text:p>外埔區-馬鳴里大馬路198號前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不銹鋼欄杆</text:p>
          </table:table-cell>
          <table:table-cell office:value-type="string" table:style-name="ce9">
            <text:p>大安區-中山北路40號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不銹鋼欄杆</text:p>
          </table:table-cell>
          <table:table-cell office:value-type="string" table:style-name="ce9">
            <text:p>大甲區-龍泉里經國路口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不銹鋼欄杆</text:p>
          </table:table-cell>
          <table:table-cell office:value-type="string" table:style-name="ce9">
            <text:p>大甲區-頂店里彈正路51巷9號</text:p>
          </table:table-cell>
          <table:table-cell office:value-type="float" office:value="90" table:style-name="ce10">
            <text:p><text:s/>90<text:s/></text:p>
          </table:table-cell>
          <table:table-cell office:value-type="float" office:value="90" table:style-name="ce11">
            <text:p><text:s/>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甲區-新美里永順街124-126號</text:p>
          </table:table-cell>
          <table:table-cell office:value-type="float" office:value="35" table:style-name="ce10">
            <text:p><text:s/>35<text:s/></text:p>
          </table:table-cell>
          <table:table-cell office:value-type="float" office:value="35" table:style-name="ce11">
            <text:p><text:s/>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西歧里如意路50號前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楊永昌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西歧里順帆路12號(順帆路581號)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側溝改善</text:p>
          </table:table-cell>
          <table:table-cell office:value-type="string" table:style-name="ce9">
            <text:p>大甲區武曲里文曲路172巷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地坪修復、景觀燈及花台設置</text:p>
          </table:table-cell>
          <table:table-cell office:value-type="string" table:style-name="ce9">
            <text:p>大安區中庄里三塊厝公園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2000" table:style-name="ce11">
            <text:p><text:s/>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增設遊憩設施</text:p>
          </table:table-cell>
          <table:table-cell office:value-type="string" table:style-name="ce9">
            <text:p>大安區芋守田心公園</text:p>
          </table:table-cell>
          <table:table-cell office:value-type="float" office:value="326.07499999999999" table:style-name="ce10">
            <text:p><text:s/>326<text:s/></text:p>
          </table:table-cell>
          <table:table-cell office:value-type="float" office:value="326.07499999999999" table:style-name="ce11">
            <text:p><text:s/>32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增設欄杆</text:p>
          </table:table-cell>
          <table:table-cell office:value-type="string" table:style-name="ce9">
            <text:p>大安區海墘里中山北路40號對向100m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建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增設遊憩設施</text:p>
          </table:table-cell>
          <table:table-cell office:value-type="string" table:style-name="ce9">
            <text:p>大安區農村再造向前囪公園</text:p>
          </table:table-cell>
          <table:table-cell office:value-type="float" office:value="608.40499999999997" table:style-name="ce10">
            <text:p><text:s/>608<text:s/></text:p>
          </table:table-cell>
          <table:table-cell office:value-type="float" office:value="608.40499999999997" table:style-name="ce11">
            <text:p><text:s/>60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過路箱涵</text:p>
          </table:table-cell>
          <table:table-cell office:value-type="string" table:style-name="ce9">
            <text:p>外埔區三崁里二崁路357巷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60" table:style-name="ce11">
            <text:p><text:s/>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外埔區三崁里三崁路(三環路口)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楊永昌議員</text:p>
          </table:table-cell>
          <table:table-cell office:value-type="string" table:style-name="ce8">
            <text:p>過路箱涵</text:p>
          </table:table-cell>
          <table:table-cell office:value-type="string" table:style-name="ce9">
            <text:p>外埔區大同里甲后路470號附近(后里圳7支線)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水利溝加蓋、路面鋪設</text:p>
          </table:table-cell>
          <table:table-cell office:value-type="string" table:style-name="ce9">
            <text:p>外埔區六分里甲后路16-1號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外埔區水美里二崁路706巷11號前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大馬路庄內巷38-16號前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溪州路69巷6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東西六路一段89號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臨江路83巷10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如意路31巷2-2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四路二段247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南北七路192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甲區育英路265-1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外埔區重光路33之20號前</text:p>
          </table:table-cell>
          <table:table-cell office:value-type="float" office:value="5" table:style-name="ce10">
            <text:p><text:s/>5<text:s/></text:p>
          </table:table-cell>
          <table:table-cell office:value-type="float" office:value="5" table:style-name="ce11">
            <text:p><text:s/>5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外埔區二崁路333巷55號附近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五路鎮瀾宮金亭附近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南北八路近東西五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北汕路86巷7號附近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安區東西六路77號斜對面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沙鹿區-沙田路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鎮新路298巷</text:p>
          </table:table-cell>
          <table:table-cell office:value-type="float" office:value="1986" table:style-name="ce10">
            <text:p><text:s/>1,986<text:s/></text:p>
          </table:table-cell>
          <table:table-cell office:value-type="float" office:value="1986" table:style-name="ce11">
            <text:p><text:s/>1,98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祥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清水區-橋江北街</text:p>
          </table:table-cell>
          <table:table-cell office:value-type="float" office:value="3200" table:style-name="ce10">
            <text:p><text:s/>3,200<text:s/></text:p>
          </table:table-cell>
          <table:table-cell office:value-type="float" office:value="3200" table:style-name="ce11">
            <text:p><text:s/>3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雄揚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中山路中峰巷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68">
          <table:table-cell office:value-type="string" table:style-name="ce8">
            <text:p>楊典忠議員</text:p>
          </table:table-cell>
          <table:table-cell office:value-type="string" table:style-name="ce8">
            <text:p>增設水溝</text:p>
          </table:table-cell>
          <table:table-cell office:value-type="string" table:style-name="ce9">
            <text:p>沙鹿區鎮南路1段189號旁淹水改善(正順路與鎮南路1段路口新建水溝)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27">
          <table:table-cell office:value-type="string" table:style-name="ce8">
            <text:p>楊典忠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梧棲區草湳里建國西街(梧南路至建國西街40巷)</text:p>
          </table:table-cell>
          <table:table-cell office:value-type="float" office:value="510" table:style-name="ce10">
            <text:p><text:s/>510<text:s/></text:p>
          </table:table-cell>
          <table:table-cell office:value-type="float" office:value="510" table:style-name="ce11">
            <text:p><text:s/>5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text:s/></text:p>
          </table:table-cell>
          <table:table-cell table:number-columns-repeated="16375"/>
        </table:table-row>
        <table:table-row table:style-name="ro50">
          <table:table-cell office:value-type="string" table:style-name="ce8">
            <text:p>楊典忠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清水區吳厝里楊厝2街45巷(楊厝2街至楊厝2街26號)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平等三街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梧棲區永安里向上路9段322巷</text:p>
          </table:table-cell>
          <table:table-cell office:value-type="float" office:value="1300" table:style-name="ce10">
            <text:p><text:s/>1,300<text:s/></text:p>
          </table:table-cell>
          <table:table-cell office:value-type="float" office:value="1300" table:style-name="ce11">
            <text:p><text:s/>1,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風災樹木傾倒處理</text:p>
          </table:table-cell>
          <table:table-cell office:value-type="string" table:style-name="ce9">
            <text:p>清水區高美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清水區客庄路135號</text:p>
          </table:table-cell>
          <table:table-cell office:value-type="float" office:value="70" table:style-name="ce10">
            <text:p><text:s/>70<text:s/></text:p>
          </table:table-cell>
          <table:table-cell office:value-type="float" office:value="70" table:style-name="ce11">
            <text:p><text:s/>7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典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沙鹿區中山路永安巷96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南苑公園地墊改善</text:p>
          </table:table-cell>
          <table:table-cell office:value-type="string" table:style-name="ce9">
            <text:p>南苑公園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五權西路二段1266巷23弄路面重舖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路二段415巷18弄25弄路面</text:p>
          </table:table-cell>
          <table:table-cell office:value-type="float" office:value="120" table:style-name="ce10">
            <text:p><text:s/>120<text:s/></text:p>
          </table:table-cell>
          <table:table-cell office:value-type="float" office:value="220" table:style-name="ce11">
            <text:p><text:s/>2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五權西路二段1266巷23弄路修</text:p>
          </table:table-cell>
          <table:table-cell office:value-type="float" office:value="180" table:style-name="ce10">
            <text:p><text:s/>18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南屯區樹木銀行</text:p>
          </table:table-cell>
          <table:table-cell office:value-type="float" office:value="29" table:style-name="ce10">
            <text:p><text:s/>29<text:s/></text:p>
          </table:table-cell>
          <table:table-cell office:value-type="float" office:value="29" table:style-name="ce11">
            <text:p><text:s/>29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路樹浮根斷根</text:p>
          </table:table-cell>
          <table:table-cell office:value-type="string" table:style-name="ce9">
            <text:p>南屯區永春南路</text:p>
          </table:table-cell>
          <table:table-cell office:value-type="float" office:value="4" table:style-name="ce10">
            <text:p><text:s/>4<text:s/></text:p>
          </table:table-cell>
          <table:table-cell office:value-type="float" office:value="4" table:style-name="ce11">
            <text:p><text:s/>4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花台整修</text:p>
          </table:table-cell>
          <table:table-cell office:value-type="string" table:style-name="ce9">
            <text:p>南屯區環中路四段92-9號</text:p>
          </table:table-cell>
          <table:table-cell office:value-type="float" office:value="34" table:style-name="ce10">
            <text:p><text:s/>34<text:s/></text:p>
          </table:table-cell>
          <table:table-cell office:value-type="float" office:value="34" table:style-name="ce11">
            <text:p><text:s/>34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台中市南屯區楓樹南街261號旁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、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興路(文心南六至文心南七路)路面</text:p>
          </table:table-cell>
          <table:table-cell office:value-type="float" office:value="1190" table:style-name="ce10">
            <text:p><text:s/>1,190<text:s/></text:p>
          </table:table-cell>
          <table:table-cell office:value-type="float" office:value="990" table:style-name="ce11">
            <text:p><text:s/>9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、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文心南五路永春東一路至向心南路路面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430" table:style-name="ce11">
            <text:p><text:s/>2,4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泉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、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文山六街(嶺東路~保安二街)路修</text:p>
          </table:table-cell>
          <table:table-cell office:value-type="float" office:value="781" table:style-name="ce10">
            <text:p><text:s/>781<text:s/></text:p>
          </table:table-cell>
          <table:table-cell office:value-type="float" office:value="681" table:style-name="ce11">
            <text:p><text:s/>68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劉士州議員、何文海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路與萬和路踩屐節</text:p>
          </table:table-cell>
          <table:table-cell office:value-type="float" office:value="1360" table:style-name="ce10">
            <text:p><text:s/>1,360<text:s/></text:p>
          </table:table-cell>
          <table:table-cell office:value-type="float" office:value="1360" table:style-name="ce11">
            <text:p><text:s/>1,3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69">
          <table:table-cell office:value-type="string" table:style-name="ce8">
            <text:p>劉士州議員、何文海議員、朱暖英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望高寮中台路</text:p>
          </table:table-cell>
          <table:table-cell office:value-type="float" office:value="2400" table:style-name="ce10">
            <text:p><text:s/>2,400<text:s/></text:p>
          </table:table-cell>
          <table:table-cell office:value-type="float" office:value="2500" table:style-name="ce11">
            <text:p><text:s/>2,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13">
          <table:table-cell office:value-type="string" table:style-name="ce8">
            <text:p>劉士州議員、張耀中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南屯區五權西路刨及槽化島縮減工程</text:p>
          </table:table-cell>
          <table:table-cell office:value-type="float" office:value="2672" table:style-name="ce10">
            <text:p><text:s/>2,672<text:s/></text:p>
          </table:table-cell>
          <table:table-cell office:value-type="float" office:value="2572" table:style-name="ce11">
            <text:p><text:s/>2,57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道路新設擋土牆L=35m，H=3.5M</text:p>
          </table:table-cell>
          <table:table-cell office:value-type="string" table:style-name="ce9">
            <text:p>新社區豐埔公路，台電電桿豐埔支202旁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側溝施作70公尺</text:p>
          </table:table-cell>
          <table:table-cell office:value-type="string" table:style-name="ce9">
            <text:p>新社區協中街86巷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223" table:style-name="ce11">
            <text:p><text:s/>22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11">
          <table:table-cell office:value-type="string" table:style-name="ce8">
            <text:p>蔡成圭議員</text:p>
          </table:table-cell>
          <table:table-cell office:value-type="string" table:style-name="ce8">
            <text:p>擋土牆</text:p>
          </table:table-cell>
          <table:table-cell office:value-type="string" table:style-name="ce9">
            <text:p>新社區協中街百菇莊園對面既有擋土牆高度不夠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70">
          <table:table-cell office:value-type="string" table:style-name="ce8">
            <text:p>蔡成圭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新社區福興里民化18號旁(近福民國小)新建護欄L=140M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石岡區豐勢路1112-3號前</text:p>
          </table:table-cell>
          <table:table-cell office:value-type="float" office:value="98" table:style-name="ce10">
            <text:p><text:s/>98<text:s/></text:p>
          </table:table-cell>
          <table:table-cell office:value-type="float" office:value="98" table:style-name="ce11">
            <text:p><text:s/>9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石岡區豐勢路山下巷14-4號前</text:p>
          </table:table-cell>
          <table:table-cell office:value-type="float" office:value="97" table:style-name="ce10">
            <text:p><text:s/>97<text:s/></text:p>
          </table:table-cell>
          <table:table-cell office:value-type="float" office:value="97" table:style-name="ce11">
            <text:p><text:s/>9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擋土牆</text:p>
          </table:table-cell>
          <table:table-cell office:value-type="string" table:style-name="ce9">
            <text:p>新社區協中街百菇莊園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新建護欄</text:p>
          </table:table-cell>
          <table:table-cell office:value-type="string" table:style-name="ce9">
            <text:p>新社區福興里民化18號旁(近福民國小)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側溝加蓋</text:p>
          </table:table-cell>
          <table:table-cell office:value-type="string" table:style-name="ce9">
            <text:p>東勢區中嵙里東崎路3段900巷前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不銹鋼欄杆</text:p>
          </table:table-cell>
          <table:table-cell office:value-type="string" table:style-name="ce9">
            <text:p>東勢區東坑路460巷</text:p>
          </table:table-cell>
          <table:table-cell office:value-type="float" office:value="780" table:style-name="ce10">
            <text:p><text:s/>780<text:s/></text:p>
          </table:table-cell>
          <table:table-cell office:value-type="float" office:value="644" table:style-name="ce11">
            <text:p><text:s/>64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新社區協中街86巷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223" table:style-name="ce11">
            <text:p><text:s/>22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協興街(林務工作站~興社街一段)</text:p>
          </table:table-cell>
          <table:table-cell office:value-type="float" office:value="4000" table:style-name="ce10">
            <text:p><text:s/>4,000<text:s/></text:p>
          </table:table-cell>
          <table:table-cell office:value-type="float" office:value="4000" table:style-name="ce11">
            <text:p><text:s/>4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世文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新社區東山街華豐幹2.7.11前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新社區華豐五街華豐幹23至32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新社區協中街211巷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昌平路三段101巷(2號~199號)路面重舖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007" table:style-name="ce11">
            <text:p><text:s/>1,00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71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原路三段646巷集東山路一段37巷路面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原路3段464巷路面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270" table:style-name="ce11">
            <text:p><text:s/>2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三甲路(三甲路492號至景和街人行道)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柳陽東街人行道及路面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484" table:style-name="ce11">
            <text:p><text:s/>2,48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原路地下道引道</text:p>
          </table:table-cell>
          <table:table-cell office:value-type="float" office:value="1800" table:style-name="ce10">
            <text:p><text:s/>1,800<text:s/></text:p>
          </table:table-cell>
          <table:table-cell office:value-type="float" office:value="1750" table:style-name="ce11">
            <text:p><text:s/>1,7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環中路一段局部整修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776" table:style-name="ce11">
            <text:p><text:s/>776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蔡雅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松竹路三段(崇德路三段至梅川東路五段)路修</text:p>
          </table:table-cell>
          <table:table-cell office:value-type="float" office:value="1900" table:style-name="ce10">
            <text:p><text:s/>1,900<text:s/></text:p>
          </table:table-cell>
          <table:table-cell office:value-type="float" office:value="1814" table:style-name="ce11">
            <text:p><text:s/>1,81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屯路</text:p>
          </table:table-cell>
          <table:table-cell office:value-type="float" office:value="14" table:style-name="ce10">
            <text:p><text:s/>14<text:s/></text:p>
          </table:table-cell>
          <table:table-cell office:value-type="float" office:value="14" table:style-name="ce11">
            <text:p><text:s/>1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、陳成添議員、沈佑蓮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豐樂路9巷水溝</text:p>
          </table:table-cell>
          <table:table-cell office:value-type="float" office:value="540" table:style-name="ce10">
            <text:p><text:s/>540<text:s/></text:p>
          </table:table-cell>
          <table:table-cell office:value-type="float" office:value="550" table:style-name="ce11">
            <text:p><text:s/>5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樂業路105巷路修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南門路59巷50號水溝重作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大振街水溝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倫街(柳川西至忠明南)路面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580" table:style-name="ce11">
            <text:p><text:s/>5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十甲北街51巷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80" table:style-name="ce11">
            <text:p><text:s/>1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東區大智國小旁網球場</text:p>
          </table:table-cell>
          <table:table-cell office:value-type="float" office:value="64" table:style-name="ce10">
            <text:p><text:s/>64<text:s/></text:p>
          </table:table-cell>
          <table:table-cell office:value-type="float" office:value="64" table:style-name="ce11">
            <text:p><text:s/>64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西區大勇國小</text:p>
          </table:table-cell>
          <table:table-cell office:value-type="float" office:value="65" table:style-name="ce10">
            <text:p><text:s/>65<text:s/></text:p>
          </table:table-cell>
          <table:table-cell office:value-type="float" office:value="65" table:style-name="ce11">
            <text:p><text:s/>6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潭子區中興北路266號前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龍緯水電工程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大甲區黎明路(幼九~黎明路橋)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信電器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、何敏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新建國市場停車彎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、邱素貞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忠孝路路平</text:p>
          </table:table-cell>
          <table:table-cell office:value-type="float" office:value="5500" table:style-name="ce10">
            <text:p><text:s/>5,500<text:s/></text:p>
          </table:table-cell>
          <table:table-cell office:value-type="float" office:value="5000" table:style-name="ce11">
            <text:p><text:s/>5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排水、草皮及人行道鋪面改善</text:p>
          </table:table-cell>
          <table:table-cell office:value-type="string" table:style-name="ce9">
            <text:p>潭子區福仁里環保公園</text:p>
          </table:table-cell>
          <table:table-cell office:value-type="float" office:value="1455" table:style-name="ce10">
            <text:p><text:s/>1,455<text:s/></text:p>
          </table:table-cell>
          <table:table-cell office:value-type="float" office:value="753" table:style-name="ce11">
            <text:p><text:s/>75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一般景觀設施改善</text:p>
          </table:table-cell>
          <table:table-cell office:value-type="string" table:style-name="ce9">
            <text:p>大雅區大雅里大雅公園</text:p>
          </table:table-cell>
          <table:table-cell office:value-type="float" office:value="430" table:style-name="ce10">
            <text:p><text:s/>430<text:s/></text:p>
          </table:table-cell>
          <table:table-cell office:value-type="float" office:value="474" table:style-name="ce11">
            <text:p><text:s/>47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蕭隆澤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神岡區豐洲里豐原大道8段與豐洲路口約80公尺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22" table:style-name="ce11">
            <text:p><text:s/>92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大富里大富路3段45巷1-1號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大富里大富路3段197巷前</text:p>
          </table:table-cell>
          <table:table-cell office:value-type="float" office:value="360" table:style-name="ce10">
            <text:p><text:s/>360<text:s/></text:p>
          </table:table-cell>
          <table:table-cell office:value-type="float" office:value="360" table:style-name="ce11">
            <text:p><text:s/>3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久育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上楓里民生路3段494巷127弄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大富里民族路3段33巷89號前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50" table:style-name="ce11">
            <text:p><text:s/>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蕭隆澤議員</text:p>
          </table:table-cell>
          <table:table-cell office:value-type="string" table:style-name="ce8">
            <text:p>欄杆</text:p>
          </table:table-cell>
          <table:table-cell office:value-type="string" table:style-name="ce9">
            <text:p>潭子區東寶里雅潭路3段東寶巷(東寶國小旁)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363" table:style-name="ce11">
            <text:p><text:s/>36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全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排水、草皮及人行道</text:p>
          </table:table-cell>
          <table:table-cell office:value-type="string" table:style-name="ce9">
            <text:p>潭子區福仁里環保公園</text:p>
          </table:table-cell>
          <table:table-cell office:value-type="float" office:value="1455" table:style-name="ce10">
            <text:p><text:s/>1,455<text:s/></text:p>
          </table:table-cell>
          <table:table-cell office:value-type="float" office:value="752" table:style-name="ce11">
            <text:p><text:s/>75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護欄</text:p>
          </table:table-cell>
          <table:table-cell office:value-type="string" table:style-name="ce9">
            <text:p>潭興路一段湳底巷湳底枝42號旁護欄</text:p>
          </table:table-cell>
          <table:table-cell office:value-type="float" office:value="35" table:style-name="ce10">
            <text:p><text:s/>35<text:s/></text:p>
          </table:table-cell>
          <table:table-cell office:value-type="float" office:value="35" table:style-name="ce11">
            <text:p><text:s/>3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蕭隆澤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平和路(科雅路~中科高中)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2000" table:style-name="ce11">
            <text:p><text:s/>2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城營造工程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區湖北街(柳川西路至太平路)路面重鋪</text:p>
          </table:table-cell>
          <table:table-cell office:value-type="float" office:value="450" table:style-name="ce10">
            <text:p><text:s/>450<text:s/></text:p>
          </table:table-cell>
          <table:table-cell office:value-type="float" office:value="394" table:style-name="ce11">
            <text:p><text:s/>39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西區中華路(民權路至民生路)路面重鋪</text:p>
          </table:table-cell>
          <table:table-cell office:value-type="float" office:value="2300" table:style-name="ce10">
            <text:p><text:s/>2,300<text:s/></text:p>
          </table:table-cell>
          <table:table-cell office:value-type="float" office:value="2528" table:style-name="ce11">
            <text:p><text:s/>2,52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區育才南街路面重舖</text:p>
          </table:table-cell>
          <table:table-cell office:value-type="float" office:value="880" table:style-name="ce10">
            <text:p><text:s/>880<text:s/></text:p>
          </table:table-cell>
          <table:table-cell office:value-type="float" office:value="957" table:style-name="ce11">
            <text:p><text:s/>95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14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區尊賢路(育才街至太平路)路面重舖</text:p>
          </table:table-cell>
          <table:table-cell office:value-type="float" office:value="750" table:style-name="ce10">
            <text:p><text:s/>750<text:s/></text:p>
          </table:table-cell>
          <table:table-cell office:value-type="float" office:value="807" table:style-name="ce11">
            <text:p><text:s/>80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23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區一中街(育才街至太平路)路面重舖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1022" table:style-name="ce11">
            <text:p><text:s/>1,02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華路(民生路至民權路)路基改善</text:p>
          </table:table-cell>
          <table:table-cell office:value-type="float" office:value="429" table:style-name="ce10">
            <text:p><text:s/>429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陜西六街路修</text:p>
          </table:table-cell>
          <table:table-cell office:value-type="float" office:value="320" table:style-name="ce10">
            <text:p><text:s/>320<text:s/></text:p>
          </table:table-cell>
          <table:table-cell office:value-type="float" office:value="320" table:style-name="ce11">
            <text:p><text:s/>3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賴厝街(東漢街至綏遠路)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水溝施作</text:p>
          </table:table-cell>
          <table:table-cell office:value-type="string" table:style-name="ce9">
            <text:p>太原路3段1368支1號排水溝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意象燈組拆除及增設景觀燈</text:p>
          </table:table-cell>
          <table:table-cell office:value-type="string" table:style-name="ce9">
            <text:p>北區育德園道(中清路志尚德街)</text:p>
          </table:table-cell>
          <table:table-cell office:value-type="float" office:value="82" table:style-name="ce10">
            <text:p><text:s/>82<text:s/></text:p>
          </table:table-cell>
          <table:table-cell office:value-type="float" office:value="82" table:style-name="ce11">
            <text:p><text:s/>82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人行道鋪面改善</text:p>
          </table:table-cell>
          <table:table-cell office:value-type="string" table:style-name="ce9">
            <text:p>北區興進園道(近國強街)</text:p>
          </table:table-cell>
          <table:table-cell office:value-type="float" office:value="136" table:style-name="ce10">
            <text:p><text:s/>136<text:s/></text:p>
          </table:table-cell>
          <table:table-cell office:value-type="float" office:value="136" table:style-name="ce11">
            <text:p><text:s/>136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景觀燈移位</text:p>
          </table:table-cell>
          <table:table-cell office:value-type="string" table:style-name="ce9">
            <text:p>中區光復路與興民街</text:p>
          </table:table-cell>
          <table:table-cell office:value-type="float" office:value="2" table:style-name="ce10">
            <text:p><text:s/>2<text:s/></text:p>
          </table:table-cell>
          <table:table-cell office:value-type="float" office:value="2" table:style-name="ce11">
            <text:p><text:s/>2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6">
          <table:table-cell office:value-type="string" table:style-name="ce8">
            <text:p>賴佳微議員</text:p>
          </table:table-cell>
          <table:table-cell office:value-type="string" table:style-name="ce8">
            <text:p>增設水龍頭</text:p>
          </table:table-cell>
          <table:table-cell office:value-type="string" table:style-name="ce9">
            <text:p>北區大湖里柳川東西路(太平路至光大路)</text:p>
          </table:table-cell>
          <table:table-cell office:value-type="float" office:value="19" table:style-name="ce10">
            <text:p><text:s/>19<text:s/></text:p>
          </table:table-cell>
          <table:table-cell office:value-type="float" office:value="19" table:style-name="ce11">
            <text:p><text:s/>19<text:s/></text:p>
          </table:table-cell>
          <table:table-cell office:value-type="string" table:style-name="ce12">
            <text:p>景觀工程-景觀工程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福島祥造園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增設座椅</text:p>
          </table:table-cell>
          <table:table-cell office:value-type="string" table:style-name="ce9">
            <text:p>北區柳川東西路</text:p>
          </table:table-cell>
          <table:table-cell office:value-type="float" office:value="27" table:style-name="ce10">
            <text:p><text:s/>27<text:s/></text:p>
          </table:table-cell>
          <table:table-cell office:value-type="float" office:value="27" table:style-name="ce11">
            <text:p><text:s/>27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設座椅及步道更新</text:p>
          </table:table-cell>
          <table:table-cell office:value-type="string" table:style-name="ce9">
            <text:p>北區興進園道</text:p>
          </table:table-cell>
          <table:table-cell office:value-type="float" office:value="149" table:style-name="ce10">
            <text:p><text:s/>149<text:s/></text:p>
          </table:table-cell>
          <table:table-cell office:value-type="float" office:value="149" table:style-name="ce11">
            <text:p><text:s/>149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樹穴花台改善</text:p>
          </table:table-cell>
          <table:table-cell office:value-type="string" table:style-name="ce9">
            <text:p>北區崇德路</text:p>
          </table:table-cell>
          <table:table-cell office:value-type="float" office:value="46" table:style-name="ce10">
            <text:p><text:s/>46<text:s/></text:p>
          </table:table-cell>
          <table:table-cell office:value-type="float" office:value="46" table:style-name="ce11">
            <text:p><text:s/>46<text:s/></text:p>
          </table:table-cell>
          <table:table-cell office:value-type="string" table:style-name="ce12">
            <text:p>景觀工程-綠化維護-業務費-設施及機械設備養護費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柳川東,西路</text:p>
          </table:table-cell>
          <table:table-cell office:value-type="float" office:value="59" table:style-name="ce10">
            <text:p><text:s/>59<text:s/></text:p>
          </table:table-cell>
          <table:table-cell office:value-type="float" office:value="59" table:style-name="ce11">
            <text:p><text:s/>5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北區梅川東西路(文武街-文化街)</text:p>
          </table:table-cell>
          <table:table-cell office:value-type="float" office:value="208" table:style-name="ce10">
            <text:p><text:s/>208<text:s/></text:p>
          </table:table-cell>
          <table:table-cell office:value-type="float" office:value="208" table:style-name="ce11">
            <text:p><text:s/>20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北區尚德街149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北區天祥街(東光路~旱溪西路)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安鎰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、范淞育議員</text:p>
          </table:table-cell>
          <table:table-cell office:value-type="string" table:style-name="ce8">
            <text:p>北區賴興里山西公園建議設置花架增設雨遮</text:p>
          </table:table-cell>
          <table:table-cell office:value-type="string" table:style-name="ce9">
            <text:p>北區賴興里山西公園</text:p>
          </table:table-cell>
          <table:table-cell office:value-type="float" office:value="99.221000000000004" table:style-name="ce10">
            <text:p><text:s/>99<text:s/></text:p>
          </table:table-cell>
          <table:table-cell office:value-type="float" office:value="99.221000000000004" table:style-name="ce11">
            <text:p><text:s/>99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鋐耀土木包工業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、范淞育議員</text:p>
          </table:table-cell>
          <table:table-cell office:value-type="string" table:style-name="ce8">
            <text:p>北區賴興里山西公園建議步道坡度改善</text:p>
          </table:table-cell>
          <table:table-cell office:value-type="string" table:style-name="ce9">
            <text:p>北區賴興里山西公園</text:p>
          </table:table-cell>
          <table:table-cell office:value-type="float" office:value="98.296000000000006" table:style-name="ce10">
            <text:p><text:s/>98<text:s/></text:p>
          </table:table-cell>
          <table:table-cell office:value-type="float" office:value="98.296000000000006" table:style-name="ce11">
            <text:p><text:s/>98<text:s/></text:p>
          </table:table-cell>
          <table:table-cell office:value-type="string" table:style-name="ce12">
            <text:p><text:s/>公園管理-公園工程-設備及投資<text:s/>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鋐耀土木包工業</text:p>
          </table:table-cell>
          <table:table-cell table:number-columns-repeated="16375"/>
        </table:table-row>
        <table:table-row table:style-name="ro72">
          <table:table-cell office:value-type="string" table:style-name="ce8">
            <text:p>賴朝國議員</text:p>
          </table:table-cell>
          <table:table-cell office:value-type="string" table:style-name="ce8">
            <text:p>側溝加蓋</text:p>
          </table:table-cell>
          <table:table-cell office:value-type="string" table:style-name="ce9">
            <text:p>潭子區大富路2段1號對面道路轉彎處會車不易，溝渠加蓋增加會車空間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144" table:style-name="ce11">
            <text:p><text:s/>14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大富里雅豐街171巷前路面重鋪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一般景觀設施改善</text:p>
          </table:table-cell>
          <table:table-cell office:value-type="string" table:style-name="ce9">
            <text:p>潭子區福仁里環保公園廣場地坪改善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133" table:style-name="ce11">
            <text:p><text:s/>13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潭子區潭陽里潭興路2段193巷側溝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49">
          <table:table-cell office:value-type="string" table:style-name="ce8">
            <text:p>賴朝國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大豐里潭富路2段157巷路口至157巷7號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側溝新作</text:p>
          </table:table-cell>
          <table:table-cell office:value-type="string" table:style-name="ce9">
            <text:p>大雅區橫山里永和路109-8號前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18">
          <table:table-cell office:value-type="string" table:style-name="ce8">
            <text:p>賴朝國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雅潭路與大富路1段轉角(北側)護案截角改善</text:p>
          </table:table-cell>
          <table:table-cell office:value-type="float" office:value="900" table:style-name="ce10">
            <text:p><text:s/>90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大雅區四德里永興路(龍善3街1號旁)側溝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318" table:style-name="ce11">
            <text:p><text:s/>31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潭子區潭秀里中山路2段605巷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400" table:style-name="ce11">
            <text:p><text:s/>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新設水溝</text:p>
          </table:table-cell>
          <table:table-cell office:value-type="string" table:style-name="ce9">
            <text:p>永和路109-8號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10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天祥街(國強街至南京東路)路面重鋪</text:p>
          </table:table-cell>
          <table:table-cell office:value-type="float" office:value="850" table:style-name="ce10">
            <text:p><text:s/>850<text:s/></text:p>
          </table:table-cell>
          <table:table-cell office:value-type="float" office:value="499" table:style-name="ce11">
            <text:p><text:s/>49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湖巷台電桿大湖之68號-67號路面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50" table:style-name="ce11">
            <text:p><text:s/>1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護欄掏空改善</text:p>
          </table:table-cell>
          <table:table-cell office:value-type="string" table:style-name="ce9">
            <text:p>大湖巷電桿編號大湖支71號護欄掏空改善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平德路187巷路面</text:p>
          </table:table-cell>
          <table:table-cell office:value-type="float" office:value="550" table:style-name="ce10">
            <text:p><text:s/>550<text:s/></text:p>
          </table:table-cell>
          <table:table-cell office:value-type="float" office:value="540" table:style-name="ce11">
            <text:p><text:s/>5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32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山西北二街(崇德九路572號至666號)路面</text:p>
          </table:table-cell>
          <table:table-cell office:value-type="float" office:value="2500" table:style-name="ce10">
            <text:p><text:s/>2,500<text:s/></text:p>
          </table:table-cell>
          <table:table-cell office:value-type="float" office:value="2600" table:style-name="ce11">
            <text:p><text:s/>2,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天祥街17巷路面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舊社巷15弄2-60號路修</text:p>
          </table:table-cell>
          <table:table-cell office:value-type="float" office:value="490" table:style-name="ce10">
            <text:p><text:s/>490<text:s/></text:p>
          </table:table-cell>
          <table:table-cell office:value-type="float" office:value="590" table:style-name="ce11">
            <text:p><text:s/>5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軍福13路(和順路至和服路)路面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三光巷53弄路面</text:p>
          </table:table-cell>
          <table:table-cell office:value-type="float" office:value="150" table:style-name="ce10">
            <text:p><text:s/>150<text:s/></text:p>
          </table:table-cell>
          <table:table-cell office:value-type="float" office:value="130" table:style-name="ce11">
            <text:p><text:s/>1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連西路6巷25號路面改善</text:p>
          </table:table-cell>
          <table:table-cell office:value-type="float" office:value="270" table:style-name="ce10">
            <text:p><text:s/>27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中清路</text:p>
          </table:table-cell>
          <table:table-cell office:value-type="float" office:value="203" table:style-name="ce10">
            <text:p><text:s/>203<text:s/></text:p>
          </table:table-cell>
          <table:table-cell office:value-type="float" office:value="203" table:style-name="ce11">
            <text:p><text:s/>20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建和路二段</text:p>
          </table:table-cell>
          <table:table-cell office:value-type="float" office:value="42" table:style-name="ce10">
            <text:p><text:s/>42<text:s/></text:p>
          </table:table-cell>
          <table:table-cell office:value-type="float" office:value="42" table:style-name="ce11">
            <text:p><text:s/>4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軍福九路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山田路茅桶分3.4.5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73">
          <table:table-cell office:value-type="string" table:style-name="ce8">
            <text:p>賴順仁議員、陳成添議員、曾朝榮議員、沈佑蓮議員、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原路(軍功路至環中路)</text:p>
          </table:table-cell>
          <table:table-cell office:value-type="float" office:value="3700" table:style-name="ce10">
            <text:p><text:s/>3,700<text:s/></text:p>
          </table:table-cell>
          <table:table-cell office:value-type="float" office:value="3640" table:style-name="ce11">
            <text:p><text:s/>3,6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建國里鵬儀路296巷13弄路修工程(296巷至320巷)</text:p>
          </table:table-cell>
          <table:table-cell office:value-type="float" office:value="770" table:style-name="ce10">
            <text:p><text:s/>770<text:s/></text:p>
          </table:table-cell>
          <table:table-cell office:value-type="float" office:value="770" table:style-name="ce11">
            <text:p><text:s/>7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宜欣里宜昌東路5巷31弄路修<text:s/></text:p>
          </table:table-cell>
          <table:table-cell office:value-type="float" office:value="860" table:style-name="ce10">
            <text:p><text:s/>860<text:s/></text:p>
          </table:table-cell>
          <table:table-cell office:value-type="float" office:value="860" table:style-name="ce11">
            <text:p><text:s/>8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19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立行街(太順路至立行街118號)路修工程</text:p>
          </table:table-cell>
          <table:table-cell office:value-type="float" office:value="490" table:style-name="ce10">
            <text:p><text:s/>490<text:s/></text:p>
          </table:table-cell>
          <table:table-cell office:value-type="float" office:value="490" table:style-name="ce11">
            <text:p><text:s/>490<text:s/></text:p>
          </table:table-cell>
          <table:table-cell office:value-type="string" table:style-name="ce12">
            <text:p>台中市區段徵收作業基金太平區新光區段徵收-長期投資-不動產投資-工程費用-施工費-道路橋樑養護工程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順捷營造有限公司</text:p>
          </table:table-cell>
          <table:table-cell table:number-columns-repeated="16375"/>
        </table:table-row>
        <table:table-row table:style-name="ro74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新福里中山路四段156巷(全段)路修工程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景觀設施改善</text:p>
          </table:table-cell>
          <table:table-cell office:value-type="string" table:style-name="ce9">
            <text:p>大里區長榮里大里公園花架更新</text:p>
          </table:table-cell>
          <table:table-cell office:value-type="float" office:value="140" table:style-name="ce10">
            <text:p><text:s/>140<text:s/></text:p>
          </table:table-cell>
          <table:table-cell office:value-type="float" office:value="140" table:style-name="ce11">
            <text:p><text:s/>1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太平區鵬儀路296巷16弄4號前水溝改善</text:p>
          </table:table-cell>
          <table:table-cell office:value-type="float" office:value="95" table:style-name="ce10">
            <text:p><text:s/>95<text:s/></text:p>
          </table:table-cell>
          <table:table-cell office:value-type="float" office:value="95" table:style-name="ce11">
            <text:p><text:s/>9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太平區鵬儀路296巷16弄清淤工程</text:p>
          </table:table-cell>
          <table:table-cell office:value-type="float" office:value="85" table:style-name="ce10">
            <text:p><text:s/>85<text:s/></text:p>
          </table:table-cell>
          <table:table-cell office:value-type="float" office:value="85" table:style-name="ce11">
            <text:p><text:s/>8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太平區鵬儀路296巷16弄水溝開孔</text:p>
          </table:table-cell>
          <table:table-cell office:value-type="float" office:value="78" table:style-name="ce10">
            <text:p><text:s/>78<text:s/></text:p>
          </table:table-cell>
          <table:table-cell office:value-type="float" office:value="78" table:style-name="ce11">
            <text:p><text:s/>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太平區中興東路(近中平路)清淤工程</text:p>
          </table:table-cell>
          <table:table-cell office:value-type="float" office:value="40" table:style-name="ce10">
            <text:p><text:s/>40<text:s/></text:p>
          </table:table-cell>
          <table:table-cell office:value-type="float" office:value="40" table:style-name="ce11">
            <text:p><text:s/>4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太平區富平路清淤工程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太平區長龍路二、三段路修工程</text:p>
          </table:table-cell>
          <table:table-cell office:value-type="float" office:value="11600" table:style-name="ce10">
            <text:p><text:s/>11,600<text:s/></text:p>
          </table:table-cell>
          <table:table-cell office:value-type="float" office:value="11600" table:style-name="ce11">
            <text:p><text:s/>11,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56">
          <table:table-cell office:value-type="string" table:style-name="ce8">
            <text:p>賴義鍠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日新里福大路21巷3弄（21巷至3號）路修</text:p>
          </table:table-cell>
          <table:table-cell office:value-type="float" office:value="350" table:style-name="ce10">
            <text:p><text:s/>350<text:s/></text:p>
          </table:table-cell>
          <table:table-cell office:value-type="float" office:value="350" table:style-name="ce11">
            <text:p><text:s/>3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萬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新平路三段88巷口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長龍路二段269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山田路長青巷6號</text:p>
          </table:table-cell>
          <table:table-cell office:value-type="float" office:value="20" table:style-name="ce10">
            <text:p><text:s/>20<text:s/></text:p>
          </table:table-cell>
          <table:table-cell office:value-type="float" office:value="20" table:style-name="ce11">
            <text:p><text:s/>2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山田路長青巷(定寮枝)(酒桶枝)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汰換</text:p>
          </table:table-cell>
          <table:table-cell office:value-type="string" table:style-name="ce9">
            <text:p>中山路四段156巷內</text:p>
          </table:table-cell>
          <table:table-cell office:value-type="float" office:value="5" table:style-name="ce10">
            <text:p><text:s/>5<text:s/></text:p>
          </table:table-cell>
          <table:table-cell office:value-type="float" office:value="5" table:style-name="ce11">
            <text:p><text:s/>5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長龍路二段336巷8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中山路三段60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新吉路54巷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太平區九層頭農路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新設水溝</text:p>
          </table:table-cell>
          <table:table-cell office:value-type="string" table:style-name="ce9">
            <text:p>圓環東路892巷2弄</text:p>
          </table:table-cell>
          <table:table-cell office:value-type="float" office:value="858" table:style-name="ce10">
            <text:p><text:s/>858<text:s/></text:p>
          </table:table-cell>
          <table:table-cell office:value-type="float" office:value="858" table:style-name="ce11">
            <text:p><text:s/>85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社皮路123巷5弄111號至巷底</text:p>
          </table:table-cell>
          <table:table-cell office:value-type="float" office:value="480" table:style-name="ce10">
            <text:p><text:s/>480<text:s/></text:p>
          </table:table-cell>
          <table:table-cell office:value-type="float" office:value="480" table:style-name="ce11">
            <text:p><text:s/>4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社皮路123巷5弄23-4號至100號</text:p>
          </table:table-cell>
          <table:table-cell office:value-type="float" office:value="375" table:style-name="ce10">
            <text:p><text:s/>375<text:s/></text:p>
          </table:table-cell>
          <table:table-cell office:value-type="float" office:value="375" table:style-name="ce11">
            <text:p><text:s/>37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安康路123號</text:p>
          </table:table-cell>
          <table:table-cell office:value-type="float" office:value="5" table:style-name="ce10">
            <text:p><text:s/>5<text:s/></text:p>
          </table:table-cell>
          <table:table-cell office:value-type="float" office:value="5" table:style-name="ce11">
            <text:p><text:s/>5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掏空</text:p>
          </table:table-cell>
          <table:table-cell office:value-type="string" table:style-name="ce9">
            <text:p>中正路438巷17號</text:p>
          </table:table-cell>
          <table:table-cell office:value-type="float" office:value="27" table:style-name="ce10">
            <text:p><text:s/>27<text:s/></text:p>
          </table:table-cell>
          <table:table-cell office:value-type="float" office:value="27" table:style-name="ce11">
            <text:p><text:s/>2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豐原區南村里圓環東路892巷2弄</text:p>
          </table:table-cell>
          <table:table-cell office:value-type="float" office:value="660" table:style-name="ce10">
            <text:p><text:s/>660<text:s/></text:p>
          </table:table-cell>
          <table:table-cell office:value-type="float" office:value="582" table:style-name="ce11">
            <text:p><text:s/>58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后里區墩東里大興路(四村路至福德路)</text:p>
          </table:table-cell>
          <table:table-cell office:value-type="float" office:value="308" table:style-name="ce10">
            <text:p><text:s/>308<text:s/></text:p>
          </table:table-cell>
          <table:table-cell office:value-type="float" office:value="308" table:style-name="ce11">
            <text:p><text:s/>30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后里區墩東里智生路(四村路至平安路28-1號)</text:p>
          </table:table-cell>
          <table:table-cell office:value-type="float" office:value="297" table:style-name="ce10">
            <text:p><text:s/>297<text:s/></text:p>
          </table:table-cell>
          <table:table-cell office:value-type="float" office:value="297" table:style-name="ce11">
            <text:p><text:s/>297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金豐隆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排水溝改善</text:p>
          </table:table-cell>
          <table:table-cell office:value-type="string" table:style-name="ce9">
            <text:p>三豐路836巷11號</text:p>
          </table:table-cell>
          <table:table-cell office:value-type="float" office:value="12" table:style-name="ce10">
            <text:p><text:s/>12<text:s/></text:p>
          </table:table-cell>
          <table:table-cell office:value-type="float" office:value="12" table:style-name="ce11">
            <text:p><text:s/>1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中正路78巷4號</text:p>
          </table:table-cell>
          <table:table-cell office:value-type="float" office:value="21" table:style-name="ce10">
            <text:p><text:s/>21<text:s/></text:p>
          </table:table-cell>
          <table:table-cell office:value-type="float" office:value="21" table:style-name="ce11">
            <text:p><text:s/>2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成功路(圓環北路~中山路)</text:p>
          </table:table-cell>
          <table:table-cell office:value-type="float" office:value="5000" table:style-name="ce10">
            <text:p><text:s/>5,000<text:s/></text:p>
          </table:table-cell>
          <table:table-cell office:value-type="float" office:value="5000" table:style-name="ce11">
            <text:p><text:s/>5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7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東山路一段(50巷口至旱溪東路三段)路面重鋪</text:p>
          </table:table-cell>
          <table:table-cell office:value-type="float" office:value="3200" table:style-name="ce10">
            <text:p><text:s/>3,200<text:s/></text:p>
          </table:table-cell>
          <table:table-cell office:value-type="float" office:value="1880" table:style-name="ce11">
            <text:p><text:s/>1,8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日宏營造有限公司</text:p>
          </table:table-cell>
          <table:table-cell table:number-columns-repeated="16375"/>
        </table:table-row>
        <table:table-row table:style-name="ro7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松竹路二段346巷(松竹路二段至梅川南街)路面</text:p>
          </table:table-cell>
          <table:table-cell office:value-type="float" office:value="580" table:style-name="ce10">
            <text:p><text:s/>580<text:s/></text:p>
          </table:table-cell>
          <table:table-cell office:value-type="float" office:value="680" table:style-name="ce11">
            <text:p><text:s/>6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7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軍和街(軍榮三街至軍功路貳段89巷)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30" table:style-name="ce11">
            <text:p><text:s/>23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7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文昌東八街(天津路至文昌東九街)路面</text:p>
          </table:table-cell>
          <table:table-cell office:value-type="float" office:value="820" table:style-name="ce10">
            <text:p><text:s/>820<text:s/></text:p>
          </table:table-cell>
          <table:table-cell office:value-type="float" office:value="920" table:style-name="ce11">
            <text:p><text:s/>9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清水巷43號前涵管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80" table:style-name="ce11">
            <text:p><text:s/>2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元營造工程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三甲東街景賢二路至三甲東街265號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松竹路軍榮五街至196號人行道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00" table:style-name="ce11">
            <text:p><text:s/>9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宗城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崇德二路一段157巷路面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50" table:style-name="ce11">
            <text:p><text:s/>2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70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北屯區北屯路439-17巷(松竹路二段7巷)路修</text:p>
          </table:table-cell>
          <table:table-cell office:value-type="float" office:value="1500" table:style-name="ce10">
            <text:p><text:s/>1,500<text:s/></text:p>
          </table:table-cell>
          <table:table-cell office:value-type="float" office:value="1342" table:style-name="ce11">
            <text:p><text:s/>1,342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舊社巷15弄2-60號路修</text:p>
          </table:table-cell>
          <table:table-cell office:value-type="float" office:value="490" table:style-name="ce10">
            <text:p><text:s/>490<text:s/></text:p>
          </table:table-cell>
          <table:table-cell office:value-type="float" office:value="590" table:style-name="ce11">
            <text:p><text:s/>5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松竹五路</text:p>
          </table:table-cell>
          <table:table-cell office:value-type="float" office:value="78" table:style-name="ce10">
            <text:p><text:s/>78<text:s/></text:p>
          </table:table-cell>
          <table:table-cell office:value-type="float" office:value="78" table:style-name="ce11">
            <text:p><text:s/>7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高空疏枝修剪</text:p>
          </table:table-cell>
          <table:table-cell office:value-type="string" table:style-name="ce9">
            <text:p>松竹路</text:p>
          </table:table-cell>
          <table:table-cell office:value-type="float" office:value="54" table:style-name="ce10">
            <text:p><text:s/>54<text:s/></text:p>
          </table:table-cell>
          <table:table-cell office:value-type="float" office:value="54" table:style-name="ce11">
            <text:p><text:s/>5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輝鴻園藝企業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沙鹿區-向上路8段下橋引道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沙鹿區-南斗路與南昌路</text:p>
          </table:table-cell>
          <table:table-cell office:value-type="float" office:value="1400" table:style-name="ce10">
            <text:p><text:s/>1,400<text:s/></text:p>
          </table:table-cell>
          <table:table-cell office:value-type="float" office:value="1400" table:style-name="ce11">
            <text:p><text:s/>1,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公明里通往都會公園聯絡道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600" table:style-name="ce11">
            <text:p><text:s/>6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六路15街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北勢東路201巷全線段</text:p>
          </table:table-cell>
          <table:table-cell office:value-type="float" office:value="120" table:style-name="ce10">
            <text:p><text:s/>120<text:s/></text:p>
          </table:table-cell>
          <table:table-cell office:value-type="float" office:value="120" table:style-name="ce11">
            <text:p><text:s/>12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正德路201巷全段</text:p>
          </table:table-cell>
          <table:table-cell office:value-type="float" office:value="160" table:style-name="ce10">
            <text:p><text:s/>160<text:s/></text:p>
          </table:table-cell>
          <table:table-cell office:value-type="float" office:value="160" table:style-name="ce11">
            <text:p><text:s/>1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東英路63號旁</text:p>
          </table:table-cell>
          <table:table-cell office:value-type="float" office:value="53" table:style-name="ce10">
            <text:p><text:s/>53<text:s/></text:p>
          </table:table-cell>
          <table:table-cell office:value-type="float" office:value="53" table:style-name="ce11">
            <text:p><text:s/>5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沅展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南斗路392巷</text:p>
          </table:table-cell>
          <table:table-cell office:value-type="float" office:value="1100" table:style-name="ce10">
            <text:p><text:s/>1,100<text:s/></text:p>
          </table:table-cell>
          <table:table-cell office:value-type="float" office:value="1100" table:style-name="ce11">
            <text:p><text:s/>1,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地坪修復</text:p>
          </table:table-cell>
          <table:table-cell office:value-type="string" table:style-name="ce9">
            <text:p>沙鹿區南勢溪公園-涼亭</text:p>
          </table:table-cell>
          <table:table-cell office:value-type="float" office:value="268.67899999999997" table:style-name="ce10">
            <text:p><text:s/>269<text:s/></text:p>
          </table:table-cell>
          <table:table-cell office:value-type="float" office:value="268.67899999999997" table:style-name="ce11">
            <text:p><text:s/>26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隆懿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側溝改善、植栽綠美化、鋪面綠化</text:p>
          </table:table-cell>
          <table:table-cell office:value-type="string" table:style-name="ce9">
            <text:p>沙鹿區鹿峰里鹿峰國小舊校址</text:p>
          </table:table-cell>
          <table:table-cell office:value-type="float" office:value="668.87099999999998" table:style-name="ce10">
            <text:p><text:s/>669<text:s/></text:p>
          </table:table-cell>
          <table:table-cell office:value-type="float" office:value="668.87099999999998" table:style-name="ce11">
            <text:p><text:s/>66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統威營造股份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福幼街10號140號路面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1">
            <text:p><text:s/>8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沙鹿區福至路268巷41號路面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曄群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清水區中社里中社路陽明果貿新城</text:p>
          </table:table-cell>
          <table:table-cell office:value-type="float" office:value="950" table:style-name="ce10">
            <text:p><text:s/>950<text:s/></text:p>
          </table:table-cell>
          <table:table-cell office:value-type="float" office:value="950" table:style-name="ce11">
            <text:p><text:s/>9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高比麗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顏莉敏議員</text:p>
          </table:table-cell>
          <table:table-cell office:value-type="string" table:style-name="ce8">
            <text:p>路面重鋪</text:p>
          </table:table-cell>
          <table:table-cell office:value-type="string" table:style-name="ce9">
            <text:p>清水區高西里高美路630-5號至755號</text:p>
          </table:table-cell>
          <table:table-cell office:value-type="float" office:value="2450" table:style-name="ce10">
            <text:p><text:s/>2,450<text:s/></text:p>
          </table:table-cell>
          <table:table-cell office:value-type="float" office:value="2450" table:style-name="ce11">
            <text:p><text:s/>2,4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鑫合億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一般景觀設施改善</text:p>
          </table:table-cell>
          <table:table-cell office:value-type="string" table:style-name="ce9">
            <text:p>神岡豐洲里消防公園</text:p>
          </table:table-cell>
          <table:table-cell office:value-type="float" office:value="240" table:style-name="ce10">
            <text:p><text:s/>240<text:s/></text:p>
          </table:table-cell>
          <table:table-cell office:value-type="float" office:value="229" table:style-name="ce11">
            <text:p><text:s/>229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冠鵬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側溝107M</text:p>
          </table:table-cell>
          <table:table-cell office:value-type="string" table:style-name="ce9">
            <text:p>神岡區社南里中山路877號前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528" table:style-name="ce11">
            <text:p><text:s/>52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公園環境綠美化</text:p>
          </table:table-cell>
          <table:table-cell office:value-type="string" table:style-name="ce9">
            <text:p>神岡區圳前仁愛公園旁</text:p>
          </table:table-cell>
          <table:table-cell office:value-type="float" office:value="2000" table:style-name="ce10">
            <text:p><text:s/>2,000<text:s/></text:p>
          </table:table-cell>
          <table:table-cell office:value-type="float" office:value="1234" table:style-name="ce11">
            <text:p><text:s/>1,23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大原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水溝重作</text:p>
          </table:table-cell>
          <table:table-cell office:value-type="string" table:style-name="ce9">
            <text:p>神岡區新庄里溪頭路源潤豐前</text:p>
          </table:table-cell>
          <table:table-cell office:value-type="float" office:value="400" table:style-name="ce10">
            <text:p><text:s/>400<text:s/></text:p>
          </table:table-cell>
          <table:table-cell office:value-type="float" office:value="398" table:style-name="ce11">
            <text:p><text:s/>39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新庄里成都路92巷及成都路77巷</text:p>
          </table:table-cell>
          <table:table-cell office:value-type="float" office:value="500" table:style-name="ce10">
            <text:p><text:s/>500<text:s/></text:p>
          </table:table-cell>
          <table:table-cell office:value-type="float" office:value="500" table:style-name="ce11">
            <text:p><text:s/>5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神岡區社南里昌平路5段253巷12號前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神岡區豐洲路332巷</text:p>
          </table:table-cell>
          <table:table-cell office:value-type="float" office:value="600" table:style-name="ce10">
            <text:p><text:s/>600<text:s/></text:p>
          </table:table-cell>
          <table:table-cell office:value-type="float" office:value="544" table:style-name="ce11">
            <text:p><text:s/>544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墩興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中山路614巷132弄</text:p>
          </table:table-cell>
          <table:table-cell office:value-type="float" office:value="98" table:style-name="ce10">
            <text:p><text:s/>98<text:s/></text:p>
          </table:table-cell>
          <table:table-cell office:value-type="float" office:value="98" table:style-name="ce11">
            <text:p><text:s/>98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溝面改善</text:p>
          </table:table-cell>
          <table:table-cell office:value-type="string" table:style-name="ce9">
            <text:p>中山路667巷50-2號前</text:p>
          </table:table-cell>
          <table:table-cell office:value-type="float" office:value="90" table:style-name="ce10">
            <text:p><text:s/>90<text:s/></text:p>
          </table:table-cell>
          <table:table-cell office:value-type="float" office:value="90" table:style-name="ce11">
            <text:p><text:s/>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溝面改善</text:p>
          </table:table-cell>
          <table:table-cell office:value-type="string" table:style-name="ce9">
            <text:p>大漢街30巷29號前</text:p>
          </table:table-cell>
          <table:table-cell office:value-type="float" office:value="93" table:style-name="ce10">
            <text:p><text:s/>93<text:s/></text:p>
          </table:table-cell>
          <table:table-cell office:value-type="float" office:value="93" table:style-name="ce11">
            <text:p><text:s/>9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五盛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羅永珍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和睦路一段(和睦路一段617號~946號)</text:p>
          </table:table-cell>
          <table:table-cell office:value-type="float" office:value="6000" table:style-name="ce10">
            <text:p><text:s/>6,000<text:s/></text:p>
          </table:table-cell>
          <table:table-cell office:value-type="float" office:value="6000" table:style-name="ce11">
            <text:p><text:s/>6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雅鉅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text:s/></text:p>
          </table:table-cell>
          <table:table-cell office:value-type="string" table:style-name="ce9">
            <text:p>大里區美群路62巷路面重鋪</text:p>
          </table:table-cell>
          <table:table-cell office:value-type="float" office:value="360" table:style-name="ce10">
            <text:p><text:s/>360<text:s/></text:p>
          </table:table-cell>
          <table:table-cell office:value-type="float" office:value="360" table:style-name="ce11">
            <text:p><text:s/>3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text:s/></text:p>
          </table:table-cell>
          <table:table-cell office:value-type="string" table:style-name="ce12">
            <text:p>英宏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中興路一段2巷207弄路修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中興路一段2巷(272巷22號至中興路一段)路修</text:p>
          </table:table-cell>
          <table:table-cell office:value-type="float" office:value="190" table:style-name="ce10">
            <text:p><text:s/>190<text:s/></text:p>
          </table:table-cell>
          <table:table-cell office:value-type="float" office:value="190" table:style-name="ce11">
            <text:p><text:s/>1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東湖里長春路63巷路修</text:p>
          </table:table-cell>
          <table:table-cell office:value-type="float" office:value="470" table:style-name="ce10">
            <text:p><text:s/>470<text:s/></text:p>
          </table:table-cell>
          <table:table-cell office:value-type="float" office:value="470" table:style-name="ce11">
            <text:p><text:s/>47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慶裕成營造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蘇柏興議員</text:p>
          </table:table-cell>
          <table:table-cell office:value-type="string" table:style-name="ce8">
            <text:p>綠美化</text:p>
          </table:table-cell>
          <table:table-cell office:value-type="string" table:style-name="ce9">
            <text:p>霧峰區萬豐里國道6號-象鼻路6巷橋下空間新植灌木</text:p>
          </table:table-cell>
          <table:table-cell office:value-type="float" office:value="300" table:style-name="ce10">
            <text:p><text:s/>300<text:s/></text:p>
          </table:table-cell>
          <table:table-cell office:value-type="float" office:value="300" table:style-name="ce11">
            <text:p><text:s/>3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旺園藝事業有限公司</text:p>
          </table:table-cell>
          <table:table-cell table:number-columns-repeated="16375"/>
        </table:table-row>
        <table:table-row table:style-name="ro38">
          <table:table-cell office:value-type="string" table:style-name="ce8">
            <text:p>蘇柏興議員</text:p>
          </table:table-cell>
          <table:table-cell office:value-type="string" table:style-name="ce8">
            <text:p>景觀設施改善</text:p>
          </table:table-cell>
          <table:table-cell office:value-type="string" table:style-name="ce9">
            <text:p>霧峰區萬豐里國道6號-象鼻路6巷橋下空間增設座椅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60" table:style-name="ce11">
            <text:p><text:s/>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詠淯營造實業有限公司</text:p>
          </table:table-cell>
          <table:table-cell table:number-columns-repeated="16375"/>
        </table:table-row>
        <table:table-row table:style-name="ro12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東湖里中山路（中興路至27號）路修</text:p>
          </table:table-cell>
          <table:table-cell office:value-type="float" office:value="1110" table:style-name="ce10">
            <text:p><text:s/>1,110<text:s/></text:p>
          </table:table-cell>
          <table:table-cell office:value-type="float" office:value="1110" table:style-name="ce11">
            <text:p><text:s/>1,1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金城里塗城路735巷路面</text:p>
          </table:table-cell>
          <table:table-cell office:value-type="float" office:value="700" table:style-name="ce10">
            <text:p><text:s/>700<text:s/></text:p>
          </table:table-cell>
          <table:table-cell office:value-type="float" office:value="700" table:style-name="ce11">
            <text:p><text:s/>7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1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塗城里明仁路（51號至塗城路）路修</text:p>
          </table:table-cell>
          <table:table-cell office:value-type="float" office:value="610" table:style-name="ce10">
            <text:p><text:s/>610<text:s/></text:p>
          </table:table-cell>
          <table:table-cell office:value-type="float" office:value="610" table:style-name="ce11">
            <text:p><text:s/>6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水溝改善</text:p>
          </table:table-cell>
          <table:table-cell office:value-type="string" table:style-name="ce9">
            <text:p>大里區中興路一段272巷</text:p>
          </table:table-cell>
          <table:table-cell office:value-type="float" office:value="80" table:style-name="ce10">
            <text:p><text:s/>80<text:s/></text:p>
          </table:table-cell>
          <table:table-cell office:value-type="float" office:value="80" table:style-name="ce11">
            <text:p><text:s/>8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中興路一段2巷217弄路修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銓湧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仁化路(忠孝路至中興路)路修</text:p>
          </table:table-cell>
          <table:table-cell office:value-type="float" office:value="10000" table:style-name="ce10">
            <text:p><text:s/>10,000<text:s/></text:p>
          </table:table-cell>
          <table:table-cell office:value-type="float" office:value="10000" table:style-name="ce11">
            <text:p><text:s/>10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正祥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公教街60巷路修</text:p>
          </table:table-cell>
          <table:table-cell office:value-type="float" office:value="2200" table:style-name="ce10">
            <text:p><text:s/>2,200<text:s/></text:p>
          </table:table-cell>
          <table:table-cell office:value-type="float" office:value="2200" table:style-name="ce11">
            <text:p><text:s/>2,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英宏營造有限公司<text:s/>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AC路面改善</text:p>
          </table:table-cell>
          <table:table-cell office:value-type="string" table:style-name="ce9">
            <text:p>大里區塗城里塗城路601巷路修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磊橋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柏興議員</text:p>
          </table:table-cell>
          <table:table-cell office:value-type="string" table:style-name="ce8">
            <text:p>路燈增設</text:p>
          </table:table-cell>
          <table:table-cell office:value-type="string" table:style-name="ce9">
            <text:p>大里區練武路</text:p>
          </table:table-cell>
          <table:table-cell office:value-type="float" office:value="30" table:style-name="ce10">
            <text:p><text:s/>30<text:s/></text:p>
          </table:table-cell>
          <table:table-cell office:value-type="float" office:value="30" table:style-name="ce11">
            <text:p><text:s/>30<text:s/></text:p>
          </table:table-cell>
          <table:table-cell office:value-type="string" table:style-name="ce12">
            <text:p>路燈管理-路燈養護及增設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佳翔水電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側溝施作</text:p>
          </table:table-cell>
          <table:table-cell office:value-type="string" table:style-name="ce9">
            <text:p>石岡區德興里和盛街27-1號至南眉巷口</text:p>
          </table:table-cell>
          <table:table-cell office:value-type="float" office:value="2900" table:style-name="ce10">
            <text:p><text:s/>2,900<text:s/></text:p>
          </table:table-cell>
          <table:table-cell office:value-type="float" office:value="2671" table:style-name="ce11">
            <text:p><text:s/>2,671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旺營造有限公司</text:p>
          </table:table-cell>
          <table:table-cell table:number-columns-repeated="16375" table:style-name="ce17"/>
        </table:table-row>
        <table:table-row table:style-name="ro11">
          <table:table-cell office:value-type="string" table:style-name="ce8">
            <text:p>蘇慶雲議員</text:p>
          </table:table-cell>
          <table:table-cell office:value-type="string" table:style-name="ce8">
            <text:p>水溝加蓋</text:p>
          </table:table-cell>
          <table:table-cell office:value-type="string" table:style-name="ce9">
            <text:p>東勢區中嵙里東崎路3段900巷前水溝加蓋L=230M</text:p>
          </table:table-cell>
          <table:table-cell office:value-type="float" office:value="1000" table:style-name="ce10">
            <text:p><text:s/>1,000<text:s/></text:p>
          </table:table-cell>
          <table:table-cell office:value-type="float" office:value="1000" table:style-name="ce11">
            <text:p><text:s/>1,0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側溝</text:p>
          </table:table-cell>
          <table:table-cell office:value-type="string" table:style-name="ce9">
            <text:p>東勢區石山街石山巷</text:p>
          </table:table-cell>
          <table:table-cell office:value-type="float" office:value="200" table:style-name="ce10">
            <text:p><text:s/>200<text:s/></text:p>
          </table:table-cell>
          <table:table-cell office:value-type="float" office:value="200" table:style-name="ce11">
            <text:p><text:s/>2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淞營造有限公司</text:p>
          </table:table-cell>
          <table:table-cell table:number-columns-repeated="16375" table:style-name="ce17"/>
        </table:table-row>
        <table:table-row table:style-name="ro71">
          <table:table-cell office:value-type="string" table:style-name="ce8">
            <text:p>蘇慶雲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東勢區福龍里東和街162號至182號、117巷、188巷</text:p>
          </table:table-cell>
          <table:table-cell office:value-type="float" office:value="1243" table:style-name="ce10">
            <text:p><text:s/>1,243<text:s/></text:p>
          </table:table-cell>
          <table:table-cell office:value-type="float" office:value="1243" table:style-name="ce11">
            <text:p><text:s/>1,243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孔蓋提升</text:p>
          </table:table-cell>
          <table:table-cell office:value-type="string" table:style-name="ce9">
            <text:p>東勢區粵寧街中路巷18號旁</text:p>
          </table:table-cell>
          <table:table-cell office:value-type="float" office:value="100" table:style-name="ce10">
            <text:p><text:s/>100<text:s/></text:p>
          </table:table-cell>
          <table:table-cell office:value-type="float" office:value="100" table:style-name="ce11">
            <text:p><text:s/>1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孔蓋提升</text:p>
          </table:table-cell>
          <table:table-cell office:value-type="string" table:style-name="ce9">
            <text:p>東勢區慶東街慶成一巷16-1號旁</text:p>
          </table:table-cell>
          <table:table-cell office:value-type="float" office:value="90" table:style-name="ce10">
            <text:p><text:s/>90<text:s/></text:p>
          </table:table-cell>
          <table:table-cell office:value-type="float" office:value="90" table:style-name="ce11">
            <text:p><text:s/>9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欣群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石岡區萬興街77號前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60" table:style-name="ce11">
            <text:p><text:s/>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豐隆營造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溝蓋提升</text:p>
          </table:table-cell>
          <table:table-cell office:value-type="string" table:style-name="ce9">
            <text:p>石岡區萬敦街560號</text:p>
          </table:table-cell>
          <table:table-cell office:value-type="float" office:value="10" table:style-name="ce10">
            <text:p><text:s/>10<text:s/></text:p>
          </table:table-cell>
          <table:table-cell office:value-type="float" office:value="10" table:style-name="ce11">
            <text:p><text:s/>1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豐隆營造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護岸修復</text:p>
          </table:table-cell>
          <table:table-cell office:value-type="string" table:style-name="ce9">
            <text:p>東勢區新城街80巷6號旁</text:p>
          </table:table-cell>
          <table:table-cell office:value-type="float" office:value="50" table:style-name="ce10">
            <text:p><text:s/>50<text:s/></text:p>
          </table:table-cell>
          <table:table-cell office:value-type="float" office:value="50" table:style-name="ce11">
            <text:p><text:s/>5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豐隆營造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水溝加蓋</text:p>
          </table:table-cell>
          <table:table-cell office:value-type="string" table:style-name="ce9">
            <text:p>石岡區豐勢路和順巷16-18號前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60" table:style-name="ce11">
            <text:p><text:s/>6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全豐隆營造工程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路面改善</text:p>
          </table:table-cell>
          <table:table-cell office:value-type="string" table:style-name="ce9">
            <text:p>石城街石山巷(電桿后東幹40~石山枝50)</text:p>
          </table:table-cell>
          <table:table-cell office:value-type="float" office:value="4400" table:style-name="ce10">
            <text:p><text:s/>4,400<text:s/></text:p>
          </table:table-cell>
          <table:table-cell office:value-type="float" office:value="4400" table:style-name="ce11">
            <text:p><text:s/>4,400<text:s/></text:p>
          </table:table-cell>
          <table:table-cell office:value-type="string" table:style-name="ce12">
            <text:p>道路橋樑工程-道路橋樑工程養護-設備及投資</text:p>
          </table:table-cell>
          <table:table-cell office:value-type="string" table:style-name="ce12">
            <text:p>建設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盈淞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賴義鍠議員、何明杰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太平區旱溪東路與太興路口</text:p>
          </table:table-cell>
          <table:table-cell office:value-type="float" office:value="230" table:style-name="ce13">
            <text:p><text:s/>230<text:s/></text:p>
          </table:table-cell>
          <table:table-cell office:value-type="float" office:value="230" table:style-name="ce13">
            <text:p><text:s/>23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2" table:style-name="ce18"/>
          <table:table-cell table:number-columns-repeated="16373"/>
        </table:table-row>
        <table:table-row table:style-name="ro5">
          <table:table-cell office:value-type="string" table:style-name="ce8">
            <text:p>張廖乃綸議員</text:p>
          </table:table-cell>
          <table:table-cell office:value-type="string" table:style-name="ce8">
            <text:p>增設行人號誌</text:p>
          </table:table-cell>
          <table:table-cell office:value-type="string" table:style-name="ce9">
            <text:p>西屯區西屯路與重慶路口</text:p>
          </table:table-cell>
          <table:table-cell office:value-type="float" office:value="80" table:style-name="ce13">
            <text:p><text:s/>80<text:s/></text:p>
          </table:table-cell>
          <table:table-cell office:value-type="float" office:value="80" table:style-name="ce13">
            <text:p><text:s/>8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信威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四平路與四平路238巷與387巷</text:p>
          </table:table-cell>
          <table:table-cell office:value-type="float" office:value="214" table:style-name="ce13">
            <text:p><text:s/>214<text:s/></text:p>
          </table:table-cell>
          <table:table-cell office:value-type="float" office:value="214" table:style-name="ce13">
            <text:p><text:s/>21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松山街與松山街27巷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天津路與文昌東街三街口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東區信義街與大勇街口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東區東英八街與二聖街口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東區旱溪東路一段與東英一街口</text:p>
          </table:table-cell>
          <table:table-cell office:value-type="float" office:value="228" table:style-name="ce13">
            <text:p><text:s/>228<text:s/></text:p>
          </table:table-cell>
          <table:table-cell office:value-type="float" office:value="228" table:style-name="ce13">
            <text:p><text:s/>228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、張耀中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屯區文昌街227巷與228巷口</text:p>
          </table:table-cell>
          <table:table-cell office:value-type="float" office:value="243" table:style-name="ce13">
            <text:p><text:s/>243<text:s/></text:p>
          </table:table-cell>
          <table:table-cell office:value-type="float" office:value="243" table:style-name="ce13">
            <text:p><text:s/>24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中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區學府路與愛國街口</text:p>
          </table:table-cell>
          <table:table-cell office:value-type="float" office:value="243" table:style-name="ce13">
            <text:p><text:s/>243<text:s/></text:p>
          </table:table-cell>
          <table:table-cell office:value-type="float" office:value="243" table:style-name="ce13">
            <text:p><text:s/>24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區高工南路與高工二街口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西屯區東大路與福強街口</text:p>
          </table:table-cell>
          <table:table-cell office:value-type="float" office:value="229" table:style-name="ce13">
            <text:p><text:s/>229<text:s/></text:p>
          </table:table-cell>
          <table:table-cell office:value-type="float" office:value="229" table:style-name="ce13">
            <text:p><text:s/>229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廖萬堅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西屯區甘肅路與寧夏西一街口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西區太原路一段與大有五街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區博館二街與博館東街口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增設閃光號誌</text:p>
          </table:table-cell>
          <table:table-cell office:value-type="string" table:style-name="ce9">
            <text:p>北區梅亭街與尚德街口</text:p>
          </table:table-cell>
          <table:table-cell office:value-type="float" office:value="187" table:style-name="ce13">
            <text:p><text:s/>187<text:s/></text:p>
          </table:table-cell>
          <table:table-cell office:value-type="float" office:value="187" table:style-name="ce13">
            <text:p><text:s/>187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雅玲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本屯區北屯路212巷與九龍街口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北屯區熱河路與崇德三路口</text:p>
          </table:table-cell>
          <table:table-cell office:value-type="float" office:value="150" table:style-name="ce13">
            <text:p><text:s/>150<text:s/></text:p>
          </table:table-cell>
          <table:table-cell office:value-type="float" office:value="150" table:style-name="ce13">
            <text:p><text:s/>15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東區信義街與立德街口</text:p>
          </table:table-cell>
          <table:table-cell office:value-type="float" office:value="91" table:style-name="ce13">
            <text:p><text:s/>91<text:s/></text:p>
          </table:table-cell>
          <table:table-cell office:value-type="float" office:value="91" table:style-name="ce13">
            <text:p><text:s/>9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南屯區大墩十二街與大觀街口</text:p>
          </table:table-cell>
          <table:table-cell office:value-type="float" office:value="89" table:style-name="ce13">
            <text:p><text:s/>89<text:s/></text:p>
          </table:table-cell>
          <table:table-cell office:value-type="float" office:value="89" table:style-name="ce13">
            <text:p><text:s/>89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、賴順仁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軍福16路與和福路口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軍福11路與和祥路一段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崇德一路與熱河路口</text:p>
          </table:table-cell>
          <table:table-cell office:value-type="float" office:value="234" table:style-name="ce13">
            <text:p><text:s/>234<text:s/></text:p>
          </table:table-cell>
          <table:table-cell office:value-type="float" office:value="234" table:style-name="ce13">
            <text:p><text:s/>23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、陳政顯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區中華西街與中山路口</text:p>
          </table:table-cell>
          <table:table-cell office:value-type="float" office:value="246" table:style-name="ce13">
            <text:p><text:s/>246<text:s/></text:p>
          </table:table-cell>
          <table:table-cell office:value-type="float" office:value="246" table:style-name="ce13">
            <text:p><text:s/>246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屯區忠勇路與義芳街口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屯區嶺東路與嶺東中學前無名巷</text:p>
          </table:table-cell>
          <table:table-cell office:value-type="float" office:value="224" table:style-name="ce13">
            <text:p><text:s/>224<text:s/></text:p>
          </table:table-cell>
          <table:table-cell office:value-type="float" office:value="224" table:style-name="ce13">
            <text:p><text:s/>22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屯區筏子東街與新鎮和路口</text:p>
          </table:table-cell>
          <table:table-cell office:value-type="float" office:value="474" table:style-name="ce13">
            <text:p><text:s/>474<text:s/></text:p>
          </table:table-cell>
          <table:table-cell office:value-type="float" office:value="474" table:style-name="ce13">
            <text:p><text:s/>47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松安街與松竹路二段337巷口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西屯區廣福路與中山一路口</text:p>
          </table:table-cell>
          <table:table-cell office:value-type="float" office:value="208" table:style-name="ce13">
            <text:p><text:s/>208<text:s/></text:p>
          </table:table-cell>
          <table:table-cell office:value-type="float" office:value="208" table:style-name="ce13">
            <text:p><text:s/>208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崇德六路一段151巷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劉士州議員、張耀中議員、何文海議員、朱暖英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南屯區五權西路與文山北巷口</text:p>
          </table:table-cell>
          <table:table-cell office:value-type="float" office:value="185" table:style-name="ce13">
            <text:p><text:s/>185<text:s/></text:p>
          </table:table-cell>
          <table:table-cell office:value-type="float" office:value="185" table:style-name="ce13">
            <text:p><text:s/>18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沙鹿區民族路田尾巷</text:p>
          </table:table-cell>
          <table:table-cell office:value-type="float" office:value="213" table:style-name="ce13">
            <text:p><text:s/>213<text:s/></text:p>
          </table:table-cell>
          <table:table-cell office:value-type="float" office:value="213" table:style-name="ce13">
            <text:p><text:s/>21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、陳成添議員</text:p>
          </table:table-cell>
          <table:table-cell office:value-type="string" table:style-name="ce8">
            <text:p>增設號誌</text:p>
          </table:table-cell>
          <table:table-cell office:value-type="string" table:style-name="ce9">
            <text:p>北屯區敦化路與後庄一街口</text:p>
          </table:table-cell>
          <table:table-cell office:value-type="float" office:value="207" table:style-name="ce13">
            <text:p><text:s/>207<text:s/></text:p>
          </table:table-cell>
          <table:table-cell office:value-type="float" office:value="207" table:style-name="ce13">
            <text:p><text:s/>207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北屯區崇德三路與熱河路口</text:p>
          </table:table-cell>
          <table:table-cell office:value-type="float" office:value="151" table:style-name="ce13">
            <text:p><text:s/>151<text:s/></text:p>
          </table:table-cell>
          <table:table-cell office:value-type="float" office:value="151" table:style-name="ce13">
            <text:p><text:s/>15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鄭功進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東區信義街與立德街口</text:p>
          </table:table-cell>
          <table:table-cell office:value-type="float" office:value="91" table:style-name="ce13">
            <text:p><text:s/>91<text:s/></text:p>
          </table:table-cell>
          <table:table-cell office:value-type="float" office:value="91" table:style-name="ce13">
            <text:p><text:s/>9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南屯區大墩12街與大觀路</text:p>
          </table:table-cell>
          <table:table-cell office:value-type="float" office:value="89" table:style-name="ce13">
            <text:p><text:s/>89<text:s/></text:p>
          </table:table-cell>
          <table:table-cell office:value-type="float" office:value="89" table:style-name="ce13">
            <text:p><text:s/>89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軍福16路與和福路口</text:p>
          </table:table-cell>
          <table:table-cell office:value-type="float" office:value="247" table:style-name="ce13">
            <text:p><text:s/>247<text:s/></text:p>
          </table:table-cell>
          <table:table-cell office:value-type="float" office:value="247" table:style-name="ce13">
            <text:p><text:s/>247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謝明源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軍福11路與和祥路一段</text:p>
          </table:table-cell>
          <table:table-cell office:value-type="float" office:value="239" table:style-name="ce13">
            <text:p><text:s/>239<text:s/></text:p>
          </table:table-cell>
          <table:table-cell office:value-type="float" office:value="239" table:style-name="ce13">
            <text:p><text:s/>239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遼陽五街與興安路口</text:p>
          </table:table-cell>
          <table:table-cell office:value-type="float" office:value="236" table:style-name="ce13">
            <text:p><text:s/>236<text:s/></text:p>
          </table:table-cell>
          <table:table-cell office:value-type="float" office:value="236" table:style-name="ce13">
            <text:p><text:s/>236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熱河路與崇德一路口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區中華西街與中山路</text:p>
          </table:table-cell>
          <table:table-cell office:value-type="float" office:value="247" table:style-name="ce13">
            <text:p><text:s/>247<text:s/></text:p>
          </table:table-cell>
          <table:table-cell office:value-type="float" office:value="247" table:style-name="ce13">
            <text:p><text:s/>247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范淞育議員、陳政顯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區北平路二段與青島西街口</text:p>
          </table:table-cell>
          <table:table-cell office:value-type="float" office:value="30" table:style-name="ce13">
            <text:p><text:s/>30<text:s/></text:p>
          </table:table-cell>
          <table:table-cell office:value-type="float" office:value="30" table:style-name="ce13">
            <text:p><text:s/>3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政顯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區英士路與光大街口</text:p>
          </table:table-cell>
          <table:table-cell office:value-type="float" office:value="213" table:style-name="ce13">
            <text:p><text:s/>213<text:s/></text:p>
          </table:table-cell>
          <table:table-cell office:value-type="float" office:value="213" table:style-name="ce13">
            <text:p><text:s/>21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南屯區忠勇路與義芳街口</text:p>
          </table:table-cell>
          <table:table-cell office:value-type="float" office:value="238" table:style-name="ce13">
            <text:p><text:s/>238<text:s/></text:p>
          </table:table-cell>
          <table:table-cell office:value-type="float" office:value="238" table:style-name="ce13">
            <text:p><text:s/>238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南屯區嶺東路(嶺東科大春安校區前</text:p>
          </table:table-cell>
          <table:table-cell office:value-type="float" office:value="228" table:style-name="ce13">
            <text:p><text:s/>228<text:s/></text:p>
          </table:table-cell>
          <table:table-cell office:value-type="float" office:value="228" table:style-name="ce13">
            <text:p><text:s/>228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南屯區筏子溪東側與新鎮和路(台74線下)</text:p>
          </table:table-cell>
          <table:table-cell office:value-type="float" office:value="485" table:style-name="ce13">
            <text:p><text:s/>485<text:s/></text:p>
          </table:table-cell>
          <table:table-cell office:value-type="float" office:value="485" table:style-name="ce13">
            <text:p><text:s/>48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松安街與松竹路二段337巷口</text:p>
          </table:table-cell>
          <table:table-cell office:value-type="float" office:value="233" table:style-name="ce13">
            <text:p><text:s/>233<text:s/></text:p>
          </table:table-cell>
          <table:table-cell office:value-type="float" office:value="233" table:style-name="ce13">
            <text:p><text:s/>23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西屯區廣福路與中山一路口</text:p>
          </table:table-cell>
          <table:table-cell office:value-type="float" office:value="201" table:style-name="ce13">
            <text:p><text:s/>201<text:s/></text:p>
          </table:table-cell>
          <table:table-cell office:value-type="float" office:value="201" table:style-name="ce13">
            <text:p><text:s/>20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崇德六路一段151巷.202巷口</text:p>
          </table:table-cell>
          <table:table-cell office:value-type="float" office:value="244" table:style-name="ce13">
            <text:p><text:s/>244<text:s/></text:p>
          </table:table-cell>
          <table:table-cell office:value-type="float" office:value="244" table:style-name="ce13">
            <text:p><text:s/>24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9">
          <table:table-cell office:value-type="string" table:style-name="ce8">
            <text:p>劉士州議員、張耀中議員、何文海議員、朱暖英議員</text:p>
          </table:table-cell>
          <table:table-cell office:value-type="string" table:style-name="ce8">
            <text:p>增設三色</text:p>
          </table:table-cell>
          <table:table-cell office:value-type="string" table:style-name="ce9">
            <text:p>南屯區五權西路三段文山北巷口</text:p>
          </table:table-cell>
          <table:table-cell office:value-type="float" office:value="183" table:style-name="ce13">
            <text:p><text:s/>183<text:s/></text:p>
          </table:table-cell>
          <table:table-cell office:value-type="float" office:value="183" table:style-name="ce13">
            <text:p><text:s/>18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成添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敦化路與后庄一街口</text:p>
          </table:table-cell>
          <table:table-cell office:value-type="float" office:value="203" table:style-name="ce13">
            <text:p><text:s/>203<text:s/></text:p>
          </table:table-cell>
          <table:table-cell office:value-type="float" office:value="203" table:style-name="ce13">
            <text:p><text:s/>20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閃光改三色</text:p>
          </table:table-cell>
          <table:table-cell office:value-type="string" table:style-name="ce9">
            <text:p>南區建國北路一段(中山醫藥大學)</text:p>
          </table:table-cell>
          <table:table-cell office:value-type="float" office:value="142" table:style-name="ce13">
            <text:p><text:s/>142<text:s/></text:p>
          </table:table-cell>
          <table:table-cell office:value-type="float" office:value="142" table:style-name="ce13">
            <text:p><text:s/>142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耀中議員、何文海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南屯區忠勇路與寶山東一街</text:p>
          </table:table-cell>
          <table:table-cell office:value-type="float" office:value="226" table:style-name="ce13">
            <text:p><text:s/>226<text:s/></text:p>
          </table:table-cell>
          <table:table-cell office:value-type="float" office:value="226" table:style-name="ce13">
            <text:p><text:s/>226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麗華議員、賴義鍠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太平區新福路與新福16街口</text:p>
          </table:table-cell>
          <table:table-cell office:value-type="float" office:value="181" table:style-name="ce13">
            <text:p><text:s/>181<text:s/></text:p>
          </table:table-cell>
          <table:table-cell office:value-type="float" office:value="181" table:style-name="ce13">
            <text:p><text:s/>18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屯區三光一街與三光北一街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、張廖萬堅議員</text:p>
          </table:table-cell>
          <table:table-cell office:value-type="string" table:style-name="ce8">
            <text:p>新增號誌</text:p>
          </table:table-cell>
          <table:table-cell office:value-type="string" table:style-name="ce9">
            <text:p>西屯區上石北二巷與河南路2段301巷口</text:p>
          </table:table-cell>
          <table:table-cell office:value-type="float" office:value="235" table:style-name="ce13">
            <text:p><text:s/>235<text:s/></text:p>
          </table:table-cell>
          <table:table-cell office:value-type="float" office:value="235" table:style-name="ce13">
            <text:p><text:s/>23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新增號誌</text:p>
          </table:table-cell>
          <table:table-cell office:value-type="string" table:style-name="ce9">
            <text:p>外埔區大馬路與長生巷口</text:p>
          </table:table-cell>
          <table:table-cell office:value-type="float" office:value="10" table:style-name="ce13">
            <text:p><text:s/>10<text:s/></text:p>
          </table:table-cell>
          <table:table-cell office:value-type="float" office:value="10" table:style-name="ce13">
            <text:p><text:s/>1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神岡區大圳路36號旁路口</text:p>
          </table:table-cell>
          <table:table-cell office:value-type="float" office:value="71" table:style-name="ce13">
            <text:p><text:s/>71<text:s/></text:p>
          </table:table-cell>
          <table:table-cell office:value-type="float" office:value="71" table:style-name="ce13">
            <text:p><text:s/>7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神岡區大圳路與八德路口</text:p>
          </table:table-cell>
          <table:table-cell office:value-type="float" office:value="71" table:style-name="ce13">
            <text:p><text:s/>71<text:s/></text:p>
          </table:table-cell>
          <table:table-cell office:value-type="float" office:value="71" table:style-name="ce13">
            <text:p><text:s/>71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雅旻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神岡區中車路19號旁路口</text:p>
          </table:table-cell>
          <table:table-cell office:value-type="float" office:value="74" table:style-name="ce13">
            <text:p><text:s/>74<text:s/></text:p>
          </table:table-cell>
          <table:table-cell office:value-type="float" office:value="74" table:style-name="ce13">
            <text:p><text:s/>7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朝國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神岡區溪洲路與381巷.382巷</text:p>
          </table:table-cell>
          <table:table-cell office:value-type="float" office:value="74" table:style-name="ce13">
            <text:p><text:s/>74<text:s/></text:p>
          </table:table-cell>
          <table:table-cell office:value-type="float" office:value="74" table:style-name="ce13">
            <text:p><text:s/>7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大甲區黎明路383號(五豐混凝土)前路口</text:p>
          </table:table-cell>
          <table:table-cell office:value-type="float" office:value="273" table:style-name="ce13">
            <text:p><text:s/>273<text:s/></text:p>
          </table:table-cell>
          <table:table-cell office:value-type="float" office:value="273" table:style-name="ce13">
            <text:p><text:s/>27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大安區東西八路與南北六路口</text:p>
          </table:table-cell>
          <table:table-cell office:value-type="float" office:value="207" table:style-name="ce13">
            <text:p><text:s/>207<text:s/></text:p>
          </table:table-cell>
          <table:table-cell office:value-type="float" office:value="207" table:style-name="ce13">
            <text:p><text:s/>207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王立任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梧棲區自強四街與自立二街口</text:p>
          </table:table-cell>
          <table:table-cell office:value-type="float" office:value="258" table:style-name="ce13">
            <text:p><text:s/>258<text:s/></text:p>
          </table:table-cell>
          <table:table-cell office:value-type="float" office:value="258" table:style-name="ce13">
            <text:p><text:s/>258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大甲區東西八路與南北二路口</text:p>
          </table:table-cell>
          <table:table-cell office:value-type="float" office:value="74" table:style-name="ce13">
            <text:p><text:s/>74<text:s/></text:p>
          </table:table-cell>
          <table:table-cell office:value-type="float" office:value="74" table:style-name="ce13">
            <text:p><text:s/>74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大安區興安路372巷口</text:p>
          </table:table-cell>
          <table:table-cell office:value-type="float" office:value="83" table:style-name="ce13">
            <text:p><text:s/>83<text:s/></text:p>
          </table:table-cell>
          <table:table-cell office:value-type="float" office:value="83" table:style-name="ce13">
            <text:p><text:s/>83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張立傑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大雅區中山三路與振興一路口</text:p>
          </table:table-cell>
          <table:table-cell office:value-type="float" office:value="90" table:style-name="ce13">
            <text:p><text:s/>90<text:s/></text:p>
          </table:table-cell>
          <table:table-cell office:value-type="float" office:value="90" table:style-name="ce13">
            <text:p><text:s/>9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邱素貞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南區南平路與高院路及228巷口</text:p>
          </table:table-cell>
          <table:table-cell office:value-type="float" office:value="210" table:style-name="ce13">
            <text:p><text:s/>210<text:s/></text:p>
          </table:table-cell>
          <table:table-cell office:value-type="float" office:value="210" table:style-name="ce13">
            <text:p><text:s/>210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陳淑華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西屯區中平路與順天路口</text:p>
          </table:table-cell>
          <table:table-cell office:value-type="float" office:value="199" table:style-name="ce13">
            <text:p><text:s/>199<text:s/></text:p>
          </table:table-cell>
          <table:table-cell office:value-type="float" office:value="199" table:style-name="ce13">
            <text:p><text:s/>199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張廖萬堅議員、陳淑華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西屯區台灣大道四段786巷與永福路22巷口</text:p>
          </table:table-cell>
          <table:table-cell office:value-type="float" office:value="205" table:style-name="ce13">
            <text:p><text:s/>205<text:s/></text:p>
          </table:table-cell>
          <table:table-cell office:value-type="float" office:value="205" table:style-name="ce13">
            <text:p><text:s/>205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林士昌議員</text:p>
          </table:table-cell>
          <table:table-cell office:value-type="string" table:style-name="ce8">
            <text:p>新設特閃</text:p>
          </table:table-cell>
          <table:table-cell office:value-type="string" table:style-name="ce9">
            <text:p>烏日區公園路與新盛巷口</text:p>
          </table:table-cell>
          <table:table-cell office:value-type="float" office:value="106" table:style-name="ce13">
            <text:p><text:s/>106<text:s/></text:p>
          </table:table-cell>
          <table:table-cell office:value-type="float" office:value="106" table:style-name="ce13">
            <text:p><text:s/>106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賴佳微議員</text:p>
          </table:table-cell>
          <table:table-cell office:value-type="string" table:style-name="ce8">
            <text:p>新設三色</text:p>
          </table:table-cell>
          <table:table-cell office:value-type="string" table:style-name="ce9">
            <text:p>北區國泰街與國豐街口</text:p>
          </table:table-cell>
          <table:table-cell office:value-type="float" office:value="206" table:style-name="ce13">
            <text:p><text:s/>206<text:s/></text:p>
          </table:table-cell>
          <table:table-cell office:value-type="float" office:value="206" table:style-name="ce13">
            <text:p><text:s/>206<text:s/></text:p>
          </table:table-cell>
          <table:table-cell office:value-type="string" table:style-name="ce12">
            <text:p>一般建築及設備-設備及投資-公共建設及設施費</text:p>
          </table:table-cell>
          <table:table-cell office:value-type="string" table:style-name="ce12">
            <text:p>交通局</text:p>
          </table:table-cell>
          <table:table-cell office:value-type="string" table:style-name="ce12">
            <text:p>公開招標</text:p>
          </table:table-cell>
          <table:table-cell office:value-type="string" table:style-name="ce14">
            <text:p>普烙公司</text:p>
            <text:p>(開口契約)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蔡成圭議員</text:p>
          </table:table-cell>
          <table:table-cell office:value-type="string" table:style-name="ce8">
            <text:p>新社區協成里新四村軍隆支6旁農路改善工程</text:p>
          </table:table-cell>
          <table:table-cell office:value-type="string" table:style-name="ce9">
            <text:p>新社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635" table:style-name="ce15">
            <text:p><text:s/>635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利興營造有限公司</text:p>
          </table:table-cell>
          <table:table-cell table:number-columns-repeated="2" table:style-name="ce18"/>
          <table:table-cell table:number-columns-repeated="16373"/>
        </table:table-row>
        <table:table-row table:style-name="ro5">
          <table:table-cell office:value-type="string" table:style-name="ce8">
            <text:p>蘇慶雲議員</text:p>
          </table:table-cell>
          <table:table-cell office:value-type="string" table:style-name="ce8">
            <text:p>新社區慶西里水底寮段下水底寮小段1-36地號排水整治工程</text:p>
          </table:table-cell>
          <table:table-cell office:value-type="string" table:style-name="ce9">
            <text:p>新社區</text:p>
          </table:table-cell>
          <table:table-cell office:value-type="float" office:value="700" table:style-name="ce15">
            <text:p><text:s/>700<text:s/></text:p>
          </table:table-cell>
          <table:table-cell office:value-type="float" office:value="1060" table:style-name="ce15">
            <text:p><text:s/>1,060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利興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陳清龍議員</text:p>
          </table:table-cell>
          <table:table-cell office:value-type="string" table:style-name="ce8">
            <text:p>豐原區東陽里東陽路285巷旁坑溝整治工程</text:p>
          </table:table-cell>
          <table:table-cell office:value-type="string" table:style-name="ce9">
            <text:p>豐原區</text:p>
          </table:table-cell>
          <table:table-cell office:value-type="float" office:value="1200" table:style-name="ce15">
            <text:p><text:s/>1,200<text:s/></text:p>
          </table:table-cell>
          <table:table-cell office:value-type="float" office:value="846" table:style-name="ce15">
            <text:p><text:s/>846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翁美春議員</text:p>
          </table:table-cell>
          <table:table-cell office:value-type="string" table:style-name="ce8">
            <text:p>豐原區東陽里福德88號旁坑溝整治工程</text:p>
          </table:table-cell>
          <table:table-cell office:value-type="string" table:style-name="ce9">
            <text:p>豐原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1243" table:style-name="ce15">
            <text:p><text:s/>1,24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林榮進議員</text:p>
          </table:table-cell>
          <table:table-cell office:value-type="string" table:style-name="ce8">
            <text:p>和平區博愛里新編原住民地護岸改善工程</text:p>
          </table:table-cell>
          <table:table-cell office:value-type="string" table:style-name="ce9">
            <text:p>和平區</text:p>
          </table:table-cell>
          <table:table-cell office:value-type="float" office:value="1500" table:style-name="ce15">
            <text:p><text:s/>1,500<text:s/></text:p>
          </table:table-cell>
          <table:table-cell office:value-type="float" office:value="807" table:style-name="ce15">
            <text:p><text:s/>807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謝志忠議員</text:p>
          </table:table-cell>
          <table:table-cell office:value-type="string" table:style-name="ce8">
            <text:p>和平區大茅埔段9036-1地護岸改善工程(一)(二)</text:p>
          </table:table-cell>
          <table:table-cell office:value-type="string" table:style-name="ce9">
            <text:p>和平區</text:p>
          </table:table-cell>
          <table:table-cell office:value-type="float" office:value="990" table:style-name="ce15">
            <text:p><text:s/>990<text:s/></text:p>
          </table:table-cell>
          <table:table-cell office:value-type="float" office:value="1363" table:style-name="ce15">
            <text:p><text:s/>1,36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瑞宜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賴義鍠議員</text:p>
          </table:table-cell>
          <table:table-cell office:value-type="string" table:style-name="ce8">
            <text:p>太平區東汴里大湖桶農路復建工程</text:p>
          </table:table-cell>
          <table:table-cell office:value-type="string" table:style-name="ce9">
            <text:p>太平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929" table:style-name="ce15">
            <text:p><text:s/>929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李麗華議員</text:p>
          </table:table-cell>
          <table:table-cell office:value-type="string" table:style-name="ce8">
            <text:p>太平區東汴里南國巷桔仔堀橋上游河道整理工程</text:p>
          </table:table-cell>
          <table:table-cell office:value-type="string" table:style-name="ce9">
            <text:p>太平區</text:p>
          </table:table-cell>
          <table:table-cell office:value-type="float" office:value="1800" table:style-name="ce15">
            <text:p><text:s/>1,800<text:s/></text:p>
          </table:table-cell>
          <table:table-cell office:value-type="float" office:value="1694" table:style-name="ce15">
            <text:p><text:s/>1,694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曾朝榮議員</text:p>
          </table:table-cell>
          <table:table-cell office:value-type="string" table:style-name="ce8">
            <text:p>太平區大興里草山農路旁野溪改善工程</text:p>
          </table:table-cell>
          <table:table-cell office:value-type="string" table:style-name="ce9">
            <text:p>太平區</text:p>
          </table:table-cell>
          <table:table-cell office:value-type="float" office:value="800" table:style-name="ce15">
            <text:p><text:s/>800<text:s/></text:p>
          </table:table-cell>
          <table:table-cell office:value-type="float" office:value="762" table:style-name="ce15">
            <text:p><text:s/>762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8">
            <text:p>張玉嬿議員</text:p>
          </table:table-cell>
          <table:table-cell office:value-type="string" table:style-name="ce8">
            <text:p>太平區東汴里山田路長青巷32號民宅前農路改善工程</text:p>
          </table:table-cell>
          <table:table-cell office:value-type="string" table:style-name="ce9">
            <text:p>太平區</text:p>
          </table:table-cell>
          <table:table-cell office:value-type="float" office:value="400" table:style-name="ce15">
            <text:p><text:s/>400<text:s/></text:p>
          </table:table-cell>
          <table:table-cell office:value-type="float" office:value="397" table:style-name="ce15">
            <text:p><text:s/>397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太平區大興里草山農路旁野溪改善工程等5件</text:p>
          </table:table-cell>
          <table:table-cell office:value-type="string" table:style-name="ce9">
            <text:p>太平區</text:p>
          </table:table-cell>
          <table:table-cell office:value-type="float" office:value="400" table:style-name="ce15">
            <text:p><text:s/>400<text:s/></text:p>
          </table:table-cell>
          <table:table-cell office:value-type="float" office:value="371" table:style-name="ce15">
            <text:p><text:s/>371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明杰議員</text:p>
          </table:table-cell>
          <table:table-cell office:value-type="string" table:style-name="ce8">
            <text:p>太平區頭汴里大中坑農路(中坑枝46號電桿旁坑溝野野溪改善工程</text:p>
          </table:table-cell>
          <table:table-cell office:value-type="string" table:style-name="ce9">
            <text:p>太平區</text:p>
          </table:table-cell>
          <table:table-cell office:value-type="float" office:value="400" table:style-name="ce15">
            <text:p><text:s/>400<text:s/></text:p>
          </table:table-cell>
          <table:table-cell office:value-type="float" office:value="355" table:style-name="ce15">
            <text:p><text:s/>355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弘業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天生議員</text:p>
          </table:table-cell>
          <table:table-cell office:value-type="string" table:style-name="ce8">
            <text:p>霧峰區石雅橋旁護岸改善工程</text:p>
          </table:table-cell>
          <table:table-cell office:value-type="string" table:style-name="ce9">
            <text:p>霧峰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838" table:style-name="ce15">
            <text:p><text:s/>838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張滄沂議員</text:p>
          </table:table-cell>
          <table:table-cell office:value-type="string" table:style-name="ce8">
            <text:p>霧峰區桐林里北溝溪(桐林國小對面)護岸基礎補強工程</text:p>
          </table:table-cell>
          <table:table-cell office:value-type="string" table:style-name="ce9">
            <text:p>霧峰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805" table:style-name="ce15">
            <text:p><text:s/>805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林士昌議長</text:p>
          </table:table-cell>
          <table:table-cell office:value-type="string" table:style-name="ce8">
            <text:p>霧峰區桐林里北坑產業道路(電線桿北坑高枝34)擋土牆工程</text:p>
          </table:table-cell>
          <table:table-cell office:value-type="string" table:style-name="ce9">
            <text:p>霧峰區</text:p>
          </table:table-cell>
          <table:table-cell office:value-type="float" office:value="1200" table:style-name="ce15">
            <text:p><text:s/>1,200<text:s/></text:p>
          </table:table-cell>
          <table:table-cell office:value-type="float" office:value="1149" table:style-name="ce15">
            <text:p><text:s/>1,149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敏誠議員</text:p>
          </table:table-cell>
          <table:table-cell office:value-type="string" table:style-name="ce8">
            <text:p>霧峰區峰谷里萬斗六段0012-0058地號護岸改善工程</text:p>
          </table:table-cell>
          <table:table-cell office:value-type="string" table:style-name="ce9">
            <text:p>霧峰區</text:p>
          </table:table-cell>
          <table:table-cell office:value-type="float" office:value="2200" table:style-name="ce15">
            <text:p><text:s/>2,200<text:s/></text:p>
          </table:table-cell>
          <table:table-cell office:value-type="float" office:value="2158" table:style-name="ce15">
            <text:p><text:s/>2,158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段緯宇議員</text:p>
          </table:table-cell>
          <table:table-cell office:value-type="string" table:style-name="ce8">
            <text:p>霧峰區坑口里新生路104號旁道路改善工程</text:p>
          </table:table-cell>
          <table:table-cell office:value-type="string" table:style-name="ce9">
            <text:p>霧峰區</text:p>
          </table:table-cell>
          <table:table-cell office:value-type="float" office:value="1800" table:style-name="ce15">
            <text:p><text:s/>1,800<text:s/></text:p>
          </table:table-cell>
          <table:table-cell office:value-type="float" office:value="1963" table:style-name="ce15">
            <text:p><text:s/>1,96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黃馨慧議員</text:p>
          </table:table-cell>
          <table:table-cell office:value-type="string" table:style-name="ce8">
            <text:p>霧峰區峰谷里峰谷橋上游乾溪護岸補強工程</text:p>
          </table:table-cell>
          <table:table-cell office:value-type="string" table:style-name="ce9">
            <text:p>霧峰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1226" table:style-name="ce15">
            <text:p><text:s/>1,226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立展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何文海議員</text:p>
          </table:table-cell>
          <table:table-cell office:value-type="string" table:style-name="ce8">
            <text:p>南屯區同安南巷25-56號農業道路排水改善工程</text:p>
          </table:table-cell>
          <table:table-cell office:value-type="string" table:style-name="ce9">
            <text:p>南屯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464" table:style-name="ce15">
            <text:p><text:s/>464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順仁議員</text:p>
          </table:table-cell>
          <table:table-cell office:value-type="string" table:style-name="ce8">
            <text:p>北屯區大坑里光西巷89號山溝整治工程</text:p>
          </table:table-cell>
          <table:table-cell office:value-type="string" table:style-name="ce9">
            <text:p>北屯區</text:p>
          </table:table-cell>
          <table:table-cell office:value-type="float" office:value="800" table:style-name="ce15">
            <text:p><text:s/>800<text:s/></text:p>
          </table:table-cell>
          <table:table-cell office:value-type="float" office:value="1013" table:style-name="ce15">
            <text:p><text:s/>1,01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北屯區東山里横坑巷育化堂前野溪整治工程</text:p>
          </table:table-cell>
          <table:table-cell office:value-type="string" table:style-name="ce9">
            <text:p>北屯區</text:p>
          </table:table-cell>
          <table:table-cell office:value-type="float" office:value="900" table:style-name="ce15">
            <text:p><text:s/>900<text:s/></text:p>
          </table:table-cell>
          <table:table-cell office:value-type="float" office:value="543" table:style-name="ce15">
            <text:p><text:s/>54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沈佑蓮議員</text:p>
          </table:table-cell>
          <table:table-cell office:value-type="string" table:style-name="ce8">
            <text:p>北屯區大坑里大湖巷九龍橋附近野溪整治工程</text:p>
          </table:table-cell>
          <table:table-cell office:value-type="string" table:style-name="ce9">
            <text:p>北屯區</text:p>
          </table:table-cell>
          <table:table-cell office:value-type="float" office:value="1000" table:style-name="ce15">
            <text:p><text:s/>1,000<text:s/></text:p>
          </table:table-cell>
          <table:table-cell office:value-type="float" office:value="1306" table:style-name="ce15">
            <text:p><text:s/>1,306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洪嘉鴻議員</text:p>
          </table:table-cell>
          <table:table-cell office:value-type="string" table:style-name="ce8">
            <text:p>北屯區民政里慈惠堂附近道路下邊坡擋土牆新建工程</text:p>
          </table:table-cell>
          <table:table-cell office:value-type="string" table:style-name="ce9">
            <text:p>北屯區</text:p>
          </table:table-cell>
          <table:table-cell office:value-type="float" office:value="500" table:style-name="ce15">
            <text:p><text:s/>500<text:s/></text:p>
          </table:table-cell>
          <table:table-cell office:value-type="float" office:value="600" table:style-name="ce15">
            <text:p><text:s/>600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德麒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/text:p>
          </table:table-cell>
          <table:table-cell office:value-type="string" table:style-name="ce8">
            <text:p>外埔區三崁里二崁路333巷55號旁路改善工程</text:p>
          </table:table-cell>
          <table:table-cell office:value-type="string" table:style-name="ce9">
            <text:p>外埔區</text:p>
          </table:table-cell>
          <table:table-cell office:value-type="float" office:value="500" table:style-name="ce15">
            <text:p><text:s/>500<text:s/></text:p>
          </table:table-cell>
          <table:table-cell office:value-type="float" office:value="901" table:style-name="ce15">
            <text:p><text:s/>901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李榮鴻議員</text:p>
          </table:table-cell>
          <table:table-cell office:value-type="string" table:style-name="ce8">
            <text:p>外埔區馬鳴里新厝路8號旁農路改善工程</text:p>
          </table:table-cell>
          <table:table-cell office:value-type="string" table:style-name="ce9">
            <text:p>外埔區</text:p>
          </table:table-cell>
          <table:table-cell office:value-type="float" office:value="350" table:style-name="ce15">
            <text:p><text:s/>350<text:s/></text:p>
          </table:table-cell>
          <table:table-cell office:value-type="float" office:value="261" table:style-name="ce15">
            <text:p><text:s/>261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大甲區幸福里東明路支線農路改善工程</text:p>
          </table:table-cell>
          <table:table-cell office:value-type="string" table:style-name="ce9">
            <text:p>大甲區</text:p>
          </table:table-cell>
          <table:table-cell office:value-type="float" office:value="300" table:style-name="ce15">
            <text:p><text:s/>300<text:s/></text:p>
          </table:table-cell>
          <table:table-cell office:value-type="float" office:value="226" table:style-name="ce15">
            <text:p><text:s/>226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大甲區幸福里東明路132-3號旁農路改善工程</text:p>
          </table:table-cell>
          <table:table-cell office:value-type="string" table:style-name="ce9">
            <text:p>大甲區</text:p>
          </table:table-cell>
          <table:table-cell office:value-type="float" office:value="200" table:style-name="ce15">
            <text:p><text:s/>200<text:s/></text:p>
          </table:table-cell>
          <table:table-cell office:value-type="float" office:value="179" table:style-name="ce15">
            <text:p><text:s/>179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敏濟議員</text:p>
          </table:table-cell>
          <table:table-cell office:value-type="string" table:style-name="ce8">
            <text:p>大甲區龍泉里臨江路87巷2號前農路改善工程</text:p>
          </table:table-cell>
          <table:table-cell office:value-type="string" table:style-name="ce9">
            <text:p>大甲區</text:p>
          </table:table-cell>
          <table:table-cell office:value-type="float" office:value="150" table:style-name="ce15">
            <text:p><text:s/>150<text:s/></text:p>
          </table:table-cell>
          <table:table-cell office:value-type="float" office:value="161" table:style-name="ce15">
            <text:p><text:s/>161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興耀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吳顯森議員</text:p>
          </table:table-cell>
          <table:table-cell office:value-type="string" table:style-name="ce8">
            <text:p>大雅區忠義里與秀山里交界林厝排水護岸掏空修建工程</text:p>
          </table:table-cell>
          <table:table-cell office:value-type="string" table:style-name="ce9">
            <text:p>大雅區</text:p>
          </table:table-cell>
          <table:table-cell office:value-type="float" office:value="5820" table:style-name="ce15">
            <text:p><text:s/>5,820<text:s/></text:p>
          </table:table-cell>
          <table:table-cell office:value-type="float" office:value="5803" table:style-name="ce15">
            <text:p><text:s/>5,80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大肚區華山路旁野溪水墊修復工程</text:p>
          </table:table-cell>
          <table:table-cell office:value-type="string" table:style-name="ce9">
            <text:p>大肚區</text:p>
          </table:table-cell>
          <table:table-cell office:value-type="float" office:value="500" table:style-name="ce15">
            <text:p><text:s/>500<text:s/></text:p>
          </table:table-cell>
          <table:table-cell office:value-type="float" office:value="433" table:style-name="ce15">
            <text:p><text:s/>433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陳世凱議員</text:p>
          </table:table-cell>
          <table:table-cell office:value-type="string" table:style-name="ce8">
            <text:p>大肚區華南路支線農路排水改善工程</text:p>
          </table:table-cell>
          <table:table-cell office:value-type="string" table:style-name="ce9">
            <text:p>大肚區</text:p>
          </table:table-cell>
          <table:table-cell office:value-type="float" office:value="700" table:style-name="ce15">
            <text:p><text:s/>700<text:s/></text:p>
          </table:table-cell>
          <table:table-cell office:value-type="float" office:value="679" table:style-name="ce15">
            <text:p><text:s/>679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/>
        </table:table-row>
        <table:table-row table:style-name="ro44">
          <table:table-cell office:value-type="string" table:style-name="ce8">
            <text:p>吳瓊華議員</text:p>
          </table:table-cell>
          <table:table-cell office:value-type="string" table:style-name="ce8">
            <text:p>大肚區沙田路1段208巷野溪過路箱涵改善工程</text:p>
          </table:table-cell>
          <table:table-cell office:value-type="string" table:style-name="ce9">
            <text:p>大肚區</text:p>
          </table:table-cell>
          <table:table-cell office:value-type="float" office:value="1200" table:style-name="ce15">
            <text:p><text:s/>1,200<text:s/></text:p>
          </table:table-cell>
          <table:table-cell office:value-type="float" office:value="1166" table:style-name="ce15">
            <text:p><text:s/>1,166<text:s/></text:p>
          </table:table-cell>
          <table:table-cell office:value-type="string" table:style-name="ce12">
            <text:p>水利事務-水土保持、野溪及農路維護—設備及投資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神助營造有限公司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楊永昌議員<text:s/></text:p>
          </table:table-cell>
          <table:table-cell office:value-type="string" table:style-name="ce8">
            <text:p><text:s/>外埔區水美湖底溝排水護岸改善工程<text:s/></text:p>
          </table:table-cell>
          <table:table-cell office:value-type="string" table:style-name="ce9">
            <text:p>外埔區<text:s/></text:p>
          </table:table-cell>
          <table:table-cell office:value-type="float" office:value="750" table:style-name="ce15">
            <text:p><text:s/>750<text:s/></text:p>
          </table:table-cell>
          <table:table-cell office:value-type="float" office:value="604" table:style-name="ce15">
            <text:p><text:s/>604<text:s/></text:p>
          </table:table-cell>
          <table:table-cell office:value-type="string" table:style-name="ce12">
            <text:p>水利事務-水利設施養護-設備及投資<text:s/>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宇寬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賴義鍠議員<text:s/></text:p>
          </table:table-cell>
          <table:table-cell office:value-type="string" table:style-name="ce8">
            <text:p>太平區坪林排水護岸改善工程<text:s/></text:p>
          </table:table-cell>
          <table:table-cell office:value-type="string" table:style-name="ce9">
            <text:p>太平區<text:s/></text:p>
          </table:table-cell>
          <table:table-cell office:value-type="float" office:value="480" table:style-name="ce15">
            <text:p><text:s/>480<text:s/></text:p>
          </table:table-cell>
          <table:table-cell office:value-type="float" office:value="434" table:style-name="ce15">
            <text:p><text:s/>434<text:s/></text:p>
          </table:table-cell>
          <table:table-cell office:value-type="string" table:style-name="ce12">
            <text:p>水利事務-水利設施養護-設備及投資<text:s/>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宇寬營造有限公司<text:s/></text:p>
          </table:table-cell>
          <table:table-cell table:number-columns-repeated="16375"/>
        </table:table-row>
        <table:table-row table:style-name="ro5">
          <table:table-cell office:value-type="string" table:style-name="ce8">
            <text:p>蔡成圭議員<text:s/></text:p>
          </table:table-cell>
          <table:table-cell office:value-type="string" table:style-name="ce8">
            <text:p><text:s/>興隆橋旁護岸土方回填工程<text:s/></text:p>
          </table:table-cell>
          <table:table-cell office:value-type="string" table:style-name="ce9">
            <text:p>東勢區<text:s/></text:p>
          </table:table-cell>
          <table:table-cell office:value-type="float" office:value="600" table:style-name="ce15">
            <text:p><text:s/>600<text:s/></text:p>
          </table:table-cell>
          <table:table-cell office:value-type="float" office:value="306" table:style-name="ce15">
            <text:p><text:s/>306<text:s/></text:p>
          </table:table-cell>
          <table:table-cell office:value-type="string" table:style-name="ce12">
            <text:p>水利事務-水利設施養護-設備及投資<text:s/></text:p>
          </table:table-cell>
          <table:table-cell office:value-type="string" table:style-name="ce12">
            <text:p>水利局</text:p>
          </table:table-cell>
          <table:table-cell office:value-type="string" table:style-name="ce12">
            <text:p>公開招標</text:p>
          </table:table-cell>
          <table:table-cell office:value-type="string" table:style-name="ce12">
            <text:p>宇寬營造有限公司<text:s/></text:p>
          </table:table-cell>
          <table:table-cell table:number-columns-repeated="16375"/>
        </table:table-row>
        <table:table-row table:style-name="ro76">
          <table:table-cell office:value-type="string" table:style-name="ce16">
            <text:p>註：本表主辦機關為行政院主計總處。</text:p>
          </table:table-cell>
          <table:table-cell table:number-columns-repeated="16383" table:style-name="ce17"/>
        </table:table-row>
        <table:table-row table:number-rows-repeated="1047477" table:style-name="ro7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2_32_2" style:display-name="一般 2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/>
    </style:style>
    <style:style style:name="_19968__33324__32_3_32_2" style:display-name="一般 3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3_32_3" style:display-name="一般 3 3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4" style:display-name="一般 4" style:family="table-cell" style:data-style-name="N0">
      <style:table-cell-properties style:vertical-align="middle" fo:background-color="transparent"/>
      <style:text-properties fo:color="#000000"/>
    </style:style>
    <style:style style:name="_19968__33324__32_4_32_2" style:display-name="一般 4 2" style:family="table-cell" style:data-style-name="N0">
      <style:table-cell-properties style:vertical-align="middle" fo:background-color="transparent"/>
      <style:text-properties fo:color="#000000"/>
    </style:style>
    <style:style style:name="_19968__33324__32_4_32_3" style:display-name="一般 4 3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_19968__33324__32_6" style:display-name="一般 6" style:family="table-cell" style:data-style-name="N0">
      <style:table-cell-properties style:vertical-align="automatic" fo:background-color="transparent"/>
      <style:text-properties fo:color="#000000"/>
    </style:style>
    <style:style style:name="_19968__33324__32_7" style:display-name="一般 7" style:family="table-cell" style:data-style-name="N0">
      <style:text-properties style:font-name="標楷體" style:font-name-asian="標楷體" style:font-name-complex="標楷體" fo:font-size="7pt" style:font-size-asian="7pt" style:font-size-complex="7pt" style:font-family-generic="scrip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49"/>
    <style:style style:name="_21315__20998__20301__32_3" style:display-name="千分位 3" style:family="table-cell" style:data-style-name="N49"/>
    <style:style style:name="_21315__20998__20301__32_4" style:display-name="千分位 4" style:family="table-cell" style:data-style-name="N49"/>
    <style:style style:name="_21315__20998__20301__91_0_93__32_2" style:display-name="千分位[0] 2" style:family="table-cell" style:data-style-name="N33"/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陳香君</dc:creator>
    <meta:creation-date>2001-01-31T06:15:04Z</meta:creation-date>
    <dc:date>2017-04-12T08:01:36Z</dc:date>
    <meta:print-date>2017-04-12T07:46:24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